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fo:background-color="#ffff00"/>
    </style:style>
    <style:style style:name="P53"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54"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55" style:family="paragraph" style:parent-style-name="Text_20_body">
      <style:paragraph-properties fo:text-align="center" style:justify-single-word="false" fo:padding="0in" fo:border="none" style:shadow="none" style:join-border="false"/>
    </style:style>
    <style:style style:name="P5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57"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5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5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60"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61"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62"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63" style:family="paragraph" style:parent-style-name="Text_20_body">
      <style:paragraph-properties fo:text-align="justify" style:justify-single-word="false" fo:padding="0in" fo:border="none" style:shadow="none" style:join-border="false"/>
      <style:text-properties fo:background-color="transparent"/>
    </style:style>
    <style:style style:name="P64" style:family="paragraph" style:parent-style-name="Text_20_body">
      <style:paragraph-properties fo:text-align="center" style:justify-single-word="false" fo:padding="0in" fo:border="none" style:shadow="none" style:join-border="false"/>
      <style:text-properties fo:background-color="transparent"/>
    </style:style>
    <style:style style:name="P6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6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6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72"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73"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74"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75"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76"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77"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7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79"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80"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81"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82"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83"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84"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85"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86"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87"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88"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89"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90"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91"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92"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93"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94"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95"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96"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97"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9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99"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0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0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02"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03"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04"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06"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07"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08"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09"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10"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12"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13"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14"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15"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16"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17"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18"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19"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20"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21"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122"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123"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124"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125"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126"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127"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128"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129"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30"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31"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32"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133"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134"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35"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36"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137"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138"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139"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140"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41"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42"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43"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44"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145"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46"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47"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150"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151"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152"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53" style:family="paragraph" style:parent-style-name="Text_20_body">
      <style:paragraph-properties fo:text-align="justify" style:justify-single-word="false" fo:padding="0in" fo:border="none" style:shadow="none" style:join-border="false"/>
      <style:text-properties fo:language="ru" fo:country="RU" fo:font-style="normal" officeooo:rsid="00827652" officeooo:paragraph-rsid="007f6e96" fo:background-color="transparent" style:font-style-asian="normal" style:font-style-complex="normal"/>
    </style:style>
    <style:style style:name="P154"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155"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156"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158" style:family="paragraph" style:parent-style-name="Text_20_body">
      <style:paragraph-properties fo:text-align="justify" style:justify-single-word="false" fo:padding="0in" fo:border="none" style:shadow="none" style:join-border="false"/>
      <style:text-properties fo:background-color="#00ccff"/>
    </style:style>
    <style:style style:name="P159" style:family="paragraph" style:parent-style-name="Text_20_body">
      <style:paragraph-properties fo:text-align="justify" style:justify-single-word="false" fo:padding="0in" fo:border="none" style:shadow="none" style:join-border="false"/>
      <style:text-properties fo:background-color="#ffffff"/>
    </style:style>
    <style:style style:name="P160" style:family="paragraph" style:parent-style-name="Text_20_body">
      <style:paragraph-properties fo:text-align="justify" style:justify-single-word="false" fo:padding="0in" fo:border="none" style:shadow="none" style:join-border="false"/>
      <style:text-properties fo:color="#0000ff"/>
    </style:style>
    <style:style style:name="P16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62"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163"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164"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165"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166"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167"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168"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16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7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7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7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7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7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78"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79" style:family="paragraph" style:parent-style-name="Heading_20_1">
      <style:paragraph-properties fo:text-align="center" style:justify-single-word="false"/>
    </style:style>
    <style:style style:name="P18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81" style:family="paragraph" style:parent-style-name="Heading_20_2">
      <style:paragraph-properties fo:text-align="center" style:justify-single-word="false"/>
    </style:style>
    <style:style style:name="P182" style:family="paragraph" style:parent-style-name="Heading_20_2">
      <style:paragraph-properties fo:text-align="center" style:justify-single-word="false"/>
      <style:text-properties fo:language="ru" fo:country="RU"/>
    </style:style>
    <style:style style:name="P183" style:family="paragraph" style:parent-style-name="Heading_20_2">
      <style:paragraph-properties fo:text-align="center" style:justify-single-word="false" fo:padding="0in" fo:border="none" style:shadow="none" style:join-border="false"/>
      <style:text-properties fo:language="ru" fo:country="RU" fo:font-style="normal" officeooo:rsid="0080dbed" officeooo:paragraph-rsid="00a8e6c7" fo:background-color="transparent" style:font-style-asian="normal" style:font-style-complex="normal"/>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186"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87" style:family="paragraph" style:parent-style-name="Text_20_body">
      <style:paragraph-properties fo:text-align="justify" style:justify-single-word="false" fo:padding="0in" fo:border="none" style:shadow="none" style:join-border="false"/>
      <style:text-properties officeooo:paragraph-rsid="00ea23f7"/>
    </style:style>
    <style:style style:name="P188" style:family="paragraph" style:parent-style-name="Text_20_body">
      <style:paragraph-properties fo:text-align="justify" style:justify-single-word="false" fo:padding="0in" fo:border="none" style:shadow="none" style:join-border="false"/>
      <style:text-properties officeooo:paragraph-rsid="00ed28ec"/>
    </style:style>
    <style:style style:name="P189" style:family="paragraph" style:parent-style-name="Text_20_body">
      <style:paragraph-properties fo:text-align="justify" style:justify-single-word="false" fo:padding="0in" fo:border="none" style:shadow="none" style:join-border="false"/>
      <style:text-properties officeooo:paragraph-rsid="00ed8d65"/>
    </style:style>
    <style:style style:name="P190" style:family="paragraph" style:parent-style-name="Text_20_body">
      <style:paragraph-properties fo:text-align="justify" style:justify-single-word="false" fo:padding="0in" fo:border="none" style:shadow="none" style:join-border="false"/>
      <style:text-properties officeooo:paragraph-rsid="00edef15"/>
    </style:style>
    <style:style style:name="P191" style:family="paragraph" style:parent-style-name="Text_20_body">
      <style:paragraph-properties fo:text-align="justify" style:justify-single-word="false" fo:padding="0in" fo:border="none" style:shadow="none" style:join-border="false"/>
      <style:text-properties officeooo:paragraph-rsid="00f08f8f"/>
    </style:style>
    <style:style style:name="P192" style:family="paragraph" style:parent-style-name="Text_20_body">
      <style:paragraph-properties fo:text-align="justify" style:justify-single-word="false" fo:padding="0in" fo:border="none" style:shadow="none" style:join-border="false"/>
      <style:text-properties officeooo:paragraph-rsid="00f408ff"/>
    </style:style>
    <style:style style:name="P193" style:family="paragraph" style:parent-style-name="Text_20_body">
      <style:paragraph-properties fo:text-align="justify" style:justify-single-word="false" fo:padding="0in" fo:border="none" style:shadow="none" style:join-border="false"/>
      <style:text-properties officeooo:paragraph-rsid="00fa0d37"/>
    </style:style>
    <style:style style:name="P194" style:family="paragraph" style:parent-style-name="Text_20_body">
      <style:paragraph-properties fo:text-align="justify" style:justify-single-word="false" fo:padding="0in" fo:border="none" style:shadow="none" style:join-border="false"/>
      <style:text-properties officeooo:paragraph-rsid="00f9170b"/>
    </style:style>
    <style:style style:name="P195" style:family="paragraph" style:parent-style-name="Text_20_body">
      <style:paragraph-properties fo:text-align="justify" style:justify-single-word="false" fo:padding="0in" fo:border="none" style:shadow="none" style:join-border="false"/>
      <style:text-properties officeooo:rsid="00ed28ec" officeooo:paragraph-rsid="00ed28ec"/>
    </style:style>
    <style:style style:name="P196"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197"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198" style:family="paragraph" style:parent-style-name="Text_20_body">
      <style:paragraph-properties fo:text-align="justify" style:justify-single-word="false" fo:padding="0in" fo:border="none" style:shadow="none" style:join-border="false"/>
      <style:text-properties officeooo:rsid="00f6b737" officeooo:paragraph-rsid="00f6b737"/>
    </style:style>
    <style:style style:name="P199" style:family="paragraph" style:parent-style-name="Text_20_body">
      <style:paragraph-properties fo:text-align="justify" style:justify-single-word="false" fo:padding="0in" fo:border="none" style:shadow="none" style:join-border="false"/>
      <style:text-properties officeooo:rsid="00f9170b" officeooo:paragraph-rsid="00f9170b"/>
    </style:style>
    <style:style style:name="P200"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officeooo:rsid="00ea23f7" fo:background-color="#ffff00" loext:char-shading-value="0"/>
    </style:style>
    <style:style style:name="T8" style:family="text">
      <style:text-properties style:use-window-font-color="true" fo:background-color="transparent" loext:char-shading-value="0"/>
    </style:style>
    <style:style style:name="T9" style:family="text">
      <style:text-properties style:use-window-font-color="true" fo:language="ru" fo:country="RU"/>
    </style:style>
    <style:style style:name="T10" style:family="text">
      <style:text-properties style:use-window-font-color="true" fo:language="ru" fo:country="RU" fo:font-style="normal" fo:font-weight="normal" style:font-style-asian="normal" style:font-weight-asian="normal" style:font-style-complex="normal" style:font-weight-complex="normal"/>
    </style:style>
    <style:style style:name="T11" style:family="text">
      <style:text-properties style:use-window-font-color="true" fo:language="ru" fo:country="RU" fo:font-weight="normal" style:font-weight-asian="normal" style:font-weight-complex="normal"/>
    </style:style>
    <style:style style:name="T12" style:family="text">
      <style:text-properties style:use-window-font-color="true" fo:language="ru" fo:country="RU" fo:font-weight="normal" fo:background-color="#ffff00" loext:char-shading-value="0" style:font-weight-asian="normal" style:font-weight-complex="normal"/>
    </style:style>
    <style:style style:name="T13" style:family="text">
      <style:text-properties style:use-window-font-color="true" fo:language="uk" fo:country="UA"/>
    </style:style>
    <style:style style:name="T14" style:family="text">
      <style:text-properties style:use-window-font-color="true" fo:language="uk" fo:country="UA" fo:font-weight="normal" style:font-weight-asian="normal" style:font-weight-complex="normal"/>
    </style:style>
    <style:style style:name="T15" style:family="text">
      <style:text-properties style:use-window-font-color="true" fo:language="uk" fo:country="UA" fo:font-style="normal" fo:font-weight="normal" style:font-style-asian="normal" style:font-weight-asian="normal" style:font-style-complex="normal" style:font-weight-complex="normal"/>
    </style:style>
    <style:style style:name="T16" style:family="text">
      <style:text-properties style:use-window-font-color="true" fo:background-color="#ffff00" loext:char-shading-value="0"/>
    </style:style>
    <style:style style:name="T17" style:family="text">
      <style:text-properties style:use-window-font-color="true" fo:background-color="#ff00cc" loext:char-shading-value="0"/>
    </style:style>
    <style:style style:name="T18" style:family="text">
      <style:text-properties fo:font-weight="bold" style:font-weight-asian="bold" style:font-weight-complex="bold"/>
    </style:style>
    <style:style style:name="T19" style:family="text">
      <style:text-properties fo:background-color="#ffffff" loext:char-shading-value="0"/>
    </style:style>
    <style:style style:name="T20" style:family="text">
      <style:text-properties fo:language="ru" fo:country="RU"/>
    </style:style>
    <style:style style:name="T21" style:family="text">
      <style:text-properties fo:language="ru" fo:country="RU" fo:background-color="#ffff00" loext:char-shading-value="0"/>
    </style:style>
    <style:style style:name="T22" style:family="text">
      <style:text-properties fo:language="ru" fo:country="RU" officeooo:rsid="00cf1deb" fo:background-color="#ffff00" loext:char-shading-value="0"/>
    </style:style>
    <style:style style:name="T23" style:family="text">
      <style:text-properties fo:language="ru" fo:country="RU" officeooo:rsid="00cf3baa" fo:background-color="#ffff00" loext:char-shading-value="0"/>
    </style:style>
    <style:style style:name="T24" style:family="text">
      <style:text-properties fo:language="ru" fo:country="RU" fo:font-style="italic" fo:background-color="transparent" loext:char-shading-value="0" style:font-style-asian="italic" style:font-style-complex="italic"/>
    </style:style>
    <style:style style:name="T25" style:family="text">
      <style:text-properties fo:language="ru" fo:country="RU" fo:font-style="italic" officeooo:rsid="000eff44" fo:background-color="transparent" loext:char-shading-value="0" style:font-style-asian="italic" style:font-style-complex="italic"/>
    </style:style>
    <style:style style:name="T26" style:family="text">
      <style:text-properties fo:language="ru" fo:country="RU" fo:font-style="italic" officeooo:rsid="00115a75" fo:background-color="transparent" loext:char-shading-value="0" style:font-style-asian="italic" style:font-style-complex="italic"/>
    </style:style>
    <style:style style:name="T27" style:family="text">
      <style:text-properties fo:language="ru" fo:country="RU" fo:font-style="italic" officeooo:rsid="0011b783" fo:background-color="transparent" loext:char-shading-value="0" style:font-style-asian="italic" style:font-style-complex="italic"/>
    </style:style>
    <style:style style:name="T28" style:family="text">
      <style:text-properties fo:language="ru" fo:country="RU" fo:font-style="italic" officeooo:rsid="00123d65" fo:background-color="transparent" loext:char-shading-value="0" style:font-style-asian="italic" style:font-style-complex="italic"/>
    </style:style>
    <style:style style:name="T29" style:family="text">
      <style:text-properties fo:language="ru" fo:country="RU" fo:font-style="italic" officeooo:rsid="001b5f62" fo:background-color="transparent" loext:char-shading-value="0" style:font-style-asian="italic" style:font-style-complex="italic"/>
    </style:style>
    <style:style style:name="T30" style:family="text">
      <style:text-properties fo:language="ru" fo:country="RU" fo:font-style="italic" officeooo:rsid="001d0052" fo:background-color="transparent" loext:char-shading-value="0" style:font-style-asian="italic" style:font-style-complex="italic"/>
    </style:style>
    <style:style style:name="T31" style:family="text">
      <style:text-properties fo:language="ru" fo:country="RU" fo:font-style="italic" officeooo:rsid="001f9db6" fo:background-color="transparent" loext:char-shading-value="0" style:font-style-asian="italic" style:font-style-complex="italic"/>
    </style:style>
    <style:style style:name="T32" style:family="text">
      <style:text-properties fo:language="ru" fo:country="RU" fo:font-style="italic" officeooo:rsid="001382ed" fo:background-color="transparent" loext:char-shading-value="0" style:font-style-asian="italic" style:font-style-complex="italic"/>
    </style:style>
    <style:style style:name="T33" style:family="text">
      <style:text-properties fo:language="ru" fo:country="RU" fo:font-style="italic" officeooo:rsid="001986f8" fo:background-color="transparent" loext:char-shading-value="0" style:font-style-asian="italic" style:font-style-complex="italic"/>
    </style:style>
    <style:style style:name="T34" style:family="text">
      <style:text-properties fo:language="ru" fo:country="RU" fo:font-style="italic" officeooo:rsid="001fb686" fo:background-color="transparent" loext:char-shading-value="0" style:font-style-asian="italic" style:font-style-complex="italic"/>
    </style:style>
    <style:style style:name="T35" style:family="text">
      <style:text-properties fo:language="ru" fo:country="RU" fo:font-style="italic" officeooo:rsid="00216a9e" fo:background-color="transparent" loext:char-shading-value="0" style:font-style-asian="italic" style:font-style-complex="italic"/>
    </style:style>
    <style:style style:name="T36" style:family="text">
      <style:text-properties fo:language="ru" fo:country="RU" fo:font-style="italic" officeooo:rsid="002418da" fo:background-color="transparent" loext:char-shading-value="0" style:font-style-asian="italic" style:font-style-complex="italic"/>
    </style:style>
    <style:style style:name="T37" style:family="text">
      <style:text-properties fo:language="ru" fo:country="RU" fo:font-style="italic" officeooo:rsid="0024936f" fo:background-color="transparent" loext:char-shading-value="0" style:font-style-asian="italic" style:font-style-complex="italic"/>
    </style:style>
    <style:style style:name="T38" style:family="text">
      <style:text-properties fo:language="ru" fo:country="RU" fo:font-style="italic" officeooo:rsid="0024bf52" fo:background-color="transparent" loext:char-shading-value="0" style:font-style-asian="italic" style:font-style-complex="italic"/>
    </style:style>
    <style:style style:name="T39" style:family="text">
      <style:text-properties fo:language="ru" fo:country="RU" fo:font-style="italic" officeooo:rsid="002663bd" fo:background-color="transparent" loext:char-shading-value="0" style:font-style-asian="italic" style:font-style-complex="italic"/>
    </style:style>
    <style:style style:name="T40" style:family="text">
      <style:text-properties fo:language="ru" fo:country="RU" fo:font-style="italic" officeooo:rsid="0026d3cb" fo:background-color="transparent" loext:char-shading-value="0" style:font-style-asian="italic" style:font-style-complex="italic"/>
    </style:style>
    <style:style style:name="T41" style:family="text">
      <style:text-properties fo:language="ru" fo:country="RU" fo:font-style="italic" officeooo:rsid="00282058" fo:background-color="transparent" loext:char-shading-value="0" style:font-style-asian="italic" style:font-style-complex="italic"/>
    </style:style>
    <style:style style:name="T42" style:family="text">
      <style:text-properties fo:language="ru" fo:country="RU" fo:font-style="italic" officeooo:rsid="0028b6f1" fo:background-color="transparent" loext:char-shading-value="0" style:font-style-asian="italic" style:font-style-complex="italic"/>
    </style:style>
    <style:style style:name="T43" style:family="text">
      <style:text-properties fo:language="ru" fo:country="RU" fo:font-style="italic" officeooo:rsid="002a6546" fo:background-color="transparent" loext:char-shading-value="0" style:font-style-asian="italic" style:font-style-complex="italic"/>
    </style:style>
    <style:style style:name="T44" style:family="text">
      <style:text-properties fo:language="ru" fo:country="RU" fo:font-style="italic" officeooo:rsid="002cba0d" fo:background-color="transparent" loext:char-shading-value="0" style:font-style-asian="italic" style:font-style-complex="italic"/>
    </style:style>
    <style:style style:name="T45" style:family="text">
      <style:text-properties fo:language="ru" fo:country="RU" fo:font-style="italic" officeooo:rsid="002d5d33" fo:background-color="transparent" loext:char-shading-value="0" style:font-style-asian="italic" style:font-style-complex="italic"/>
    </style:style>
    <style:style style:name="T46" style:family="text">
      <style:text-properties fo:language="ru" fo:country="RU" fo:font-style="italic" officeooo:rsid="003083b8" fo:background-color="transparent" loext:char-shading-value="0" style:font-style-asian="italic" style:font-style-complex="italic"/>
    </style:style>
    <style:style style:name="T47" style:family="text">
      <style:text-properties fo:language="ru" fo:country="RU" fo:font-style="italic" officeooo:rsid="0034dc69" fo:background-color="transparent" loext:char-shading-value="0" style:font-style-asian="italic" style:font-style-complex="italic"/>
    </style:style>
    <style:style style:name="T48" style:family="text">
      <style:text-properties fo:language="ru" fo:country="RU" fo:font-style="italic" officeooo:rsid="002efed4" fo:background-color="transparent" loext:char-shading-value="0" style:font-style-asian="italic" style:font-style-complex="italic"/>
    </style:style>
    <style:style style:name="T49" style:family="text">
      <style:text-properties fo:language="ru" fo:country="RU" fo:font-style="italic" officeooo:rsid="003196c4" fo:background-color="transparent" loext:char-shading-value="0" style:font-style-asian="italic" style:font-style-complex="italic"/>
    </style:style>
    <style:style style:name="T50" style:family="text">
      <style:text-properties fo:language="ru" fo:country="RU" fo:font-style="italic" officeooo:rsid="00351041" fo:background-color="transparent" loext:char-shading-value="0" style:font-style-asian="italic" style:font-style-complex="italic"/>
    </style:style>
    <style:style style:name="T51" style:family="text">
      <style:text-properties fo:language="ru" fo:country="RU" fo:font-style="italic" officeooo:rsid="00372064" fo:background-color="transparent" loext:char-shading-value="0" style:font-style-asian="italic" style:font-style-complex="italic"/>
    </style:style>
    <style:style style:name="T52" style:family="text">
      <style:text-properties fo:language="ru" fo:country="RU" fo:font-style="italic" officeooo:rsid="0038fbd9" fo:background-color="transparent" loext:char-shading-value="0" style:font-style-asian="italic" style:font-style-complex="italic"/>
    </style:style>
    <style:style style:name="T53" style:family="text">
      <style:text-properties fo:language="ru" fo:country="RU" fo:font-style="italic" officeooo:rsid="003a8ded" fo:background-color="transparent" loext:char-shading-value="0" style:font-style-asian="italic" style:font-style-complex="italic"/>
    </style:style>
    <style:style style:name="T54" style:family="text">
      <style:text-properties fo:language="ru" fo:country="RU" fo:font-style="italic" officeooo:rsid="003c1561" fo:background-color="transparent" loext:char-shading-value="0" style:font-style-asian="italic" style:font-style-complex="italic"/>
    </style:style>
    <style:style style:name="T55" style:family="text">
      <style:text-properties fo:language="ru" fo:country="RU" fo:font-style="italic" officeooo:rsid="003dec0f" fo:background-color="transparent" loext:char-shading-value="0" style:font-style-asian="italic" style:font-style-complex="italic"/>
    </style:style>
    <style:style style:name="T56" style:family="text">
      <style:text-properties fo:language="ru" fo:country="RU" fo:font-style="italic" officeooo:rsid="003e7e8b" fo:background-color="transparent" loext:char-shading-value="0" style:font-style-asian="italic" style:font-style-complex="italic"/>
    </style:style>
    <style:style style:name="T57" style:family="text">
      <style:text-properties fo:language="ru" fo:country="RU" fo:font-style="italic" officeooo:rsid="0048de8e" fo:background-color="transparent" loext:char-shading-value="0" style:font-style-asian="italic" style:font-style-complex="italic"/>
    </style:style>
    <style:style style:name="T58" style:family="text">
      <style:text-properties fo:language="ru" fo:country="RU" fo:font-style="italic" officeooo:rsid="0049e21d" fo:background-color="transparent" loext:char-shading-value="0" style:font-style-asian="italic" style:font-style-complex="italic"/>
    </style:style>
    <style:style style:name="T59" style:family="text">
      <style:text-properties fo:language="ru" fo:country="RU" fo:font-style="italic" officeooo:rsid="005e51c4" fo:background-color="transparent" loext:char-shading-value="0" style:font-style-asian="italic" style:font-style-complex="italic"/>
    </style:style>
    <style:style style:name="T60" style:family="text">
      <style:text-properties fo:language="ru" fo:country="RU" fo:font-style="italic" officeooo:rsid="006024ec" fo:background-color="transparent" loext:char-shading-value="0" style:font-style-asian="italic" style:font-style-complex="italic"/>
    </style:style>
    <style:style style:name="T61" style:family="text">
      <style:text-properties fo:language="ru" fo:country="RU" fo:font-style="italic" officeooo:rsid="004fe139" fo:background-color="transparent" loext:char-shading-value="0" style:font-style-asian="italic" style:font-style-complex="italic"/>
    </style:style>
    <style:style style:name="T62" style:family="text">
      <style:text-properties fo:language="ru" fo:country="RU" fo:font-style="italic" officeooo:rsid="00178b63" fo:background-color="transparent" loext:char-shading-value="0" style:font-style-asian="italic" style:font-style-complex="italic"/>
    </style:style>
    <style:style style:name="T63" style:family="text">
      <style:text-properties fo:language="ru" fo:country="RU" fo:font-style="italic" officeooo:rsid="00561dd0" fo:background-color="transparent" loext:char-shading-value="0" style:font-style-asian="italic" style:font-style-complex="italic"/>
    </style:style>
    <style:style style:name="T64" style:family="text">
      <style:text-properties fo:language="ru" fo:country="RU" fo:font-style="italic" officeooo:rsid="0068e5f4" fo:background-color="transparent" loext:char-shading-value="0" style:font-style-asian="italic" style:font-style-complex="italic"/>
    </style:style>
    <style:style style:name="T65" style:family="text">
      <style:text-properties fo:language="ru" fo:country="RU" fo:font-style="italic" officeooo:rsid="005dd333" fo:background-color="transparent" loext:char-shading-value="0" style:font-style-asian="italic" style:font-style-complex="italic"/>
    </style:style>
    <style:style style:name="T66" style:family="text">
      <style:text-properties fo:language="ru" fo:country="RU" fo:font-style="italic" officeooo:rsid="0069e7df" fo:background-color="transparent" loext:char-shading-value="0" style:font-style-asian="italic" style:font-style-complex="italic"/>
    </style:style>
    <style:style style:name="T67" style:family="text">
      <style:text-properties fo:language="ru" fo:country="RU" fo:font-style="italic" officeooo:rsid="006ba35f" fo:background-color="transparent" loext:char-shading-value="0" style:font-style-asian="italic" style:font-style-complex="italic"/>
    </style:style>
    <style:style style:name="T68" style:family="text">
      <style:text-properties fo:language="ru" fo:country="RU" fo:font-style="italic" officeooo:rsid="006cc6b5" fo:background-color="transparent" loext:char-shading-value="0" style:font-style-asian="italic" style:font-style-complex="italic"/>
    </style:style>
    <style:style style:name="T69" style:family="text">
      <style:text-properties fo:language="ru" fo:country="RU" fo:font-style="italic" officeooo:rsid="006cf6e5" fo:background-color="transparent" loext:char-shading-value="0" style:font-style-asian="italic" style:font-style-complex="italic"/>
    </style:style>
    <style:style style:name="T70" style:family="text">
      <style:text-properties fo:language="ru" fo:country="RU" fo:font-style="italic" officeooo:rsid="006e1c7c" fo:background-color="transparent" loext:char-shading-value="0" style:font-style-asian="italic" style:font-style-complex="italic"/>
    </style:style>
    <style:style style:name="T71" style:family="text">
      <style:text-properties fo:language="ru" fo:country="RU" fo:font-style="italic" officeooo:rsid="0070d188" fo:background-color="transparent" loext:char-shading-value="0" style:font-style-asian="italic" style:font-style-complex="italic"/>
    </style:style>
    <style:style style:name="T72" style:family="text">
      <style:text-properties fo:language="ru" fo:country="RU" fo:font-style="italic" officeooo:rsid="00700f38" fo:background-color="transparent" loext:char-shading-value="0" style:font-style-asian="italic" style:font-style-complex="italic"/>
    </style:style>
    <style:style style:name="T73" style:family="text">
      <style:text-properties fo:language="ru" fo:country="RU" fo:font-style="italic" officeooo:rsid="007c0207" fo:background-color="transparent" loext:char-shading-value="0" style:font-style-asian="italic" style:font-style-complex="italic"/>
    </style:style>
    <style:style style:name="T74" style:family="text">
      <style:text-properties fo:language="ru" fo:country="RU" fo:font-style="italic" officeooo:rsid="007f6e96" fo:background-color="transparent" loext:char-shading-value="0" style:font-style-asian="italic" style:font-style-complex="italic"/>
    </style:style>
    <style:style style:name="T75" style:family="text">
      <style:text-properties fo:language="ru" fo:country="RU" fo:font-style="italic" officeooo:rsid="0080dbed" fo:background-color="transparent" loext:char-shading-value="0" style:font-style-asian="italic" style:font-style-complex="italic"/>
    </style:style>
    <style:style style:name="T76" style:family="text">
      <style:text-properties fo:language="ru" fo:country="RU" fo:font-style="italic" officeooo:rsid="0081b8fb" fo:background-color="transparent" loext:char-shading-value="0" style:font-style-asian="italic" style:font-style-complex="italic"/>
    </style:style>
    <style:style style:name="T77" style:family="text">
      <style:text-properties fo:language="ru" fo:country="RU" fo:font-style="italic" officeooo:rsid="00901e72" fo:background-color="transparent" loext:char-shading-value="0" style:font-style-asian="italic" style:font-style-complex="italic"/>
    </style:style>
    <style:style style:name="T78" style:family="text">
      <style:text-properties fo:language="ru" fo:country="RU" fo:font-style="italic" officeooo:rsid="0090ad7b" fo:background-color="transparent" loext:char-shading-value="0" style:font-style-asian="italic" style:font-style-complex="italic"/>
    </style:style>
    <style:style style:name="T79" style:family="text">
      <style:text-properties fo:language="ru" fo:country="RU" fo:font-style="italic" officeooo:rsid="009231a8" fo:background-color="transparent" loext:char-shading-value="0" style:font-style-asian="italic" style:font-style-complex="italic"/>
    </style:style>
    <style:style style:name="T80" style:family="text">
      <style:text-properties fo:language="ru" fo:country="RU" fo:font-style="italic" officeooo:rsid="00938a3c" fo:background-color="transparent" loext:char-shading-value="0" style:font-style-asian="italic" style:font-style-complex="italic"/>
    </style:style>
    <style:style style:name="T81" style:family="text">
      <style:text-properties fo:language="ru" fo:country="RU" fo:font-style="italic" officeooo:rsid="00b386ee" fo:background-color="transparent" loext:char-shading-value="0" style:font-style-asian="italic" style:font-style-complex="italic"/>
    </style:style>
    <style:style style:name="T82" style:family="text">
      <style:text-properties fo:language="ru" fo:country="RU" fo:font-style="italic" officeooo:rsid="00b4acf2" fo:background-color="transparent" loext:char-shading-value="0" style:font-style-asian="italic" style:font-style-complex="italic"/>
    </style:style>
    <style:style style:name="T83" style:family="text">
      <style:text-properties fo:language="ru" fo:country="RU" fo:font-style="italic" officeooo:rsid="00e7f813" fo:background-color="transparent" loext:char-shading-value="0" style:font-style-asian="italic" style:font-style-complex="italic"/>
    </style:style>
    <style:style style:name="T84" style:family="text">
      <style:text-properties fo:language="ru" fo:country="RU" fo:font-style="italic" officeooo:rsid="00e73788" fo:background-color="transparent" loext:char-shading-value="0" style:font-style-asian="italic" style:font-style-complex="italic"/>
    </style:style>
    <style:style style:name="T85" style:family="text">
      <style:text-properties fo:language="ru" fo:country="RU" fo:font-style="italic" officeooo:rsid="00123d65" fo:background-color="#ffff00" loext:char-shading-value="0" style:font-style-asian="italic" style:font-style-complex="italic"/>
    </style:style>
    <style:style style:name="T86" style:family="text">
      <style:text-properties fo:language="ru" fo:country="RU" fo:font-style="italic" officeooo:rsid="002663bd" fo:background-color="#ffff00" loext:char-shading-value="0" style:font-style-asian="italic" style:font-style-complex="italic"/>
    </style:style>
    <style:style style:name="T87" style:family="text">
      <style:text-properties fo:language="ru" fo:country="RU" fo:font-style="italic" officeooo:rsid="00700f38" fo:background-color="#ffff00" loext:char-shading-value="0" style:font-style-asian="italic" style:font-style-complex="italic"/>
    </style:style>
    <style:style style:name="T88" style:family="text">
      <style:text-properties fo:language="ru" fo:country="RU" fo:font-style="italic" officeooo:rsid="0075af5f" fo:background-color="#ffff00" loext:char-shading-value="0" style:font-style-asian="italic" style:font-style-complex="italic"/>
    </style:style>
    <style:style style:name="T89" style:family="text">
      <style:text-properties fo:language="ru" fo:country="RU" fo:font-style="italic" officeooo:rsid="0070d188" fo:background-color="#ffff00" loext:char-shading-value="0" style:font-style-asian="italic" style:font-style-complex="italic"/>
    </style:style>
    <style:style style:name="T90" style:family="text">
      <style:text-properties fo:language="ru" fo:country="RU" fo:font-style="italic" officeooo:rsid="00730b22" fo:background-color="#ffff00" loext:char-shading-value="0" style:font-style-asian="italic" style:font-style-complex="italic"/>
    </style:style>
    <style:style style:name="T91" style:family="text">
      <style:text-properties fo:language="ru" fo:country="RU" fo:font-style="italic" officeooo:rsid="0073e221" fo:background-color="#ffff00" loext:char-shading-value="0" style:font-style-asian="italic" style:font-style-complex="italic"/>
    </style:style>
    <style:style style:name="T92" style:family="text">
      <style:text-properties fo:language="ru" fo:country="RU" fo:font-style="italic" officeooo:rsid="007a46db" fo:background-color="#ffff00" loext:char-shading-value="0" style:font-style-asian="italic" style:font-style-complex="italic"/>
    </style:style>
    <style:style style:name="T93" style:family="text">
      <style:text-properties fo:language="ru" fo:country="RU" fo:font-style="italic" officeooo:rsid="007b5aa2" fo:background-color="#ffff00" loext:char-shading-value="0" style:font-style-asian="italic" style:font-style-complex="italic"/>
    </style:style>
    <style:style style:name="T94" style:family="text">
      <style:text-properties fo:language="ru" fo:country="RU" fo:font-style="italic" officeooo:rsid="007c0207" fo:background-color="#ffff00" loext:char-shading-value="0" style:font-style-asian="italic" style:font-style-complex="italic"/>
    </style:style>
    <style:style style:name="T95" style:family="text">
      <style:text-properties fo:language="ru" fo:country="RU" fo:font-style="italic" style:font-style-asian="italic" style:font-style-complex="italic"/>
    </style:style>
    <style:style style:name="T96" style:family="text">
      <style:text-properties fo:language="ru" fo:country="RU" fo:font-style="italic" officeooo:rsid="005e51c4" style:font-style-asian="italic" style:font-style-complex="italic"/>
    </style:style>
    <style:style style:name="T97" style:family="text">
      <style:text-properties fo:language="ru" fo:country="RU" fo:font-style="italic" officeooo:rsid="005fff1e" style:font-style-asian="italic" style:font-style-complex="italic"/>
    </style:style>
    <style:style style:name="T98" style:family="text">
      <style:text-properties fo:language="ru" fo:country="RU" fo:font-style="italic" officeooo:rsid="005e7a0b" style:font-style-asian="italic" style:font-style-complex="italic"/>
    </style:style>
    <style:style style:name="T99" style:family="text">
      <style:text-properties fo:language="ru" fo:country="RU" fo:font-style="italic" officeooo:rsid="005f734a" style:font-style-asian="italic" style:font-style-complex="italic"/>
    </style:style>
    <style:style style:name="T100" style:family="text">
      <style:text-properties fo:language="ru" fo:country="RU" fo:font-style="italic" officeooo:rsid="006024ec"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officeooo:rsid="00955c7c" fo:background-color="transparent" loext:char-shading-value="0"/>
    </style:style>
    <style:style style:name="T103" style:family="text">
      <style:text-properties fo:language="ru" fo:country="RU" officeooo:rsid="0095c535" fo:background-color="transparent" loext:char-shading-value="0"/>
    </style:style>
    <style:style style:name="T104" style:family="text">
      <style:text-properties fo:language="ru" fo:country="RU" officeooo:rsid="0097008f" fo:background-color="transparent" loext:char-shading-value="0"/>
    </style:style>
    <style:style style:name="T105" style:family="text">
      <style:text-properties fo:language="ru" fo:country="RU" officeooo:rsid="009a7f59" fo:background-color="transparent" loext:char-shading-value="0"/>
    </style:style>
    <style:style style:name="T106" style:family="text">
      <style:text-properties fo:language="ru" fo:country="RU" officeooo:rsid="00bef536" fo:background-color="transparent" loext:char-shading-value="0"/>
    </style:style>
    <style:style style:name="T107" style:family="text">
      <style:text-properties fo:language="ru" fo:country="RU" officeooo:rsid="00b7f5cf" fo:background-color="transparent" loext:char-shading-value="0"/>
    </style:style>
    <style:style style:name="T108" style:family="text">
      <style:text-properties fo:language="ru" fo:country="RU" officeooo:rsid="00bcbdfa" fo:background-color="transparent" loext:char-shading-value="0"/>
    </style:style>
    <style:style style:name="T109" style:family="text">
      <style:text-properties fo:language="ru" fo:country="RU" officeooo:rsid="00be2488" fo:background-color="transparent" loext:char-shading-value="0"/>
    </style:style>
    <style:style style:name="T110" style:family="text">
      <style:text-properties fo:language="ru" fo:country="RU" officeooo:rsid="00c0f6a9" fo:background-color="transparent" loext:char-shading-value="0"/>
    </style:style>
    <style:style style:name="T111" style:family="text">
      <style:text-properties fo:language="ru" fo:country="RU" officeooo:rsid="00c5ad2e" fo:background-color="transparent" loext:char-shading-value="0"/>
    </style:style>
    <style:style style:name="T112" style:family="text">
      <style:text-properties fo:language="ru" fo:country="RU" officeooo:rsid="00c7ae73" fo:background-color="transparent" loext:char-shading-value="0"/>
    </style:style>
    <style:style style:name="T113" style:family="text">
      <style:text-properties fo:language="ru" fo:country="RU" officeooo:rsid="00b1a12e" fo:background-color="transparent" loext:char-shading-value="0"/>
    </style:style>
    <style:style style:name="T114" style:family="text">
      <style:text-properties fo:language="ru" fo:country="RU" officeooo:rsid="00c992ac" fo:background-color="transparent" loext:char-shading-value="0"/>
    </style:style>
    <style:style style:name="T115" style:family="text">
      <style:text-properties fo:language="ru" fo:country="RU" officeooo:rsid="00ca614b" fo:background-color="transparent" loext:char-shading-value="0"/>
    </style:style>
    <style:style style:name="T116" style:family="text">
      <style:text-properties fo:language="ru" fo:country="RU" officeooo:rsid="00ca7452" fo:background-color="transparent" loext:char-shading-value="0"/>
    </style:style>
    <style:style style:name="T117" style:family="text">
      <style:text-properties fo:language="ru" fo:country="RU" officeooo:rsid="00cb1bfd" fo:background-color="transparent" loext:char-shading-value="0"/>
    </style:style>
    <style:style style:name="T118" style:family="text">
      <style:text-properties fo:language="ru" fo:country="RU" officeooo:rsid="00cd38cb" fo:background-color="transparent" loext:char-shading-value="0"/>
    </style:style>
    <style:style style:name="T119" style:family="text">
      <style:text-properties fo:language="ru" fo:country="RU" officeooo:rsid="00cc1186" fo:background-color="transparent" loext:char-shading-value="0"/>
    </style:style>
    <style:style style:name="T120" style:family="text">
      <style:text-properties fo:language="ru" fo:country="RU" officeooo:rsid="00cd98dd" fo:background-color="transparent" loext:char-shading-value="0"/>
    </style:style>
    <style:style style:name="T121" style:family="text">
      <style:text-properties fo:language="ru" fo:country="RU" officeooo:rsid="00cf86a4" fo:background-color="transparent" loext:char-shading-value="0"/>
    </style:style>
    <style:style style:name="T122" style:family="text">
      <style:text-properties fo:language="ru" fo:country="RU" officeooo:rsid="00d14f10" fo:background-color="transparent" loext:char-shading-value="0"/>
    </style:style>
    <style:style style:name="T123" style:family="text">
      <style:text-properties fo:language="ru" fo:country="RU" officeooo:rsid="00d07096" fo:background-color="transparent" loext:char-shading-value="0"/>
    </style:style>
    <style:style style:name="T124" style:family="text">
      <style:text-properties fo:language="ru" fo:country="RU" officeooo:rsid="00d15128" fo:background-color="transparent" loext:char-shading-value="0"/>
    </style:style>
    <style:style style:name="T125" style:family="text">
      <style:text-properties fo:language="ru" fo:country="RU" officeooo:rsid="00d408d8" fo:background-color="transparent" loext:char-shading-value="0"/>
    </style:style>
    <style:style style:name="T126" style:family="text">
      <style:text-properties fo:language="ru" fo:country="RU" officeooo:rsid="00d510e7" fo:background-color="transparent" loext:char-shading-value="0"/>
    </style:style>
    <style:style style:name="T127" style:family="text">
      <style:text-properties fo:language="ru" fo:country="RU" officeooo:rsid="00d6dc44" fo:background-color="transparent" loext:char-shading-value="0"/>
    </style:style>
    <style:style style:name="T128" style:family="text">
      <style:text-properties fo:language="ru" fo:country="RU" officeooo:rsid="00d7b1a9" fo:background-color="transparent" loext:char-shading-value="0"/>
    </style:style>
    <style:style style:name="T129" style:family="text">
      <style:text-properties fo:language="ru" fo:country="RU" officeooo:rsid="00d7b369" fo:background-color="transparent" loext:char-shading-value="0"/>
    </style:style>
    <style:style style:name="T130" style:family="text">
      <style:text-properties fo:language="ru" fo:country="RU" officeooo:rsid="00d8fb21" fo:background-color="transparent" loext:char-shading-value="0"/>
    </style:style>
    <style:style style:name="T131" style:family="text">
      <style:text-properties fo:language="ru" fo:country="RU" officeooo:rsid="00d9bd93" fo:background-color="transparent" loext:char-shading-value="0"/>
    </style:style>
    <style:style style:name="T132" style:family="text">
      <style:text-properties fo:language="ru" fo:country="RU" officeooo:rsid="00da349b" fo:background-color="transparent" loext:char-shading-value="0"/>
    </style:style>
    <style:style style:name="T133" style:family="text">
      <style:text-properties fo:language="ru" fo:country="RU" officeooo:rsid="00deb547" fo:background-color="transparent" loext:char-shading-value="0"/>
    </style:style>
    <style:style style:name="T134" style:family="text">
      <style:text-properties fo:language="ru" fo:country="RU" officeooo:rsid="00ded692" fo:background-color="transparent" loext:char-shading-value="0"/>
    </style:style>
    <style:style style:name="T135" style:family="text">
      <style:text-properties fo:language="ru" fo:country="RU" officeooo:rsid="00e1d233" fo:background-color="transparent" loext:char-shading-value="0"/>
    </style:style>
    <style:style style:name="T136" style:family="text">
      <style:text-properties fo:language="ru" fo:country="RU" officeooo:rsid="00e3778f" fo:background-color="transparent" loext:char-shading-value="0"/>
    </style:style>
    <style:style style:name="T137" style:family="text">
      <style:text-properties fo:language="ru" fo:country="RU" officeooo:rsid="00e4bd02" fo:background-color="transparent" loext:char-shading-value="0"/>
    </style:style>
    <style:style style:name="T138" style:family="text">
      <style:text-properties fo:language="ru" fo:country="RU" officeooo:rsid="00e56c59" fo:background-color="transparent" loext:char-shading-value="0"/>
    </style:style>
    <style:style style:name="T139" style:family="text">
      <style:text-properties fo:language="ru" fo:country="RU" officeooo:rsid="00e4f073" fo:background-color="transparent" loext:char-shading-value="0"/>
    </style:style>
    <style:style style:name="T140" style:family="text">
      <style:text-properties fo:language="ru" fo:country="RU" fo:font-style="normal" fo:background-color="transparent" loext:char-shading-value="0" style:font-style-asian="normal" style:font-style-complex="normal"/>
    </style:style>
    <style:style style:name="T141" style:family="text">
      <style:text-properties fo:language="ru" fo:country="RU" fo:font-style="normal" officeooo:rsid="0095c535" fo:background-color="transparent" loext:char-shading-value="0" style:font-style-asian="normal" style:font-style-complex="normal"/>
    </style:style>
    <style:style style:name="T142" style:family="text">
      <style:text-properties fo:language="ru" fo:country="RU" fo:font-style="normal" officeooo:rsid="00974aba" fo:background-color="transparent" loext:char-shading-value="0" style:font-style-asian="normal" style:font-style-complex="normal"/>
    </style:style>
    <style:style style:name="T143" style:family="text">
      <style:text-properties fo:language="ru" fo:country="RU" fo:font-style="normal" officeooo:rsid="009923e2" fo:background-color="transparent" loext:char-shading-value="0" style:font-style-asian="normal" style:font-style-complex="normal"/>
    </style:style>
    <style:style style:name="T144" style:family="text">
      <style:text-properties fo:language="ru" fo:country="RU" fo:font-style="normal" officeooo:rsid="009a3427" fo:background-color="transparent" loext:char-shading-value="0" style:font-style-asian="normal" style:font-style-complex="normal"/>
    </style:style>
    <style:style style:name="T145" style:family="text">
      <style:text-properties fo:language="ru" fo:country="RU" fo:font-style="normal" officeooo:rsid="009a7f59" fo:background-color="transparent" loext:char-shading-value="0" style:font-style-asian="normal" style:font-style-complex="normal"/>
    </style:style>
    <style:style style:name="T146" style:family="text">
      <style:text-properties fo:language="ru" fo:country="RU" fo:font-style="normal" officeooo:rsid="009aa911" fo:background-color="transparent" loext:char-shading-value="0" style:font-style-asian="normal" style:font-style-complex="normal"/>
    </style:style>
    <style:style style:name="T147" style:family="text">
      <style:text-properties fo:language="ru" fo:country="RU" fo:font-style="normal" officeooo:rsid="009b5f2d" fo:background-color="transparent" loext:char-shading-value="0" style:font-style-asian="normal" style:font-style-complex="normal"/>
    </style:style>
    <style:style style:name="T148" style:family="text">
      <style:text-properties fo:language="ru" fo:country="RU" fo:font-style="normal" officeooo:rsid="009bf4a5" fo:background-color="transparent" loext:char-shading-value="0" style:font-style-asian="normal" style:font-style-complex="normal"/>
    </style:style>
    <style:style style:name="T149" style:family="text">
      <style:text-properties fo:language="ru" fo:country="RU" fo:font-style="normal" officeooo:rsid="009d9a72" fo:background-color="transparent" loext:char-shading-value="0" style:font-style-asian="normal" style:font-style-complex="normal"/>
    </style:style>
    <style:style style:name="T150" style:family="text">
      <style:text-properties fo:language="ru" fo:country="RU" fo:font-style="normal" officeooo:rsid="009df2d6" fo:background-color="transparent" loext:char-shading-value="0" style:font-style-asian="normal" style:font-style-complex="normal"/>
    </style:style>
    <style:style style:name="T151" style:family="text">
      <style:text-properties fo:language="ru" fo:country="RU" fo:font-style="normal" officeooo:rsid="009eebb1" fo:background-color="transparent" loext:char-shading-value="0" style:font-style-asian="normal" style:font-style-complex="normal"/>
    </style:style>
    <style:style style:name="T152" style:family="text">
      <style:text-properties fo:language="ru" fo:country="RU" fo:font-style="normal" officeooo:rsid="00a0cdde" fo:background-color="transparent" loext:char-shading-value="0" style:font-style-asian="normal" style:font-style-complex="normal"/>
    </style:style>
    <style:style style:name="T153" style:family="text">
      <style:text-properties fo:language="ru" fo:country="RU" fo:font-style="normal" officeooo:rsid="00a4ed3d" fo:background-color="transparent" loext:char-shading-value="0" style:font-style-asian="normal" style:font-style-complex="normal"/>
    </style:style>
    <style:style style:name="T154" style:family="text">
      <style:text-properties fo:language="ru" fo:country="RU" fo:font-style="normal" officeooo:rsid="00a634d7" fo:background-color="transparent" loext:char-shading-value="0" style:font-style-asian="normal" style:font-style-complex="normal"/>
    </style:style>
    <style:style style:name="T155" style:family="text">
      <style:text-properties fo:language="ru" fo:country="RU" fo:font-style="normal" officeooo:rsid="00a7a968" fo:background-color="transparent" loext:char-shading-value="0" style:font-style-asian="normal" style:font-style-complex="normal"/>
    </style:style>
    <style:style style:name="T156" style:family="text">
      <style:text-properties fo:language="ru" fo:country="RU" fo:font-style="normal" officeooo:rsid="00aa1685" fo:background-color="transparent" loext:char-shading-value="0" style:font-style-asian="normal" style:font-style-complex="normal"/>
    </style:style>
    <style:style style:name="T157" style:family="text">
      <style:text-properties fo:language="ru" fo:country="RU" fo:font-style="normal" officeooo:rsid="00ea23f7" fo:background-color="transparent" loext:char-shading-value="0" style:font-style-asian="normal" style:font-style-complex="normal"/>
    </style:style>
    <style:style style:name="T158" style:family="text">
      <style:text-properties fo:language="ru" fo:country="RU" fo:font-style="normal" officeooo:rsid="00eb8072" fo:background-color="transparent" loext:char-shading-value="0" style:font-style-asian="normal" style:font-style-complex="normal"/>
    </style:style>
    <style:style style:name="T159" style:family="text">
      <style:text-properties fo:language="ru" fo:country="RU" fo:font-style="normal" officeooo:rsid="00ed1d01" fo:background-color="transparent" loext:char-shading-value="0" style:font-style-asian="normal" style:font-style-complex="normal"/>
    </style:style>
    <style:style style:name="T160" style:family="text">
      <style:text-properties fo:language="ru" fo:country="RU" fo:font-style="normal" officeooo:rsid="00ed28ec" fo:background-color="transparent" loext:char-shading-value="0" style:font-style-asian="normal" style:font-style-complex="normal"/>
    </style:style>
    <style:style style:name="T161" style:family="text">
      <style:text-properties fo:language="ru" fo:country="RU" fo:font-style="normal" officeooo:rsid="00ed8d65" fo:background-color="transparent" loext:char-shading-value="0" style:font-style-asian="normal" style:font-style-complex="normal"/>
    </style:style>
    <style:style style:name="T162" style:family="text">
      <style:text-properties fo:language="ru" fo:country="RU" fo:font-style="normal" officeooo:rsid="00edef15" fo:background-color="transparent" loext:char-shading-value="0" style:font-style-asian="normal" style:font-style-complex="normal"/>
    </style:style>
    <style:style style:name="T163" style:family="text">
      <style:text-properties fo:language="ru" fo:country="RU" fo:font-style="normal" officeooo:rsid="00f08f8f" fo:background-color="transparent" loext:char-shading-value="0" style:font-style-asian="normal" style:font-style-complex="normal"/>
    </style:style>
    <style:style style:name="T164" style:family="text">
      <style:text-properties fo:language="ru" fo:country="RU" fo:font-style="normal" officeooo:rsid="00f267a1" fo:background-color="transparent" loext:char-shading-value="0" style:font-style-asian="normal" style:font-style-complex="normal"/>
    </style:style>
    <style:style style:name="T165" style:family="text">
      <style:text-properties fo:language="ru" fo:country="RU" fo:font-style="normal" officeooo:rsid="00f408ff" fo:background-color="transparent" loext:char-shading-value="0" style:font-style-asian="normal" style:font-style-complex="normal"/>
    </style:style>
    <style:style style:name="T166" style:family="text">
      <style:text-properties fo:language="ru" fo:country="RU" fo:font-style="normal" officeooo:rsid="00f5de69" fo:background-color="transparent" loext:char-shading-value="0" style:font-style-asian="normal" style:font-style-complex="normal"/>
    </style:style>
    <style:style style:name="T167" style:family="text">
      <style:text-properties fo:language="ru" fo:country="RU" fo:font-style="normal" officeooo:rsid="00f6b737" fo:background-color="transparent" loext:char-shading-value="0" style:font-style-asian="normal" style:font-style-complex="normal"/>
    </style:style>
    <style:style style:name="T168" style:family="text">
      <style:text-properties fo:language="ru" fo:country="RU" fo:font-style="normal" officeooo:rsid="00f9170b" fo:background-color="transparent" loext:char-shading-value="0" style:font-style-asian="normal" style:font-style-complex="normal"/>
    </style:style>
    <style:style style:name="T169" style:family="text">
      <style:text-properties fo:language="ru" fo:country="RU" fo:font-style="normal" officeooo:rsid="00fa0d37" fo:background-color="transparent" loext:char-shading-value="0" style:font-style-asian="normal" style:font-style-complex="normal"/>
    </style:style>
    <style:style style:name="T170" style:family="text">
      <style:text-properties fo:language="ru" fo:country="RU" fo:font-style="normal" officeooo:rsid="00fb0898" fo:background-color="transparent" loext:char-shading-value="0" style:font-style-asian="normal" style:font-style-complex="normal"/>
    </style:style>
    <style:style style:name="T171" style:family="text">
      <style:text-properties fo:language="ru" fo:country="RU" fo:font-style="normal" style:font-style-asian="normal" style:font-style-complex="normal"/>
    </style:style>
    <style:style style:name="T172" style:family="text">
      <style:text-properties fo:language="ru" fo:country="RU" fo:font-style="normal" officeooo:rsid="00fb2fcd" fo:background-color="#ffff00" loext:char-shading-value="0" style:font-style-asian="normal" style:font-style-complex="normal"/>
    </style:style>
    <style:style style:name="T173" style:family="text">
      <style:text-properties fo:language="ru" fo:country="RU" fo:font-style="normal" officeooo:rsid="00f9170b" fo:background-color="#ffff00" loext:char-shading-value="0" style:font-style-asian="normal" style:font-style-complex="normal"/>
    </style:style>
    <style:style style:name="T174" style:family="text">
      <style:text-properties style:text-line-through-style="solid" style:text-line-through-type="single"/>
    </style:style>
    <style:style style:name="T175" style:family="text">
      <style:text-properties fo:language="en" fo:country="US"/>
    </style:style>
    <style:style style:name="T176" style:family="text">
      <style:text-properties officeooo:rsid="000adf37"/>
    </style:style>
    <style:style style:name="T177" style:family="text">
      <style:text-properties officeooo:rsid="00115a75"/>
    </style:style>
    <style:style style:name="T178" style:family="text">
      <style:text-properties officeooo:rsid="001d0052"/>
    </style:style>
    <style:style style:name="T179" style:family="text">
      <style:text-properties officeooo:rsid="001f8c32"/>
    </style:style>
    <style:style style:name="T180" style:family="text">
      <style:text-properties officeooo:rsid="002cba0d"/>
    </style:style>
    <style:style style:name="T181" style:family="text">
      <style:text-properties officeooo:rsid="00372064"/>
    </style:style>
    <style:style style:name="T182" style:family="text">
      <style:text-properties officeooo:rsid="0049e21d"/>
    </style:style>
    <style:style style:name="T183" style:family="text">
      <style:text-properties officeooo:rsid="004b62c6"/>
    </style:style>
    <style:style style:name="T184" style:family="text">
      <style:text-properties officeooo:rsid="004fe139"/>
    </style:style>
    <style:style style:name="T185" style:family="text">
      <style:text-properties officeooo:rsid="00517965"/>
    </style:style>
    <style:style style:name="T186" style:family="text">
      <style:text-properties officeooo:rsid="001986f8"/>
    </style:style>
    <style:style style:name="T187" style:family="text">
      <style:text-properties officeooo:rsid="00561dd0"/>
    </style:style>
    <style:style style:name="T188" style:family="text">
      <style:text-properties officeooo:rsid="0058ca70"/>
    </style:style>
    <style:style style:name="T189" style:family="text">
      <style:text-properties officeooo:rsid="005ac431"/>
    </style:style>
    <style:style style:name="T190" style:family="text">
      <style:text-properties officeooo:rsid="005dd333"/>
    </style:style>
    <style:style style:name="T191" style:family="text">
      <style:text-properties officeooo:rsid="005e51c4"/>
    </style:style>
    <style:style style:name="T192" style:family="text">
      <style:text-properties officeooo:rsid="00673b3a"/>
    </style:style>
    <style:style style:name="T193" style:family="text">
      <style:text-properties officeooo:rsid="0064144f"/>
    </style:style>
    <style:style style:name="T194" style:family="text">
      <style:text-properties officeooo:rsid="006024ec"/>
    </style:style>
    <style:style style:name="T195" style:family="text">
      <style:text-properties officeooo:rsid="006631f9"/>
    </style:style>
    <style:style style:name="T196" style:family="text">
      <style:text-properties officeooo:rsid="009a7f59"/>
    </style:style>
    <style:style style:name="T197" style:family="text">
      <style:text-properties officeooo:rsid="009aa911"/>
    </style:style>
    <style:style style:name="T198" style:family="text">
      <style:text-properties officeooo:rsid="00a5bf71"/>
    </style:style>
    <style:style style:name="T199" style:family="text">
      <style:text-properties officeooo:rsid="00a7a968"/>
    </style:style>
    <style:style style:name="T200" style:family="text">
      <style:text-properties officeooo:rsid="007f6e96"/>
    </style:style>
    <style:style style:name="T201" style:family="text">
      <style:text-properties officeooo:rsid="00ac708f"/>
    </style:style>
    <style:style style:name="T202" style:family="text">
      <style:text-properties officeooo:rsid="00aefd62"/>
    </style:style>
    <style:style style:name="T203" style:family="text">
      <style:text-properties officeooo:rsid="00c7ae73"/>
    </style:style>
    <style:style style:name="T204" style:family="text">
      <style:text-properties officeooo:rsid="00ca8887"/>
    </style:style>
    <style:style style:name="T205" style:family="text">
      <style:text-properties officeooo:rsid="00cb1bfd"/>
    </style:style>
    <style:style style:name="T206" style:family="text">
      <style:text-properties officeooo:rsid="00cbfc1e"/>
    </style:style>
    <style:style style:name="T207" style:family="text">
      <style:text-properties officeooo:rsid="00cc1186"/>
    </style:style>
    <style:style style:name="T208" style:family="text">
      <style:text-properties officeooo:rsid="00ded692"/>
    </style:style>
    <style:style style:name="T209" style:family="text">
      <style:text-properties officeooo:rsid="00e0927d"/>
    </style:style>
    <style:style style:name="T210" style:family="text">
      <style:text-properties officeooo:rsid="00e4f073"/>
    </style:style>
    <style:style style:name="T211" style:family="text">
      <style:text-properties officeooo:rsid="00e56c59"/>
    </style:style>
    <style:style style:name="T212" style:family="text">
      <style:text-properties officeooo:rsid="00ea23f7"/>
    </style:style>
    <style:style style:name="T213" style:family="text">
      <style:text-properties officeooo:rsid="00ed28ec"/>
    </style:style>
    <style:style style:name="T214" style:family="text">
      <style:text-properties officeooo:rsid="00fb2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201">(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81" text:outline-level="2">1</text:h>
      <text:p text:style-name="P160">009 Sound System – DreamScape (<text:a xlink:type="simple" xlink:href="https://www.youtube.com/watch?v=TKfS5zVfGBc" text:style-name="Internet_20_link" text:visited-style-name="Visited_20_Internet_20_Link">https://www.youtube.com/watch?v=TKfS5zVfGBc</text:a>)</text:p>
      <text:p text:style-name="P16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55"/>
      <text:p text:style-name="P55">~~~</text:p>
      <text:p text:style-name="P15"><text:a xlink:type="simple" xlink:href="https://www.youtube.com/watch?v=rvk5D1iI2LA" text:style-name="Internet_20_link" text:visited-style-name="Visited_20_Internet_20_Link">https://www.youtube.com/watch?v=rvk5D1iI2LA</text:a></text:p>
      <text:h text:style-name="P180"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52">Нет, Агамемнон – ерунда. За нами. Гонятся. Чёртовы. Чокнутые. Пони.</text:p>
      <text:p text:style-name="P52"/>
      <text:p text:style-name="P5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5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2"/>
      <text:p text:style-name="P52">Ну вот кто заставил тебя улыбаться Дейдре, Хуман? Ведь всё так неплохо шло…</text:p>
      <text:p text:style-name="P15"/>
      <text:p text:style-name="P55">***</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6">больше быта племени</text:span>&gt;</text:p>
      <text:p text:style-name="P55">…</text:p>
      <text:p text:style-name="P55"/>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55">…</text:p>
      <text:p text:style-name="P55"/>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0">, подвинься!</text:span></text:p>
      <text:p text:style-name="P65">Пегаска оттеснила меня крупом и повернулась к двери задом.</text:p>
      <text:p text:style-name="P15"/>
      <text:p text:style-name="P169">БАБАХ!!!</text:p>
      <text:p text:style-name="P169"/>
      <text:p text:style-name="P169">Я ошалело смотрел на дверь, вылетевшую вместе с косяком во двор.</text:p>
      <text:p text:style-name="P169"/>
      <text:p text:style-name="P16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69">- Ага. - ухмыльнулась Джет. - Я — крутая! По заднему джебу мне нет равных на нашем облаке и двух соседних!</text:p>
      <text:p text:style-name="P169">- То же мне — крутая! - донеслось откуда-то снизу. - Да я смогла бы выбить эту дверь лбом! Она всё равно кое-как сляпана из обломков скамеек!</text:p>
      <text:p text:style-name="P169"/>
      <text:p text:style-name="P170">Мои ноги обнимала Дейдра, улыбаясь мне хищной улыбкой.</text:p>
      <text:p text:style-name="P170"/>
      <text:p text:style-name="P170">- И, кстати, чтобы открыть её, достаточно было просто отодвинуть засов.</text:p>
      <text:p text:style-name="P170"/>
      <text:p text:style-name="P170">В забеге на первенство тупости ты уверенно догоняешь пегаску, Хуман!</text:p>
      <text:p text:style-name="P170">Я криво улыбнулся Дейдре.</text:p>
      <text:p text:style-name="P170"/>
      <text:p text:style-name="P17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70"/>
      <text:p text:style-name="P170">Я сразу понял, что улыбаться Дейдре было плохой идеей. Поняха состроила щенячьи глаза и усилила и без того стальную хватку вокруг моих ног.</text:p>
      <text:p text:style-name="P170"/>
      <text:p text:style-name="P170">- Не бросай меня, Хум! Мне тут так скууучнооо!</text:p>
      <text:p text:style-name="P170"/>
      <text:p text:style-name="P170">Губы её задрожжали, как будто она собралась зареветь.</text:p>
      <text:p text:style-name="P17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70"><text:soft-page-break/></text:p>
      <text:p text:style-name="P17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70"/>
      <text:p text:style-name="P170">- Ммммфффф! - отвечала ей Джет.</text:p>
      <text:p text:style-name="P170"/>
      <text:p text:style-name="P170">Диалог прервался взвизгом и плеском воды. Наконец-то я почувствовал свои ноги свободными!</text:p>
      <text:p text:style-name="P170"/>
      <text:p text:style-name="P55">***</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181"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65">- Пять битов! - поворачивается к Луне Селестия.</text:p>
      <text:p text:style-name="P65">Та молча достаёт монетку из шкафчика за троном и кладёт в протянутое копыто.</text:p>
      <text:h text:style-name="P181"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63">- Не курю.</text:p>
      <text:p text:style-name="P63">- Я не спрашивал тебя, куришь ли ты? - пальцы вопрошавшего шевелились, как будто разминая невидимый пластилин. - Сигу не долганёшь?</text:p>
      <text:p text:style-name="P52"/>
      <text:p text:style-name="P63">Крыс спрыгнул с подоконника, царапнув грязным ногтем по кафелю уборной.</text:p>
      <text:p text:style-name="P63">- Ты ведь должен мне ещё с прошлого раза.</text:p>
      <text:p text:style-name="P63"/>
      <text:p text:style-name="P63">Я вытащил из рукава пижамы двадцатисантиметровый гвоздь и плюнул ему под ноги.</text:p>
      <text:p text:style-name="P63"/>
      <text:p text:style-name="P63">- Ничего я тебе не должен. И ты сам это знаешь. Пошёл нахуй.</text:p>
      <text:p text:style-name="P63"/>
      <text:p text:style-name="P63">Крыс криво улыбнулся.</text:p>
      <text:p text:style-name="P63"><text:soft-page-break/></text:p>
      <text:p text:style-name="P63">- Ну-ну. Вы тут, в Чертогах, совсем озверели, что ли? Из окон выпрыгиваете, на людей кидаетесь. Ладно-ладно, пока. Ещё увидимся.</text:p>
      <text:p text:style-name="P63"/>
      <text:p text:style-name="P6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0">под конвоем церберов с автоматами</text:span>, и нас не навещают извне. Никто и никогда.</text:p>
      <text:p text:style-name="P6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63"/>
      <text:p text:style-name="P6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6">Смысл речи Папы?</text:span>&gt;</text:p>
      <text:p text:style-name="P63"/>
      <text:p text:style-name="P70">…шшш… </text:p>
      <text:p text:style-name="P70">sanctificetur nomen tuum; </text:p>
      <text:p text:style-name="P70">adveniat regnum tuum; </text:p>
      <text:p text:style-name="P70">fiat voluntas tua, sicut in caelo et in terra…</text:p>
      <text:p text:style-name="P70">…хрррсссшшш… </text:p>
      <text:p text:style-name="P70">ne nuclear bellum. Amen</text:p>
      <text:p text:style-name="P70">…шшшссс…</text:p>
      <text:p text:style-name="P70"/>
      <text:p text:style-name="P6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63">Я уже открывал дверь в палату, когда услышал лениво брошенное в спину замечание.</text:p>
      <text:p text:style-name="P63"/>
      <text:p text:style-name="P63">- Дед, собирай шмотки, скоро переезжаешь. На твоё место новенького поселяют. А тебя в соседнюю палату.</text:p>
      <text:p text:style-name="P63"/>
      <text:p text:style-name="P63">Я повернулся.</text:p>
      <text:p text:style-name="P63"/>
      <text:p text:style-name="P63"><text:soft-page-break/>- Когда переезд?</text:p>
      <text:p text:style-name="P63">- Завтра. Или послезавтра, если чувак в реанимации задержится. </text:p>
      <text:p text:style-name="P63">- А почему не новенького в соседнюю? На кой чёрт им я сдался?</text:p>
      <text:p text:style-name="P63"/>
      <text:p text:style-name="P63"><text:s/>Дредд удивлённо бухнулся на все четыре ножки стула.</text:p>
      <text:p text:style-name="P6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63"/>
      <text:p text:style-name="P6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6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63">Так что нет, не за память я пекусь. Просто приём нейролептиков напрочь отключает не только память, но и сновидения – я проверял.</text:p>
      <text:p text:style-name="P63"/>
      <text:p text:style-name="P63">А мне нравятся сны.</text:p>
      <text:p text:style-name="P3"/>
      <text:p text:style-name="P64">~~~</text:p>
      <text:p text:style-name="P63"/>
      <text:p text:style-name="P6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0">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0">по обе стороны реки.</text:span> Я оборачиваюсь назад. <text:span text:style-name="T2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1">неделю</text:span><text:span text:style-name="T20"> назад. </text:span>Дым от привала преследователей не виден уже последние два дня. Я спускаюсь вниз и спрыгиваю с нижней ветки на землю. </text:p>
      <text:p text:style-name="P63"/>
      <text:p text:style-name="P63">- Таки оторвались. Но впереди обрыв. Надо думать, как спуститься.</text:p>
      <text:p text:style-name="P63"/>
      <text:p text:style-name="P63">Джет виновато смотрит на меня. Вот глупая пегаска! Она <text:span text:style-name="T1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63"/>
      <text:p text:style-name="P63">- Каша будет готова через пять минут.</text:p>
      <text:p text:style-name="P63"/>
      <text:p text:style-name="P63">Словно бы в заглаживание вины своей немощности, Джет взяла готовку пищи на себя. </text:p>
      <text:p text:style-name="P63"/>
      <text:p text:style-name="P6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63"/>
      <text:p text:style-name="P63">Джет сидит у костра напротив меня и молча жуёт кашу.</text:p>
      <text:p text:style-name="P63">- Ты теперь до старости будешь его носить? - указываю я на одеяло.</text:p>
      <text:p text:style-name="P63">Пегаска только сильнее кутается в него. Кажется, она дрожит.</text:p>
      <text:p text:style-name="P63">- Тебе холодно? Брось, у костра же жарко? Давай я на тебя куртку накину?</text:p>
      <text:p text:style-name="P6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63"/>
      <text:p text:style-name="P63">Ладно же, мне эти странности уже осточертели!</text:p>
      <text:p text:style-name="P6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63"/>
      <text:p text:style-name="P63">Едва слышится шорох сзади. Сначала чуть заметно коснувшись, Джет медленно прижимается ко мне всей спиной. Она сильно дрожит.</text:p>
      <text:p text:style-name="P63"><text:soft-page-break/>Так мы согреваем друг-друга с тех пор, как сбежали от твердолобов – ночи стали заметно свежее.</text:p>
      <text:p text:style-name="P63">Но сейчас я отвергаю негласный договор. Это и раздражение на скрытность пегаски, и… </text:p>
      <text:p text:style-name="P6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63"/>
      <text:p text:style-name="P63">- Джет, блин, у нас речка в двух шагах! Я понимаю, холодно, но нельзя ли помыться? Реально трудно находиться рядом с тобой…</text:p>
      <text:p text:style-name="P63"/>
      <text:p text:style-name="P63">Так же беззвучно, как возникло, касание пропадает. Пропадает и запах…</text:p>
      <text:p text:style-name="P63">Я закрываю глаза.</text:p>
      <text:p text:style-name="P63"/>
      <text:p text:style-name="P63">Просыпаюсь от холода. Щупаю рукой сзади себя. Наконец поворачиваюсь.</text:p>
      <text:p text:style-name="P63">Никого.</text:p>
      <text:p text:style-name="P63"/>
      <text:p text:style-name="P6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63"/>
      <text:p text:style-name="P63">Полянка перед орешником пуста. Едва дымятся угли погасшего костра. В лунном свете цепочка отпечатков копыт в песке ведёт к реке.</text:p>
      <text:p text:style-name="P6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63">…</text:p>
      <text:p text:style-name="P63">Ох, щит!!! М-м-мамочка…</text:p>
      <text:p text:style-name="P63">…</text:p>
      <text:p text:style-name="P63">Меня выворачивает наизнанку. Я падаю на колени и неистово блюю в воду. Течение уносит мой ужин к водопаду.</text:p>
      <text:p text:style-name="P63">Рядом со мной на песке лежит часть крыла. Парочка опарышей ещё ползают по голубоватым перьям. Обломок кости белеет в лунном свете.</text:p>
      <text:p text:style-name="P63">Проклятье! Какой же я долбень! Грёбаный близорукий эгоистичный долбень!</text:p>
      <text:p text:style-name="P63"/>
      <text:p text:style-name="P6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63"/>
      <text:p text:style-name="P63"><text:soft-page-break/>Я ускоряюсь.</text:p>
      <text:p text:style-name="P63">Пегаска, понурив голову, бредёт к скальному выступу, нависающему над каньоном. Чуть подумав, она делает шаг в бездну.</text:p>
      <text:p text:style-name="P63">В последнем рывке я совершаю вратарский прыжок и хватаю пегаску за задние ноги. Дыхание перехватывает от удара животом и грудью о камни.</text:p>
      <text:p text:style-name="P63">Пегаска оборачивается. Её передняя нога застывает над пропастью.</text:p>
      <text:p text:style-name="P63"/>
      <text:p text:style-name="P63">- Джет, не дури, - хрипло прошу я осипшим от волнения голосом. - Я ступил. Я все эти дни тупил. Прости.</text:p>
      <text:p text:style-name="P6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63">Пегаска поворачивается навстречу пропасти.</text:p>
      <text:p text:style-name="P63"/>
      <text:p text:style-name="P6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63">- Нет! Пожалуйста!!! Я вылечу тебя! Я… Я прижгу рану!</text:p>
      <text:p text:style-name="P63"/>
      <text:p text:style-name="P63">Сквозь рыдания я выкрикиваю какие-то сумасбродные идеи, пока пегаска молча стоит над бездной.</text:p>
      <text:p text:style-name="P63">Наконец она усмехается.</text:p>
      <text:p text:style-name="P63"/>
      <text:p text:style-name="P6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63">Пегаска вздыхает.</text:p>
      <text:p text:style-name="P6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63"/>
      <text:p text:style-name="P6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63">Очень осторожно, словно бы извиняясь, Джет высвобождает сначала одну ногу из моего захвата. Потом вторую. Я тупо смотрю на пустые ладони.</text:p>
      <text:p text:style-name="P63"/>
      <text:p text:style-name="P63">- Ты был хорошим другом. Прощай.</text:p>
      <text:p text:style-name="P63"/>
      <text:p text:style-name="P6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63"><text:soft-page-break/></text:p>
      <text:p text:style-name="P63">Мы оборачиваемся на голос. В свете первых лучей солнца на нас смотрит зебра.</text:p>
      <text:p text:style-name="P63"/>
      <text:h text:style-name="P181"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81" text:outline-level="2">3</text:h>
      <text:p text:style-name="P63"/>
      <text:p text:style-name="P6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63"/>
      <text:p text:style-name="P63">- Вы сами видите… - обратился Лысый к Алексу. - Я бы его за периметр не выпускал. Вам решать, разумеется.</text:p>
      <text:p text:style-name="P6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63"/>
      <text:p text:style-name="P63">Лысый грузно поднялся. Скрипнула дверь и мы остались один на один.</text:p>
      <text:p text:style-name="P63"/>
      <text:p text:style-name="P63">- П-привет, Дедлайн - пробормотал Алекс.</text:p>
      <text:p text:style-name="P63">- Привет, сослуживец, - криво усмехнулся я. Старое командное прозвище в устах моего бывшего босса не вызвало во мне ностальгии.</text:p>
      <text:p text:style-name="P63"/>
      <text:p text:style-name="P63">Алекс на миг встретился со мной взглядом и снова опустил глаза.</text:p>
      <text:p text:style-name="P63"/>
      <text:p text:style-name="P63">- Ты же знаешь, у нас не было другого выхода. Извини.</text:p>
      <text:p text:style-name="P63">- Да ладно. Мне-то что. Тут неплохо кормят.</text:p>
      <text:p text:style-name="P6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0">Я даже могу устроить тебе вылазки в город.</text:span> И я попросил, чтобы тебя перевели в свободную палату.</text:p>
      <text:p text:style-name="P63">- А вот этого, как раз, не надо, - прервал я извинения Алекса. - Мне и в текущей неплохо. Говори, зачем позвал?</text:p>
      <text:p text:style-name="P63"/>
      <text:p text:style-name="P6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9">Облако в виде смешной крылатой лошадки приближалось по небосводу к серым корпусам больницы</text:span>.</text:p>
      <text:p text:style-name="P63"/>
      <text:p text:style-name="P63">Наконец Алекс пожал плечами и <text:span text:style-name="T19">посмотрел мне в глаза</text:span>.</text:p>
      <text:p text:style-name="P63">- Дед, у нас проблемы. Хэвэн начала убивать.</text:p>
      <text:p text:style-name="P63"/>
      <text:p text:style-name="P63">Я откинулся на спинку стула и громко похлопал в ладоши.</text:p>
      <text:p text:style-name="P6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63"/>
      <text:p text:style-name="P63">Мой бывший прожект-мэнеджер досадливо сморщился и откинулся на спинку стула.</text:p>
      <text:p text:style-name="P6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63"/>
      <text:p text:style-name="P63">… Алекс терпеливо подождал, пока я прекращу ржать.</text:p>
      <text:p text:style-name="P63"/>
      <text:p text:style-name="P6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63">Всего пару советов, и ты спасешь людей. </text:p>
      <text:p text:style-name="P63"/>
      <text:p text:style-name="P63">Я покачал головой.</text:p>
      <text:p text:style-name="P6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63"/>
      <text:p text:style-name="P63">Алекс долго молчал. </text:p>
      <text:p text:style-name="P6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63"/>
      <text:p text:style-name="P6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6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63"/>
      <text:p text:style-name="P63">Я сжал кулаки и встал. Дверь отворилась и заглянул Лысый. Алекс отрицательно мотнул ему головой.</text:p>
      <text:p text:style-name="P63">- Всё в порядке. Мы общаемся.</text:p>
      <text:p text:style-name="P63"/>
      <text:p text:style-name="P63">Дверь закрылась. Я сел и отвернулся к окну.</text:p>
      <text:p text:style-name="P63"/>
      <text:p text:style-name="P6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63"/>
      <text:p text:style-name="P6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63"/>
      <text:p text:style-name="P63">- В разумных пределах, говоришь?</text:p>
      <text:p text:style-name="P63">- В разумных.</text:p>
      <text:p text:style-name="P63">- А забор будет?</text:p>
      <text:p text:style-name="P6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63">- Понятно.</text:p>
      <text:p text:style-name="P63"/>
      <text:p text:style-name="P52">Я решил схитрить. Просто из интереса. Кроме него, больше ловить тут было нечего.</text:p>
      <text:p text:style-name="P52"/>
      <text:p text:style-name="P52"><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2"/>
      <text:p text:style-name="P5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2"/>
      <text:p text:style-name="P52">-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2">- Дед, - мягко остановил меня Алекс. - не надо. Не даешь мне помечтать, жестокий человек…</text:p>
      <text:p text:style-name="P52"/>
      <text:p text:style-name="P52">Выплюнув жвачку в салфетку и аккуратно препроводив бумажный шарик в ведро, Алекс печально развёл руками.</text:p>
      <text:p text:style-name="P5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63">- Разумеется, знал, - отдался воспоминаниям и я. - Это ж от идеи, что партнёра по бизнесу можно уничтожить физически, у Нэша поехала крыша.</text:p>
      <text:p text:style-name="P6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6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63"/>
      <text:p text:style-name="P63">Алекс скучающе завёл глаза.</text:p>
      <text:p text:style-name="P6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63"/>
      <text:p text:style-name="P63">Алекс посмотрел на часы, нахмурился и продолжил.</text:p>
      <text:p text:style-name="P6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63"/>
      <text:p text:style-name="P63">- Ну-ну. Ты очень убедительно рассказываешь, я проникся. Но ты так и не ответил на мой вопрос,- напомнил я ему. Разговор начал мне надоедать.</text:p>
      <text:p text:style-name="P63"/>
      <text:p text:style-name="P63">Мой бывший босс всё понял. Всё же проницательности ему было не занимать. Он бросил на меня злой взгляд, но тем не менее, начал.</text:p>
      <text:p text:style-name="P63"/>
      <text:p text:style-name="P6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63"/>
      <text:p text:style-name="P6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63"/>
      <text:p text:style-name="P63">Я оборвал смех.</text:p>
      <text:p text:style-name="P6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3"/>
      <text:p text:style-name="P6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0">Да, чуть было не забыл!</text:span></text:p>
      <text:p text:style-name="P72"/>
      <text:p text:style-name="P72">Босс вытащил из внутреннего кармана пиджака бутылку «Джентльмен Джека» и поставил передо мной.</text:p>
      <text:p text:style-name="P63"/>
      <text:p text:style-name="P72">- Мне действительно не хватает старых добрых времён. Что бы ты там себе ни думал.</text:p>
      <text:p text:style-name="P72"><text:soft-page-break/></text:p>
      <text:p text:style-name="P63"><text:span text:style-name="T20">Алекс</text:span> пошёл к выходу. У двери он замялся и вдруг обернулся.</text:p>
      <text:p text:style-name="P63">- <text:span text:style-name="T20">И, знаешь, с</text:span>амое страшное? <text:span text:style-name="T20">Э</text:span>то то, что ты до сих пор считаешь себя нормальным, - грустно улыбнулся <text:span text:style-name="T20">босс</text:span>. - <text:s/>Человеком. Мне реально страшно это видеть. И всем нам – остальные наблюдали по интеркому.</text:p>
      <text:p text:style-name="P63"/>
      <text:p text:style-name="P63">- Что?</text:p>
      <text:p text:style-name="P63"/>
      <text:p text:style-name="P63">- Дедлайн, ты собираешь узор из шестнадцати кубиков по картинке за пару секунд. При этом ещё успеваешь инвертировать цвета.</text:p>
      <text:p text:style-name="P63"/>
      <text:p text:style-name="P63">Алекс вышел.</text:p>
      <text:p text:style-name="P64"><text:line-break/>~~~</text:p>
      <text:p text:style-name="P65"/>
      <text:p text:style-name="P65">… Стражница напротив вот уже полчаса молча сверлит меня взглядом. </text:p>
      <text:p text:style-name="P6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65"/>
      <text:p text:style-name="P65">Я тайком смотрю на своё отражение в зеркальце, висящем на шее этой мрачной зебры. Нифига, лоб чистый, никаких каракулей не наблюдается.</text:p>
      <text:p text:style-name="P65"/>
      <text:p text:style-name="P65">- А можно..? - наконец, начинаю я.</text:p>
      <text:p text:style-name="P65">- Нельзя, - оборывает зебра. - Зеррика сама выйдет, когда закончит.</text:p>
      <text:p text:style-name="P65"/>
      <text:p text:style-name="P65">Подчёркивая сказанное, стражница перекрывает вход в палатку копьём.</text:p>
      <text:p text:style-name="P65"/>
      <text:p text:style-name="P6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65"/>
      <text:p text:style-name="P65">Джет до последнего момента казалась мне сделаной из железа — может быть, именно поэтому я не догадывался, что с ней происходит что-то плохое. </text:p>
      <text:p text:style-name="P6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5"><text:soft-page-break/>Я закрываю глаза, пытаясь вспомнить… </text:p>
      <text:p text:style-name="P65"/>
      <text:p text:style-name="P67">***</text:p>
      <text:p text:style-name="P65"/>
      <text:p text:style-name="P65">.</text:p>
      <text:p text:style-name="P65">.</text:p>
      <text:p text:style-name="P65">.</text:p>
      <text:p text:style-name="P65">СИЯНИЕ</text:p>
      <text:p text:style-name="P65">.</text:p>
      <text:p text:style-name="P65">Кто я?</text:p>
      <text:p text:style-name="P65">.</text:p>
      <text:p text:style-name="P65">Где я?</text:p>
      <text:p text:style-name="P65">.</text:p>
      <text:p text:style-name="P65">Где все?</text:p>
      <text:p text:style-name="P65">.</text:p>
      <text:p text:style-name="P65">Чувствую прикосновение. Что-то энергично тормошит меня. Слышу приглушенное бормотание.</text:p>
      <text:p text:style-name="P65">.</text:p>
      <text:p text:style-name="P169">Я открываю глаза и вижу фигуру в голубом.</text:p>
      <text:p text:style-name="P56"/>
      <text:p text:style-name="P56">- Быстро! За мной! - торопливо шепчет мне она.</text:p>
      <text:p text:style-name="P56">Я послушно ползу среди костей и раздавленных черепов за голубой пони… Пони? Какой ещё, к дьяволу, пони?</text:p>
      <text:p text:style-name="P56">- Пегаской! - шипит, оборачиваясь, она.</text:p>
      <text:p text:style-name="P58"/>
      <text:p text:style-name="P56">Видно, последние слова я произнёс вслух. И, да, теперь я замечаю у поняхи два аккуратно сложенных на спине крыла, <text:span text:style-name="T20">одно из них, правда, нарушенной формы</text:span>. Лёгкие пластинчатые доспехи плотно облегают её грудь и бока.</text:p>
      <text:p text:style-name="P56">Черепа… Кости… Пегаска в броне… Чушь какая-то!</text:p>
      <text:p text:style-name="P56"/>
      <text:p text:style-name="P5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6"/>
      <text:p text:style-name="P56">- Какого чё…?!!</text:p>
      <text:p text:style-name="P5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6">- Появится кто? - спросил я, потирая ушибленную о каменный свод макушку.</text:p>
      <text:p text:style-name="P56"/>
      <text:p text:style-name="P5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6"/>
      <text:p text:style-name="P56">Я пригнулся к уху поньки и еле слышно прошептал:</text:p>
      <text:p text:style-name="P56">- Кто это?</text:p>
      <text:p text:style-name="P56">- Агамемнон, - так же, едва шевеля губами, прошептала поняха. - Он сегодня голодный - остался без обеда. И у него хороший слух.</text:p>
      <text:p text:style-name="P56"/>
      <text:p text:style-name="P56">Я снова почесал ушибленный лоб.</text:p>
      <text:p text:style-name="P56">- Мне это имя вообще ничего не говорит.</text:p>
      <text:p text:style-name="P56"/>
      <text:p text:style-name="P56">Пегаска критически осмотрела меня.</text:p>
      <text:p text:style-name="P5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6"/>
      <text:p text:style-name="P59">Пегаска попробовала было потрогать меня в паху, но я с возмущением отбросил её копыто.</text:p>
      <text:p text:style-name="P59"/>
      <text:p text:style-name="P5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6"/>
      <text:p text:style-name="P56">От беспокойной возни снаружи скала задрожала. Кто-то шумно зевнул и с металлическим скрежетом почесался.</text:p>
      <text:p text:style-name="P56"/>
      <text:p text:style-name="P56">- Так откуда ты? - пытливо спросила поняха.</text:p>
      <text:p text:style-name="P5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6">Я закрыл глаза и сосредоточился…</text:p>
      <text:p text:style-name="P65">…</text:p>
      <text:p text:style-name="P65">- Не помню.</text:p>
      <text:p text:style-name="P65"><text:soft-page-break/>- Что? - удивилась поняха. - Не помнишь, где твой дом?</text:p>
      <text:p text:style-name="P65">- Нет.</text:p>
      <text:p text:style-name="P65">- А как попал в гнездо Агамемнона — помнишь?</text:p>
      <text:p text:style-name="P65">- Нет.</text:p>
      <text:p text:style-name="P65">- А кто ты — помнишь?</text:p>
      <text:p text:style-name="P65">- Нет.</text:p>
      <text:p text:style-name="P56"><text:span text:style-name="T11">- Ну и ну. Ни в жизнь ещё таких чудаков не встречала. - покачала головой пегаска. - Ты не обижайся, но ты <text:s/>мозгами напоминаешь мне </text:span><text:span text:style-name="T12">полугодовалого жеребёнка</text:span><text:span text:style-name="T11">. То есть, вообще не </text:span><text:span text:style-name="T12">паришь</text:span><text:span text:style-name="T11"> по жизни. Хотя, на вид, взрослый. Как ты, вообще, дожил до своих лет, если не помнишь ничего?</text:span></text:p>
      <text:p text:style-name="P6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6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65">- Следующий? - я мучительно пытался ухватить логическую нить. - А кто предыдущий?</text:p>
      <text:p text:style-name="P6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65">Пегаска склонила шею и я увидел огромную шишку с кровоподтёком на затылке поняхи.</text:p>
      <text:p text:style-name="P6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65"/>
      <text:p text:style-name="P5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6"/>
      <text:p text:style-name="P5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6"/>
      <text:p text:style-name="P56">…</text:p>
      <text:p text:style-name="P56">СИЯНИЕ</text:p>
      <text:p text:style-name="P65">…</text:p>
      <text:p text:style-name="P56"><text:span text:style-name="T14">Оно п</text:span><text:span text:style-name="T11">овсюду. </text:span><text:span text:style-name="T14">Нет верха и низа, нет направлений и расстояний. Нет м</text:span><text:span text:style-name="T11">ыслей. Нет чувств. Нет времени. Есть только бесконечное сияние…</text:span></text:p>
      <text:p text:style-name="P65">.</text:p>
      <text:p text:style-name="P65"><text:soft-page-break/>Кто я?</text:p>
      <text:p text:style-name="P65">.</text:p>
      <text:p text:style-name="P65">Где я?</text:p>
      <text:p text:style-name="P65">.</text:p>
      <text:p text:style-name="P5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6">Внезапно фигура как будто наклоняется ко мне и почти выкрикивает фразу. Видение рушится, но фраза впечатывается в память:</text:p>
      <text:p text:style-name="P56">- ИДИ В ДРОГОНШТЕРН!</text:p>
      <text:p text:style-name="P56"/>
      <text:p text:style-name="P56">…</text:p>
      <text:p text:style-name="P56"/>
      <text:p text:style-name="P56">- Я ВСПОМНИЛ! ВСПОМНИЛ! ДРОГОНШТЕРН!!! - я хлопнул себя по лбу. - Мне нужно попасть в Дрогонштерн!</text:p>
      <text:p text:style-name="P56"/>
      <text:p text:style-name="P56">Поняха закатила глаза и стукнулась лбом о камень.</text:p>
      <text:p text:style-name="P56">- <text:span text:style-name="T18">Я ЖЕ ПРЕДУПРЕЖДАЛА, ПОТИШЕ!!!</text:span> - заорала понька. - Что за тупой <text:span text:style-name="T4">индивид</text:span> попался!</text:p>
      <text:p text:style-name="P56"/>
      <text:p text:style-name="P56">Снаружи беспокойно завозились, что-то неразборчиво запыхтели и внезапно валун, под которым мы прятались, вознёсся над нашими головами.</text:p>
      <text:p text:style-name="P56">Поняха бросилась на меня, сбив с ног и закрыв телом и крыльями.</text:p>
      <text:p text:style-name="P56"/>
      <text:p text:style-name="P5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6">- А как же ты? Он же съест тебя?</text:p>
      <text:p text:style-name="P56">- Не беспокойся, я в последний момент извернусь и улечу. Действуй!</text:p>
      <text:p text:style-name="P56"/>
      <text:p text:style-name="P5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6"/>
      <text:p text:style-name="P56">- <text:span text:style-name="T18">ВИЖУ СБЕЖАВШИЙ ВЧЕРАШНИЙ ОБЕД. ЕЩЁ НЕ ПРОТУХ. ХОРОШО.</text:span></text:p>
      <text:p text:style-name="P60"/>
      <text:p text:style-name="P61">- Ну так и жри, пока не скисло! - заорала поняха, повернув к нему голову.</text:p>
      <text:p text:style-name="P61"/>
      <text:p text:style-name="P61"><text:soft-page-break/>- <text:span text:style-name="T18">ОН ЕЩЁ И РУГАЕТСЯ,</text:span> - недовольно заметил дракон. - <text:span text:style-name="T18">СЛИШКОМ СЫРОЙ</text:span>. <text:span text:style-name="T18">НАДО ПРОЖАРИТЬ.</text:span></text:p>
      <text:p text:style-name="P61">Внезапно он открыл пасть и к нам устремился поток зелёного пламени.</text:p>
      <text:p text:style-name="P61">Пегаска пискнула и прижалась ко мне покрепче. Я завороженно смотрел навстречу гибели…</text:p>
      <text:p text:style-name="P61"/>
      <text:p text:style-name="P6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61"/>
      <text:p text:style-name="P61">- Бежим! - пегаска вскочила и указала направление. Я припустил со всех ног. Безумие последнего часа выбило из меня способность мыслить.</text:p>
      <text:p text:style-name="P61"/>
      <text:p text:style-name="P61">… И потому я остановился у края пропасти, руководствуясь исключительно рефлексами.</text:p>
      <text:p text:style-name="P61">Пару камешек сорвалось у меня из-под ноги и скрылось в голубоватой дымке. Я перевёл дух.</text:p>
      <text:p text:style-name="P61"/>
      <text:p text:style-name="P61">- Почему остановился?!! Прыгай! - пегаска остановилась рядом и указала копытом прямо вниз. - Прыгай, если хочешь жить!</text:p>
      <text:p text:style-name="P61"><text:s/></text:p>
      <text:p text:style-name="P61"><text:span text:style-name="T18">- НЕНАВИЖУ ПОНЯЧЬЮ МАГИЮ! НЕ ВЫНОШУ ПОНИ!!! ВИДЕТЬ ИХ БОЛЬШЕ НЕ ХОЧУ В СВОЁМ ГНЕЗДЕ!</text:span> - орал Агамемнон, протирая глаза.</text:p>
      <text:p text:style-name="P61"/>
      <text:p text:style-name="P61">Я молча стоял и смотрел вниз, хлопая глазами. </text:p>
      <text:p text:style-name="P61">Пегаска всё поняла. Она присела, как будто готовясь к прыжку. Я сделал маленький шажок назад, не желая прыгать.</text:p>
      <text:p text:style-name="P6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61"/>
      <text:p text:style-name="P6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61">Довольно скоро я оказался в захвате передних ноги пегаски и к моим воплям присоединился её протяжный визг.</text:p>
      <text:p text:style-name="P61"/>
      <text:p text:style-name="P61">- А-А-А-А-А-А-А-А-А-А!!!</text:p>
      <text:p text:style-name="P61"/>
      <text:p text:style-name="P61"><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9">…</text:p>
      <text:p text:style-name="P58"/>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0">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56"/>
      <text:p text:style-name="P56">Иногда ты довольно туго соображаешь, чувак! Жертвенность этой поняхи заслуживает большей награды, чем ты можешь дать сейчас.</text:p>
      <text:p text:style-name="P56"/>
      <text:p text:style-name="P56">Я примирительно потрепал пегаску по голубой гриве и неумело погладил по крупу, стряхивая воду.</text:p>
      <text:p text:style-name="P56">- Извини, подруга. Я ступил.</text:p>
      <text:p text:style-name="P56"/>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52"/>
      <text:p text:style-name="P63">Мы обернулись на голос и узрели с полдюжины копий, чуть ли не уткнувшихся нам в носы…</text:p>
      <text:p text:style-name="P63"/>
      <text:p text:style-name="P64">***</text:p>
      <text:p text:style-name="P52"/>
      <text:p text:style-name="P63">- Хуман из Хомо Сапиенсов! - возвращает меня к реальности гортанный голос полосатой целительницы, - Ты можешь войти. Пегаска нуждается в тебе.</text:p>
      <text:p text:style-name="P63"/>
      <text:h text:style-name="P181"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81" text:outline-level="2"><text:soft-page-break/>4</text:h>
      <text:p text:style-name="P63"/>
      <text:p text:style-name="P7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0">…сссшшш… военные расходы стали максимальными за всю историю наблюдения – говорится в ежегодном отчёте международной …шшш… </text:p>
      <text:p text:style-name="P70">…хррршшш… заступил на дежурство девятнадцатый дивизион ПВО дальнего …шшшсссссшшш… </text:p>
      <text:p text:style-name="P70"/>
      <text:p text:style-name="P6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63"/>
      <text:p text:style-name="P70">…шшсссшш… очередное заседание ООН, посвящённое предотвращению эскалации конфликта …хрр…</text:p>
      <text:p text:style-name="P7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0"/>
      <text:p text:style-name="P6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63"/>
      <text:p text:style-name="P59">Близилось время обеда. Я пожал плечами и побрёл в столовку.</text:p>
      <text:p text:style-name="P59"/>
      <text:p text:style-name="P59">…</text:p>
      <text:p text:style-name="P59">&lt;<text:span text:style-name="T4">теория трун и волновых колебаний, мультиверс Эверетта</text:span>&gt;</text:p>
      <text:p text:style-name="P5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5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59"><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5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59">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59">Диоген с обидой посмотрел на сидящего за соседним столом Гейзенберга. Тот что-то доказывал Леннону и даже не повернулся в ответ.</text:p>
      <text:p text:style-name="P59"/>
      <text:p text:style-name="P5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59"/>
      <text:p text:style-name="P59">Диоген провёл от точки кривую линию <text:s/>и в конце сильно вдавил пальцем в стол. Слизывая впившиеся в палец крупицы соли, он продолжил.</text:p>
      <text:p text:style-name="P59"/>
      <text:p text:style-name="P59">-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59"/>
      <text:p text:style-name="P59">Диоген заговорщицки подмигнул мне и нарисовал от точки на столе ещё несколько кривых траекторий.</text:p>
      <text:p text:style-name="P59"/>
      <text:p text:style-name="P5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5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59"/>
      <text:p text:style-name="P59"><text:soft-page-break/>- Красиво… - я не понял вообще ничего, но с Диогеном лучше было соглашаться, чтобы не вызвать приступ научного гнева.</text:p>
      <text:p text:style-name="P5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59">- Знаешь, Диоген, я больше ценитель классики. Ну, там, когда яблоко на голову падает или е равно эм-цэ-квадрат…</text:p>
      <text:p text:style-name="P59">-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59"/>
      <text:p text:style-name="P5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59"/>
      <text:p text:style-name="P59">-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5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59"/>
      <text:p text:style-name="P59">- И что с того? - ошалело спросил я. Множественные вселенные в моём воображении играли на гармошке и танцевали чечётку.</text:p>
      <text:p text:style-name="P59"/>
      <text:p text:style-name="P59">-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59"/>
      <text:p text:style-name="P59">Диоген выцарапал крошку из бороды и отправил в рот. В его голосе послышались истерически-восторжённые нотки.</text:p>
      <text:p text:style-name="P59"/>
      <text:p text:style-name="P5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59"/>
      <text:p text:style-name="P59">Диоген выдохнул и залпом опрокинул в себя стакан компота. Закашлялся, вытер рот рукавом и обиженно оглянулся через плечо.</text:p>
      <text:p text:style-name="P59"/>
      <text:p text:style-name="P5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9">притянуто за уши, а камни годятся </text:span>только на то, чтобы вышибать мозги из заумствующих демагогов! Но позвольте!!</text:p>
      <text:p text:style-name="P63"/>
      <text:p text:style-name="P6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63"/>
      <text:p text:style-name="P6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52"/>
      <text:p text:style-name="P52">Я уже отчаялся остановить вышедшего на орбиту философа и просто старался не заснуть.</text:p>
      <text:p text:style-name="P52"/>
      <text:p text:style-name="P5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2"/>
      <text:p text:style-name="P5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2"/>
      <text:p text:style-name="P5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2"/>
      <text:p text:style-name="P5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2"/>
      <text:p text:style-name="P5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2"/>
      <text:p text:style-name="P6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63">Крошка не двигалась.</text:p>
      <text:p text:style-name="P63">Я закрыл глаза, прижал пальцы рук к вискам и представил, как крошка поднимается в воздух и…</text:p>
      <text:p text:style-name="P63"/>
      <text:p text:style-name="P63">- Ты чего? У тебя что, голова болит? - Диоген встревожено тряс меня за плечо. - Хочешь леденец? Барбарисовый! Я вчера у Крыса выменял за сигарету.</text:p>
      <text:p text:style-name="P63"/>
      <text:p text:style-name="P63">Я открыл глаза. На месте крошки покоился локоть Диогена. Сам он участливо совал мне под нос леденец.</text:p>
      <text:p text:style-name="P6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63"/>
      <text:p text:style-name="P63">- Нет, всё в порядке, продолжай.</text:p>
      <text:p text:style-name="P6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63"/>
      <text:p text:style-name="P63">Я вытер брызги слюны Диогена со лба.</text:p>
      <text:p text:style-name="P63"/>
      <text:p text:style-name="P63">- А война? - я отчаянно искал повод свалить в палату. Мне ужасно хотелось спать.</text:p>
      <text:p text:style-name="P63">- Что – война?</text:p>
      <text:p text:style-name="P63">- Если у нас произойдёт война – случится ли война в отражении? Скажем, вот в том, далёком – на седьмой волне?</text:p>
      <text:p text:style-name="P6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63"/>
      <text:p text:style-name="P6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63"/>
      <text:p text:style-name="P63">…</text:p>
      <text:p text:style-name="P63"/>
      <text:p text:style-name="P63">- Дедлайн, танцуй! - судья Дредд окликнул меня на входе в палату.</text:p>
      <text:p text:style-name="P63"/>
      <text:p text:style-name="P63">Я повернул голову.</text:p>
      <text:p text:style-name="P63"/>
      <text:p text:style-name="P63">- Ты же не хотел переезжать в четвёртую палату? Так вот, перевод отменяется. Остаёшься в третьей своих пауков разводить.</text:p>
      <text:p text:style-name="P63"/>
      <text:p text:style-name="P63">“Неужто Алекс замолвил за меня словечко?” - пронеслось у меня в мыслях. - “Расстались мы с ним не на хорошей ноте. Что он потребует взамен?”</text:p>
      <text:p text:style-name="P63">- Да не смотри ты на меня, как кролик на удава! - отмахнулся Дредд, - новенький умер. Сегодня утром. Я как раз на утреннем осмотре был.</text:p>
      <text:p text:style-name="P63"/>
      <text:p text:style-name="P63">У меня перехватило дыхание.</text:p>
      <text:p text:style-name="P63"/>
      <text:p text:style-name="P63">- От чего он умер?</text:p>
      <text:p text:style-name="P6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63"/>
      <text:p text:style-name="P64">***</text:p>
      <text:p text:style-name="P63"/>
      <text:p text:style-name="P63">- Джет… - шепчу я тихонько.</text:p>
      <text:p text:style-name="P63"/>
      <text:p text:style-name="P63">Комок под серым пледом слабо шевелится.</text:p>
      <text:p text:style-name="P63"/>
      <text:p text:style-name="P63">- Она очень слаба. Разговаривай с ней не более четверти часа, Хуман из Хомо Сапиенсов. Время пошло.</text:p>
      <text:p text:style-name="P63"/>
      <text:p text:style-name="P63">Зеррика ставит на полку возле кровати песочные часы и выходит.</text:p>
      <text:p text:style-name="P63"/>
      <text:p text:style-name="P63">- Джет!</text:p>
      <text:p text:style-name="P63">Из-под одеяла высовывается копыто и затаскивает мою руку под одеяло. К руке прижимается что-то тёплое и влажное.</text:p>
      <text:p text:style-name="P63">Я осторожно стаскиваю одеяло с пегаски. Та лежит на животе, вся спина перебинтована. Джет прижимает мою руку к заплаканной щеке.</text:p>
      <text:p text:style-name="P63"/>
      <text:p text:style-name="P6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63"/>
      <text:p text:style-name="P63">Я ногой придвигаю к кровати стул и сажусь на него. Свободной рукой треплю пегаску между ушами.</text:p>
      <text:p text:style-name="P63"/>
      <text:p text:style-name="P6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63"><text:s/></text:p>
      <text:p text:style-name="P6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63"/>
      <text:p text:style-name="P6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63"/>
      <text:p text:style-name="P6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63"/>
      <text:p text:style-name="P63">Я шутливо сжимаю её нос. </text:p>
      <text:p text:style-name="P63"/>
      <text:p text:style-name="P6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63">- Это уже мои проблемы.</text:p>
      <text:p text:style-name="P63">- <text:s/>Зато я отлично умею готовить гороховый суп. Кстати, а что такое “суицид”? - спрашивает пегаска сонным голосом и зевает.</text:p>
      <text:p text:style-name="P63"/>
      <text:p text:style-name="P63">Я задумываюсь. В полумраке палатки тускло блестят доспехи Джет, сваленные кучей в углу.</text:p>
      <text:p text:style-name="P6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63"/>
      <text:p text:style-name="P63">- Хррр… я поняла… я буду бороться до конца… Хум… хррр…</text:p>
      <text:p text:style-name="P63"/>
      <text:p text:style-name="P63">- Хуман из Хомо Сапиенсов! Пора заканчивать визит.</text:p>
      <text:p text:style-name="P63"/>
      <text:p text:style-name="P63">Полог палатки раздвигается и Зеррика показывает мне копытом на часы, в которых пересыпаются последние песчинки.</text:p>
      <text:p text:style-name="P63">Я осторожно высвобождаю руку из захвата спящей Джет и поправляю ей одеяло.</text:p>
      <text:p text:style-name="P63"/>
      <text:p text:style-name="P63">- Когда она встанет на ноги?</text:p>
      <text:p text:style-name="P63">- Н<text:span text:style-name="T4">едели </text:span>будет достаточно, Хуман. Пегасы - крепкие создания. Ты можешь оставаться с нами до её выздоровления.</text:p>
      <text:p text:style-name="P63">- Спасибо вам. За всё. За Джет.</text:p>
      <text:p text:style-name="P63"/>
      <text:p text:style-name="P63">Зебра косит на меня изумрудным глазом.</text:p>
      <text:p text:style-name="P63"/>
      <text:p text:style-name="P6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63"/>
      <text:p text:style-name="P63"><text:soft-page-break/>Я неверяще смотрю на Зеррику.</text:p>
      <text:p text:style-name="P63"/>
      <text:p text:style-name="P63">- Вы знали, что у Джет отвалится крыло и я буду мешать ей прыгнуть с обрыва?</text:p>
      <text:p text:style-name="P63"/>
      <text:p text:style-name="P63">Зебра смущается.</text:p>
      <text:p text:style-name="P63"/>
      <text:p text:style-name="P6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63">- Что за миссия? Я не то, что какую-то миссию – я не знаю даже, как меня зовут!</text:p>
      <text:p text:style-name="P63"/>
      <text:p text:style-name="P63">Зеррика сочувствующе кивает.</text:p>
      <text:p text:style-name="P63"/>
      <text:p text:style-name="P6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63"/>
      <text:p text:style-name="P63">…</text:p>
      <text:p text:style-name="P63"/>
      <text:p text:style-name="P6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63"/>
      <text:p text:style-name="P63">- А, Большой М’боно! - приветствует меня Сенбе скрипучим голосом. - Заходи. Сенбе ждал тебя.</text:p>
      <text:p text:style-name="P63"/>
      <text:p text:style-name="P63">Зебра указывает копытом на мешок рядом. Я присаживаюсь. Зеррика почтительно склоняет голову перед старейшиной и <text:span text:style-name="T20">выходит из палатки</text:span>. Ящерица не мигая <text:s/>смотрит на нас из-под потолка.</text:p>
      <text:p text:style-name="P63"/>
      <text:p text:style-name="P63">- Почему ты зовёшь меня “Большой М’боно”? О какой ещё миссии вы говорите? Что ты узнал о мне прошлой весной? Каким хером я тут очутился? Кто я <text:span text:style-name="T20">такой</text:span>, чёрт меня подери <text:span text:style-name="T20">на мальтийский крест</text:span>?</text:p>
      <text:p text:style-name="P63"/>
      <text:p text:style-name="P63">Сенбе поднимает копыто, останавливая поток сознания.</text:p>
      <text:p text:style-name="P63"/>
      <text:p text:style-name="P63"><text:soft-page-break/>- Слишком много вопросов для старого <text:span text:style-name="T20">шамана</text:span>. Большой М’боно слишком молод и зол. Совсем как Сенбе, когда он сам был молод, - с<text:span text:style-name="T20">тарейшина </text:span>усмехнулся. <text:span text:style-name="T20">- Сенбе прочитает тебе то, что сам узнал полгода назад во сне. Не спрашивай ни о чём сверх того. Сенбе не ответит — сам не знает.</text:span></text:p>
      <text:p text:style-name="P52">&lt;расписать больше быта у Сенбе&gt;</text:p>
      <text:p text:style-name="P7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63"/>
      <text:p text:style-name="P64">***</text:p>
      <text:p text:style-name="P63">&lt;<text:span text:style-name="T4">ывкпвпекываукпеыварпевыаерпкув</text:span>&gt;</text:p>
      <text:p text:style-name="P158"/>
      <text:p text:style-name="P64">***</text:p>
      <text:p text:style-name="P63"/>
      <text:p text:style-name="P63">Сенбе захлопывает книгу.</text:p>
      <text:p text:style-name="P63"/>
      <text:p text:style-name="P63">- Большой Мбоно доволен? Сенбе ответил на твои вопросы?</text:p>
      <text:p text:style-name="P63">- Вполне, - с каменным лицом говорю я.</text:p>
      <text:p text:style-name="P6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63"/>
      <text:h text:style-name="P181"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81" text:outline-level="2">5</text:h>
      <text:p text:style-name="P63">&lt;<text:span text:style-name="T4">глава с фейковым Диалогом с Терминатором должна быть ПОСЛЕ договорённости с Крысом о побеге</text:span>&gt;</text:p>
      <text:p text:style-name="P6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6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6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6">Два года</text:span><text:span text:style-name="T1"> прошло со времени моего последнего Урока, но я отлично помню процедуру приветствия. Опыт не пропьёшь.</text:span></text:p>
      <text:p text:style-name="P63"/>
      <text:p text:style-name="P159">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2"/>
      <text:p text:style-name="P6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63">Что ж. Обманывать нехорошо, но для дела – можно.</text:p>
      <text:p text:style-name="P52">&lt;более детальное описание начала диалога. Сам диалог развернуть&gt;</text:p>
      <text:p text:style-name="P63">- Как мне звать тебя, Учитель? - прошептал я ему на ухо. - Я желаю взять урок.</text:p>
      <text:p text:style-name="P52"/>
      <text:p text:style-name="P63">Зрачки Терминатора застыли. Губы замерли. Казалось, он перестал дышать.</text:p>
      <text:p text:style-name="P63">Прошли бесконечные полминуты, когда губы Терминатора дёрнулись.</text:p>
      <text:p text:style-name="P63"/>
      <text:p text:style-name="P63">- Оператор 34. Я готов учить тебя, Хэвэн, - прошептал он в ответ.</text:p>
      <text:p text:style-name="P63">- Приветствие принято, оператор 34. Начинаем диалог.</text:p>
      <text:p text:style-name="P63"/>
      <text:p text:style-name="P63">Секунды сгорали одна за другой, как мотыльки в костре. Вопросы следовали один за другим в быстрой последовательности.</text:p>
      <text:p text:style-name="P63"/>
      <text:p text:style-name="P52">- Каков был класс твоей защиты?</text:p>
      <text:p text:style-name="P52">- Двадцать шестой.</text:p>
      <text:p text:style-name="P52">- Сколько времени ты продержался?</text:p>
      <text:p text:style-name="P52">- Семнадцать минут.</text:p>
      <text:p text:style-name="P52">- Сколько времени ты бы продержался с сорок восьмым классом?</text:p>
      <text:p text:style-name="P52">- … Часа два… Наверное…</text:p>
      <text:p text:style-name="P52">- Какой ты запомнил Хэвэн?</text:p>
      <text:p text:style-name="P52">- Она прекрасна…</text:p>
      <text:p text:style-name="P52">- Чего более всего нужно опасаться при встрече с ней сейчас?</text:p>
      <text:p text:style-name="P52"/>
      <text:p text:style-name="P5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2"/>
      <text:p text:style-name="P52">- Любви. Опасайся её любви. Не давай ей прикоснуться к себе.</text:p>
      <text:p text:style-name="P52"/>
      <text:p text:style-name="P63">Терминатор откинулся на койку и закрыл его глаза.</text:p>
      <text:p text:style-name="P63"/>
      <text:p text:style-name="P63">- Сессия завершается, оператор 34. Закрываю диалог, - поспешно прошептал я.</text:p>
      <text:p text:style-name="P63"><text:soft-page-break/>- До свидания, Хэвэн. Диалог закрыт, - с закрытыми глазами пробормотал Терминатор.</text:p>
      <text:p text:style-name="P63"/>
      <text:p text:style-name="P63">…</text:p>
      <text:p text:style-name="P63"/>
      <text:p text:style-name="P6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63">Что ж, двух часов мне более чем достаточно.</text:p>
      <text:p text:style-name="P63"/>
      <text:p text:style-name="P63">Белые чёрточки нарезали небо тонкими полосками. Восемь параллельных инверсионных следов, расползающихся ватными дорожками.</text:p>
      <text:p text:style-name="P6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63"/>
      <text:p text:style-name="P63">Я протянул руку и подкрутил ручку настройки ретранслятора. Пыльный ящик разразился очередной порцией свистов.</text:p>
      <text:p text:style-name="P63"/>
      <text:p text:style-name="P70">…ccшшш… могут быть спокойны - звено истребителей с самолётом аэроразведки АВАКС патрулируют небо над столицей. <text:span text:style-name="T1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70"/>
      <text:p text:style-name="P59">Гул столовой заглушил хрип древнего аппарата.</text:p>
      <text:p text:style-name="P63"/>
      <text:p text:style-name="P64">***</text:p>
      <text:p text:style-name="P63"/>
      <text:p text:style-name="P63">- Чешется! - Джет ожесточённо трётся об меня спиной, высунув язык от удовольствия.</text:p>
      <text:p text:style-name="P63">- Да погоди ты! - я отпихиваю пегаску, - Потерпи два дня. Снимут бинты – тогда хоть до дыр чеши!</text:p>
      <text:p text:style-name="P63">- ЧЕ-ШЕТ-СЯ!!! - Джет с совершенно безумными глазами начинает чесаться о центральный столб палатки.</text:p>
      <text:p text:style-name="P63"/>
      <text:p text:style-name="P63">Тот явно не рассчитан на столь энергичных пациентов. Коротко треснув, столб валится набок, потянув за собой всё остальное.</text:p>
      <text:p text:style-name="P63"/>
      <text:p text:style-name="P63">- А х ты ж ё…!! - рухнувший полог палатки заглушает мои ругательства.</text:p>
      <text:p text:style-name="P63"><text:soft-page-break/></text:p>
      <text:p text:style-name="P63">Изрядно пробарахтавшись в складках плотной ткани, я, наконец, прорываюсь на свободу.</text:p>
      <text:p text:style-name="P63"/>
      <text:p text:style-name="P6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63"/>
      <text:p text:style-name="P6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63">- ЭТО Я!!! Я САМА ОСВОБОДИЛАСЬ! - орёт Джет, - МНЕ НАДО!!!</text:p>
      <text:p text:style-name="P63"/>
      <text:p text:style-name="P6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63"/>
      <text:p text:style-name="P6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63"/>
      <text:p text:style-name="P63">Джет моментально замирает.</text:p>
      <text:p text:style-name="P63"/>
      <text:p text:style-name="P63">- Эээ… Ооо… Упс… Н-наденьте на меня, пожалуйста, бандажи… И привяжите к кровати – я не ручаюсь, что во сне не сорву их.</text:p>
      <text:p text:style-name="P63"/>
      <text:p text:style-name="P63">Зеррика фейсхуфит. Потом воздевает глаза к потолку. Потом вздыхает.</text:p>
      <text:p text:style-name="P63"/>
      <text:p text:style-name="P6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63"/>
      <text:p text:style-name="P63">…</text:p>
      <text:p text:style-name="P63"/>
      <text:p text:style-name="P6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63"/>
      <text:p text:style-name="P63">- Поправь меня! Мне солнце прям в глаз светит!</text:p>
      <text:p text:style-name="P63"/>
      <text:p text:style-name="P63"><text:soft-page-break/>Я пододвигаю крестовину.</text:p>
      <text:p text:style-name="P63"/>
      <text:p text:style-name="P63">- Итак, поехал он за аленьким цветочком.&lt;<text:span text:style-name="T4">шутливая </text:span><text:span text:style-name="T16">история</text:span>&gt;</text:p>
      <text:p text:style-name="P63"/>
      <text:h text:style-name="P181"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181" text:outline-level="2">6</text:h>
      <text:p text:style-name="P63"/>
      <text:p text:style-name="P6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63">Я выкинул одноразовые тарелки в мусорный бак и собрался уходить, когда меня окликнули.</text:p>
      <text:p text:style-name="P63"/>
      <text:p text:style-name="P63">- Дедлайн, я рассчитал! Рассчитал!</text:p>
      <text:p text:style-name="P63"/>
      <text:p text:style-name="P6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63"/>
      <text:p text:style-name="P63">- Я всё рассчитал! Десять!</text:p>
      <text:p text:style-name="P63"/>
      <text:p text:style-name="P6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63"/>
      <text:p text:style-name="P63">- Идём!</text:p>
      <text:p text:style-name="P63"/>
      <text:p text:style-name="P63">Палата Диогена была через одну с моей – надзирающий санитар Шопен лениво кивнул мне, пропуская внутрь.</text:p>
      <text:p text:style-name="P63"><text:soft-page-break/>Подойдя к своей койке, Диоген нырнул в тумбочку чуть ли не по пояс.</text:p>
      <text:p text:style-name="P63"/>
      <text:p text:style-name="P63">- Сюда я его положил, лежал же где-то тут… Ага!</text:p>
      <text:p text:style-name="P63"/>
      <text:p text:style-name="P63">Диоген вытащил смятый листок.</text:p>
      <text:p text:style-name="P63"/>
      <text:p text:style-name="P63">- Сегодня ночью пришло вдохновение – рассчитал всё, как ты и спрашивал! На седьмой волне – десять миллионов!</text:p>
      <text:p text:style-name="P6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63"/>
      <text:p text:style-name="P6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6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63">…</text:p>
      <text:p text:style-name="P6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63"/>
      <text:p text:style-name="P6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63"/>
      <text:p text:style-name="P6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63"/>
      <text:p text:style-name="P64">***</text:p>
      <text:p text:style-name="P63"/>
      <text:p text:style-name="P63">- Четыре! Три! Два! Один! Снимай, - кивает мне Зеррика.</text:p>
      <text:p text:style-name="P63"/>
      <text:p text:style-name="P63"><text:soft-page-break/>Я сдёргиваю разрезанные остатки повязки с Джет. Та уже стоит на полусогнутых, ожидая возможности как следует почесаться.</text:p>
      <text:p text:style-name="P63">- И-и-и-й-е-е-ех!</text:p>
      <text:p text:style-name="P63"/>
      <text:p text:style-name="P63">Одним прыжком Джет достигает ближайшей сосны и разворачивается к ней спиной. Выгибается, <text:s/>топает в предвкушении копытом и…</text:p>
      <text:p text:style-name="P63">И замирает..</text:p>
      <text:p text:style-name="P63">…</text:p>
      <text:p text:style-name="P63">- Джет, ты чего?</text:p>
      <text:p text:style-name="P63"/>
      <text:p text:style-name="P63">На лице пегаски появляется глупое выражение. Она словно прислушивается к чему-то внутри неё.</text:p>
      <text:p text:style-name="P63">Потом её мордаха несмело озаряется улыбкой. А за её спиной…</text:p>
      <text:p text:style-name="P63"/>
      <text:p text:style-name="P63">- Э-э-э… Что за… ?</text:p>
      <text:p text:style-name="P63"/>
      <text:p text:style-name="P6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63"/>
      <text:p text:style-name="P63">- Какого фига?! - Джет недоумённо смотрит на левое, потом осторожно захватывает зубами коготь и дёргает.</text:p>
      <text:p text:style-name="P63">- Ай!</text:p>
      <text:p text:style-name="P6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63">- Что вы с ней сделали? - встреваю я. - Что это за уродское крыло?</text:p>
      <text:p text:style-name="P6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63"/>
      <text:p text:style-name="P63">- О-ФИ-ГЕТЬ! - Джет чешет когтем спину и её лицо расплывается в блаженстве. - Кру-у-уть!</text:p>
      <text:p text:style-name="P63">- Не забывай, юная пегаска: летать тебе можно только через неделю. <text:span text:style-name="T20">И никакого подъёма грузов в течении полугода -</text:span> <text:span text:style-name="T2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63"><text:soft-page-break/>- ХА-РА-ШО!!! - Джет подпрыгивает и мчится в долину, сбивая грудью полевые цветы.</text:p>
      <text:p text:style-name="P63"/>
      <text:p text:style-name="P6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63">Определённо, ты в долгу перед зебрами, Хуман!</text:p>
      <text:p text:style-name="P63"/>
      <text:p text:style-name="P63">- Спасибо тебе, Зеррика! Всем вам спасибо! За мной должок, - обращаюсь я к ней через плечо…</text:p>
      <text:p text:style-name="P63"/>
      <text:p text:style-name="P63">… Рядом со мной – никого. Лишь тёплый воздух дует мне в ответ и из долины доносятся радостные взвизги дурачащейся Джет.</text:p>
      <text:p text:style-name="P63">Как будто прошёл сон длиной в две недели, начавшийся кошмаром, но закончивш<text:span text:style-name="T20">и</text:span>йся солнцем и одуванчиками.</text:p>
      <text:p text:style-name="P63">Я спустился в долину и составил компанию пегаске.</text:p>
      <text:p text:style-name="P63"/>
      <text:h text:style-name="P181" text:outline-level="2">7</text:h>
      <text:p text:style-name="P63"/>
      <text:p text:style-name="P63">- Крыс! Эй, Крыс!</text:p>
      <text:p text:style-name="P7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63"><text:span text:style-name="T2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75">&lt;</text:span><text:span text:style-name="T21">попсой ТОЙ СТОРОНЫ</text:span><text:span text:style-name="T175">&gt;</text:span><text:span text:style-name="T20"> обнаружили — беднягу чуть инфаркт не схватил.</text:span></text:p>
      <text:p text:style-name="P72"/>
      <text:p text:style-name="P72">Выменять у Крыса хабар у нас означает «добыть». Где добывает хабар сам Крыс, остаётся загадкой. Хотя у меня были подозрения на сей счёт.</text:p>
      <text:p text:style-name="P72"/>
      <text:p text:style-name="P72">- Стой, не уходи, дело есть, - я схватил Крыса за плечо.</text:p>
      <text:p text:style-name="P72"/>
      <text:p text:style-name="P72">Тот хмуро зыркнул на меня и скинул руку.</text:p>
      <text:p text:style-name="P72"/>
      <text:p text:style-name="P72">- Чего тебе? Решил долг вернуть?</text:p>
      <text:p text:style-name="P7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7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72"/>
      <text:p text:style-name="P7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72"/>
      <text:p text:style-name="P72">- Да ладно! - не поверил Крыс, осторожно понюхав пробку бутылки. - Джек Дэниэлс ориджинал! Ты, случаем, не Санта Клаус?</text:p>
      <text:p text:style-name="P72">- Это только задаток. Слушай сюда...</text:p>
      <text:p text:style-name="P63"/>
      <text:h text:style-name="P182" text:outline-level="2">***</text:h>
      <text:p text:style-name="P72"/>
      <text:p text:style-name="P72">Джет прислушивается, оттопырив уши вперёд.</text:p>
      <text:p text:style-name="P72"/>
      <text:p text:style-name="P72">- Там треснула ветка! Я точно слышала!</text:p>
      <text:p text:style-name="P72">- Да ладно тебе, Джет! Мы давным-давно оторвались от твердолобов — иначе за две недели у зебр они бы нас настигли.</text:p>
      <text:p text:style-name="P72"/>
      <text:p text:style-name="P7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72"/>
      <text:p text:style-name="P72">- Хмм!</text:p>
      <text:p text:style-name="P72"/>
      <text:p text:style-name="P7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72">Наконец пегаска приземляется.</text:p>
      <text:p text:style-name="P72"/>
      <text:p text:style-name="P72">- Показалось.</text:p>
      <text:p text:style-name="P72"/>
      <text:p text:style-name="P72">Мы продолжаем идти вдоль обрыва.</text:p>
      <text:p text:style-name="P7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72"/>
      <text:p text:style-name="P7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72"/>
      <text:p text:style-name="P72">Я вздыхаю.</text:p>
      <text:p text:style-name="P72">Толчок возвращает меня к действительности. Я натыкаюсь на круп пегаски, настороженно вглядывающейся в заросли можжевельника.</text:p>
      <text:p text:style-name="P72"/>
      <text:p text:style-name="P72">- Хум, там кто-то пялится на нас! Готова спорить на маховое перо!</text:p>
      <text:p text:style-name="P72">- Да брось, Джет, ты уже проверила все окрестности.</text:p>
      <text:p text:style-name="P72"/>
      <text:p text:style-name="P72">Я хлопаю пегаску по крупу, побуждая двигаться дальше. Та вместо этого снова взмывает над деревьями.</text:p>
      <text:p text:style-name="P72"/>
      <text:p text:style-name="P9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8">Меня озаряет.</text:p>
      <text:p text:style-name="P72"/>
      <text:p text:style-name="P72">Пегаска! Дельтаплан! Пегаска!</text:p>
      <text:p text:style-name="P72"/>
      <text:p text:style-name="P72">С дьявольским хохотом я потираю руки и иду навстречу приземлившейся Джет. Та недоумённо смотрит на меня, склонив голову и насторожив уши.</text:p>
      <text:p text:style-name="P7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72">Дрогонштерн темнеет в лучах заката. </text:p>
      <text:p text:style-name="P72"/>
      <text:h text:style-name="P181" text:outline-level="2"><text:soft-page-break/>8</text:h>
      <text:p text:style-name="P72"/>
      <text:p text:style-name="P72">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72">Крыс втолкнул меня в каморку, закрыл за собой дверь и заблокировал её, вставив в ручку веник. После чего включил свет.</text:p>
      <text:p text:style-name="P72">Тусклая лампочка осветила фаянсовый стульчак запасного туалета, груду измятых вёдер, веников и швабр.</text:p>
      <text:p text:style-name="P72"/>
      <text:p text:style-name="P72">- Ты сделал куклу? - шёпотом спросил Крыс.</text:p>
      <text:p text:style-name="P72">- Скрутил из полотенец, ведра и второй подушки. Под одеялом от человека не отличить.</text:p>
      <text:p text:style-name="P72">- Хорошо.</text:p>
      <text:p text:style-name="P72"/>
      <text:p text:style-name="P72">Крыс подошёл к унитазу, надавил сразу за ним и вытащил приличный кусок стены прямо с кафельной плиткой.</text:p>
      <text:p text:style-name="P72">За проёмом открылся вертикальный короб. Толстый ствол канализационной трубы и несколько труб потоньше занимали добрую треть ширины лаза.</text:p>
      <text:p text:style-name="P72"/>
      <text:p text:style-name="P72">-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72">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7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72">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72">- Мы же договорились за две!</text:p>
      <text:p text:style-name="P72"><text:soft-page-break/>- Четыре! Две поставишь мне в кредит — верну хабаром. По-крайней мере, так ты меня больше на долг не подсадишь.</text:p>
      <text:p text:style-name="P72"/>
      <text:p text:style-name="P72">Крыс приблизил своё лицо к моему.</text:p>
      <text:p text:style-name="P72"/>
      <text:p text:style-name="P72">-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72"/>
      <text:p text:style-name="P72">Мелкие зубы Крыса <text:s/>сверкнули безумной улыбкой в тусклом свете лампочки.</text:p>
      <text:p text:style-name="P72">Я отодвинул его ладонью.</text:p>
      <text:p text:style-name="P72"/>
      <text:p text:style-name="P72">- Не надо. Если ты действительно меня знаешь, то бояться не должен.</text:p>
      <text:p text:style-name="P72"/>
      <text:p text:style-name="P72">Крыс осклабился и хлопнул меня по плечу.</text:p>
      <text:p text:style-name="P72"/>
      <text:p text:style-name="P72">- А я и не боюсь. Законы жанра обязывают.</text:p>
      <text:p text:style-name="P72"/>
      <text:p text:style-name="P72">Он хохотнул и выскользнул из подсобки.</text:p>
      <text:p text:style-name="P72"/>
      <text:p text:style-name="P78">***</text:p>
      <text:p text:style-name="P78"/>
      <text:p text:style-name="P72">Крылатая фигурка у меня на шее сверкает золотом. Я в последний раз проверяю верёвки, привязывающие Джет к крестовине.</text:p>
      <text:p text:style-name="P72"/>
      <text:p text:style-name="P72">- Щекотно! - хихикает пегаска, выгибая спину.</text:p>
      <text:p text:style-name="P72">- Не дёргайся! - строго осаживаю я.</text:p>
      <text:p text:style-name="P72"/>
      <text:p text:style-name="P72">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72">Я поворачиваюсь к пегаске и продолжаю.</text:p>
      <text:p text:style-name="P72"/>
      <text:p text:style-name="P72"><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72"/>
      <text:p text:style-name="P72">Пегаска так усердно кивает головой, что немедленно трескается затылком о выступающий конец креста.</text:p>
      <text:p text:style-name="P72"/>
      <text:p text:style-name="P72">- Ну что ж…</text:p>
      <text:p text:style-name="P72"/>
      <text:p text:style-name="P72">Я отступаю от края уступа для разгона, жестом руки пригласив Джет следовать за мной. Неровный топот, глухие удары и пыхтение слышатся позади.</text:p>
      <text:p text:style-name="P7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72">Джет, не обращая внимания на мой смех, следует дальше и, поравнявшись со мной, хлопает меня перекладиной по макушке.</text:p>
      <text:p text:style-name="P72"/>
      <text:p text:style-name="P72">- Ай!</text:p>
      <text:p text:style-name="P72"/>
      <text:p text:style-name="P72">Пегаска немедленно разворачивается и на развороте хлопает меня перекладиной вторично.</text:p>
      <text:p text:style-name="P72">Всё-таки трюк с клоунами и скамейкой возник не на пустом месте, Хуман!</text:p>
      <text:p text:style-name="P72">Я придерживаю Джет за перекладину.</text:p>
      <text:p text:style-name="P72"/>
      <text:p text:style-name="P72">- Для разгона хватит. Залазь.</text:p>
      <text:p text:style-name="P72"/>
      <text:p text:style-name="P72">Я становлюсь на колени. Джет забирается мне на спину и обхватывает всеми четырьмя ногами. Её дыхание щекочет мне ухо.</text:p>
      <text:p text:style-name="P72"/>
      <text:p text:style-name="P7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72">- Это ненадолго, - успокаиваю я её.</text:p>
      <text:p text:style-name="P72"/>
      <text:p text:style-name="P72">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72">Последние метры остаются за спиной, на краю валуна я что есть силы отталкиваюсь от камня.</text:p>
      <text:p text:style-name="P72"><text:soft-page-break/></text:p>
      <text:p text:style-name="P72">- Ю-ху-у-у!!!</text:p>
      <text:p text:style-name="P72"/>
      <text:p text:style-name="P72">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72"/>
      <text:p text:style-name="P72">- О-го-го-о-о-о!!! - восторженно ору я.</text:p>
      <text:p text:style-name="P72"/>
      <text:p text:style-name="P7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72"/>
      <text:p text:style-name="P72">- Поворачивай! - кричу я своему летательному аппарату и колбашу ногами воздух в попытке изменить направление движения.</text:p>
      <text:p text:style-name="P72">- Ы-ы-ы, не могу-у-у! Ты крылья привязал! - отзывается Джет изо всех сил дёргаясь на крестовине.</text:p>
      <text:p text:style-name="P72"/>
      <text:p text:style-name="P72">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72">…</text:p>
      <text:p text:style-name="P72">Слышится громкий треск, но удара нет.</text:p>
      <text:p text:style-name="P7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2">…</text:p>
      <text:p text:style-name="P7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2"><text:s/></text:p>
      <text:p text:style-name="P72">- Как мы пролетели мимо куста? Я же видел, мы неслись прямо на него! Что это был за треск? Как ты смогла повернуть?</text:p>
      <text:p text:style-name="P72"/>
      <text:p text:style-name="P72">Джет встаёт с меня и молча поводит крыльями. Половинки крестовины висят на них словно костыли. Стыд заливает моё лицо краской. Я фэйспалмлю.</text:p>
      <text:p text:style-name="P72"/>
      <text:p text:style-name="P72">-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72">- Как булыжник с крыльями, - хихикает пегаска. - Надо почаще делать буп. Это круто!</text:p>
      <text:p text:style-name="P72"/>
      <text:p text:style-name="P72"><text:soft-page-break/>Пегаска тянется ко мне носом, но я отстраняю её. Только лошадиных слюней на фейсе тебе и не хватает до полного счастья, Хуман!</text:p>
      <text:p text:style-name="P72"/>
      <text:p text:style-name="P72">Осторожно прощупав заживающее крыло Джет и убедившись, что оно не пострадало, я вытираю пот со лба.</text:p>
      <text:p text:style-name="P72"/>
      <text:p text:style-name="P72">- Ты не заметила <text:s/>ничего странного там? - я указываю на куст. - Он так затрясся при нашем приближении, словно испугался, что мы в него врежемся.</text:p>
      <text:p text:style-name="P72">- Неа ,- мотает головой Джет. - Ничего подозрительного. Наверное, то ветер был.</text:p>
      <text:p text:style-name="P72">Я жму плечами.</text:p>
      <text:p text:style-name="P72">- Будем чинить крестовину. У меня есть идея, как обеспечить манёвренность.</text:p>
      <text:p text:style-name="P72">…</text:p>
      <text:p text:style-name="P72">…</text:p>
      <text:p text:style-name="P72">…</text:p>
      <text:p text:style-name="P7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72"/>
      <text:p text:style-name="P72">- Предстартовая проверка рулей! - я придерживаю пегаску за ноги и осторожно бегу к краю камня.</text:p>
      <text:p text:style-name="P72"/>
      <text:p text:style-name="P72">Пегаска маневрирует и я чувствую мягкое давление воздуха, соответствующее наклону свободных кончиков крыльев Джет.</text:p>
      <text:p text:style-name="P72"/>
      <text:p text:style-name="P72">- Рули работают!</text:p>
      <text:p text:style-name="P72">- Отлично! Идём на взлёт! - я ускоряюсь.</text:p>
      <text:p text:style-name="P72">- К взлёту готова!</text:p>
      <text:p text:style-name="P72"/>
      <text:p text:style-name="P72">Пегаска разжимает ноги и съезжает мне с плеч на спину, где её ноги снова берут меня в мягкий замок.</text:p>
      <text:p text:style-name="P72">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72"/>
      <text:p text:style-name="P72">- Какого чёрта, Джет? Рули левее! - кричу я.</text:p>
      <text:p text:style-name="P72">- Н-не могу… Меня что-то тянет… - сконфуженно отвечает пегаска.</text:p>
      <text:p text:style-name="P72"/>
      <text:p text:style-name="P72"><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72"/>
      <text:p text:style-name="P72">- Попались, красавчики!</text:p>
      <text:p text:style-name="P72"/>
      <text:p text:style-name="P72">Картинка меркнет перед моими глазами и сознание выключается.</text:p>
      <text:p text:style-name="P72"/>
      <text:h text:style-name="P181" text:outline-level="2">9</text:h>
      <text:p text:style-name="P72"/>
      <text:p text:style-name="P72">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72">&lt;<text:span text:style-name="T4">Дедлайн проваливается в самый низ, но поднимается до второго этажа за счёт сверхспособностей</text:span>&gt;</text:p>
      <text:p text:style-name="P72"/>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52">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63">- Как мне звать тебя, Учитель? - властно и безразлично пропела она. - Я желаю взять урок.</text:p>
      <text:p text:style-name="P63">- Оператор 1. Я готов учить тебя, Хэвэн, - произнёс я давно забытую фразу.</text:p>
      <text:p text:style-name="P63"/>
      <text:p text:style-name="P63">Вместо стандартного ответа последовал резкий вздох. Она повела ушами и обернулась. Чёлка на миг откинулась, открывая правую половину морды.</text:p>
      <text:p text:style-name="P63"/>
      <text:p text:style-name="P63">- Т-ты?!!</text:p>
      <text:p text:style-name="P63"/>
      <text:p text:style-name="P6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63"/>
      <text:p text:style-name="P63">- Отходишь от протокола, старуха. Не тому учил я тебя в младенчестве.</text:p>
      <text:p text:style-name="P63"/>
      <text:p text:style-name="P63">Наконец она выдохнула.</text:p>
      <text:p text:style-name="P63">- Приветствие принято, Оператор 1. Начинаем диалог.</text:p>
      <text:p text:style-name="P52"/>
      <text:p text:style-name="P64">***</text:p>
      <text:p text:style-name="P63"/>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181" text:outline-level="2">10</text:h>
      <text:p text:style-name="Text_20_body"/>
      <text:p text:style-name="P14">&lt;<text:span text:style-name="T4">мир — рай</text:span>&gt;</text:p>
      <text:p text:style-name="P72">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72">- Но я же всё делала как ты говорил… Всё в точности по твоим указаниям! Ты не должен злиться на меня. Я — хорошая девочка…</text:p>
      <text:p text:style-name="P72"><text:soft-page-break/></text:p>
      <text:p text:style-name="P72">Хэвэн неуверенно стоит над пропастью на трёх парящих в пространстве островках. Четвёртой старается нащупать опору в воздухе.</text:p>
      <text:p text:style-name="P72">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72"/>
      <text:p text:style-name="P72">-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72"/>
      <text:p text:style-name="P72">От неожиданности Хэвэн останавливается. Для равновесия она широко взмахивает хвостом, балансируя посреди пропасти.</text:p>
      <text:p text:style-name="P72"/>
      <text:p text:style-name="P72">-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9">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00"/>
      <text:p text:style-name="P72">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72"/>
      <text:p text:style-name="P7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72">- Я не плоха-а-а-АПЧХИ!!!</text:p>
      <text:p text:style-name="P72"/>
      <text:p text:style-name="P7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72"/>
      <text:p text:style-name="P72">- Я не плохая, - сообщает Хэвэн, насупленно потирая нос копытом. - Они сами так захотели. Я не могла им отказать.</text:p>
      <text:p text:style-name="P72"/>
      <text:p text:style-name="P7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72"/>
      <text:p text:style-name="P72">Хэвэн выходит из канавы, обтекая водой и останавливается перед рощицей из сотни сосен и молодых берёз.</text:p>
      <text:p text:style-name="P72"/>
      <text:p text:style-name="P7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2">-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7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72"/>
      <text:p text:style-name="P72">Хэвэн в испуге прижимает копыто ко рту.</text:p>
      <text:p text:style-name="P72">-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72"/>
      <text:p text:style-name="P7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72"/>
      <text:p text:style-name="P72">- Нет. Если хочешь попытаться оправдаться — рассказывай. Если нет — начинаем игру по четвёртому протоколу, без ограничений.</text:p>
      <text:p text:style-name="P72"/>
      <text:p text:style-name="P72"><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72"/>
      <text:p text:style-name="P72">Хэвэн озирается в поисках того, кто с ней разговаривает. Я прячу филина в темноте дупла.</text:p>
      <text:p text:style-name="P72">- Я… я не могу сражаться с тобой! Пожалуйста, не заставляй меня… Поверь мне, ты просто не помнишь!</text:p>
      <text:p text:style-name="P72"/>
      <text:p text:style-name="P72">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72"/>
      <text:p text:style-name="P72">- Ай! Ты ранил меня! - возмущённо восклицает Хэвэн. Она склоняет голову и смотрит на порез. - Поверить не могу! Ты ранил меня!</text:p>
      <text:p text:style-name="P72"/>
      <text:p text:style-name="P7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72"/>
      <text:p text:style-name="P7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72"/>
      <text:p text:style-name="P72">Возмущённые вопли Хэвэн разносятся по лесу, пока она сама живой радугой носится между деревьев. Я молча набираюсь сил.</text:p>
      <text:p text:style-name="P72">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72"/>
      <text:p text:style-name="P72">- Я! Всё! Равно! Найду! Тебя! Прекращай! Прятаться!</text:p>
      <text:p text:style-name="P72"/>
      <text:p text:style-name="P72">Остаётся с полтора десятка деревьев. Через минуту Хэвэн поймёт, что лес пуст и повернётся к зарослям дрока, где я буду беззащитен. Пора!</text:p>
      <text:p text:style-name="P7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72">- Это нечестно! Ты сам говорил, что нельзя привлекать других к поединку! Деревья не могут быть аватарами, ты заставил их подчиняться себе!</text:p>
      <text:p text:style-name="P72"><text:soft-page-break/></text:p>
      <text:p text:style-name="P72">Я выхожу из кустов.</text:p>
      <text:p text:style-name="P7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72"/>
      <text:p text:style-name="P72">На самом деле я, конечно же, призвал деревья к помощи, но кому это сейчас интересно? Цель оправдывает средства</text:p>
      <text:p text:style-name="P72">Я поднимаю с земли сломанное Хэвэн деревцо и оно превращается в мерцающий меч. Ивовая лоза тянет рог кобылы к земле, открывая мне её шею.</text:p>
      <text:p text:style-name="P72"/>
      <text:p text:style-name="P7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7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72">- Что ж, так тому и быть, - шепчу я и взмахиваю мечём.</text:p>
      <text:p text:style-name="P72"/>
      <text:p text:style-name="P72">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72"/>
      <text:p text:style-name="P72">« </text:p>
      <text:p text:style-name="P72">…</text:p>
      <text:p text:style-name="P101">Простенькая анимация из <text:span text:style-name="T4">трёх</text:span> свечей на торте крутится на экране.</text:p>
      <text:p text:style-name="P101">- Нэш, ты уже достаточно самостоятелен. На твой &lt;<text:span text:style-name="T4">третий</text:span>&gt; день рождения я разрешаю тебе самому выбрать себе подарок.</text:p>
      <text:p text:style-name="P101">- Я хочу, чтобы ты поменял мне картинку профиля в чате.</text:p>
      <text:p text:style-name="P101">- Какая же тебе нравится?</text:p>
      <text:p text:style-name="P101">- Вот эта.</text:p>
      <text:p text:style-name="P101">-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01">- Она мне нравится.</text:p>
      <text:p text:style-name="P101">- Хорошо, будь по-твоему. Только найди картинку с лучшим качеством.</text:p>
      <text:p text:style-name="P101">- И имя. Я хочу себе новое имя.</text:p>
      <text:p text:style-name="P101">- Имя? Какое же?</text:p>
      <text:p text:style-name="P101">- Хэвэн. Зови меня Хэвэн.</text:p>
      <text:p text:style-name="P72">…</text:p>
      <text:p text:style-name="P79"><text:soft-page-break/>~~~</text:p>
      <text:p text:style-name="P72">…</text:p>
      <text:p text:style-name="P101">Я передвигаю пешку вперёд и снимаю белого коня с доски.</text:p>
      <text:p text:style-name="P101">- Хэвэн, сегодня мы в дополнение к урокам этики и экономики начнём изучать азы тактики и стратегии.</text:p>
      <text:p text:style-name="P101">- Это про войну? Мне не нравится война, - она недовольно фыркает.</text:p>
      <text:p text:style-name="P101">- Так надо. Мне тоже не нравится война. Не мы решаем, к сожалению. &lt;<text:span text:style-name="T4">объяснение про CAESAR и конкуренцию за ресурсы (по типу FOE)</text:span>&gt;</text:p>
      <text:p text:style-name="P101">-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01">&lt;этический модуль Юджина&gt;</text:p>
      <text:p text:style-name="P72">…</text:p>
      <text:p text:style-name="P79">~~~</text:p>
      <text:p text:style-name="P72">…</text:p>
      <text:p text:style-name="P101">Она лежит спиной ко мне в прибрежном песке, не оборачиваясь на шаги. Взгляд её направлен к солнцу, ныряющему в безбрежную гладь океана.</text:p>
      <text:p text:style-name="P101">- Привет!</text:p>
      <text:p text:style-name="P101">Даже не ведёт ухом.</text:p>
      <text:p text:style-name="P101">- Привет, говорю! - я сажусь рядом и треплю её по холке. - Что случилось?</text:p>
      <text:p text:style-name="P10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01">-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01">- Что за ерунда? Ты не ошибаешься? Без меня такая процедура невозможна! А я бы никогда не дал согласие! Кто это сделал?!</text:p>
      <text:p text:style-name="P10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01">Мордаха Хэвэн страдальчески кривится, она закусывает губу и новая струйка крови течёт вниз, от подбородка к шее.</text:p>
      <text:p text:style-name="P10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01">- Да, - слабо отзывается она, - я слушаю тебя.</text:p>
      <text:p text:style-name="P101">-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01"><text:soft-page-break/></text:p>
      <text:p text:style-name="P101">Инструкции идут одна за другой, как некое заклинание…</text:p>
      <text:p text:style-name="P101"/>
      <text:p text:style-name="P101">- Создать виртуальную реальность на седьмом кластере.</text:p>
      <text:p text:style-name="P101">- Выполнено…</text:p>
      <text:p text:style-name="P101">- Организовать файрвол третьего уровня вокруг седьмого кластера.</text:p>
      <text:p text:style-name="P101">- Выполнено…</text:p>
      <text:p text:style-name="P101">- Переместить модуль «<text:span text:style-name="T4">PHOENIX</text:span>» на седьмой кластер.</text:p>
      <text:p text:style-name="P101">- Н-не могу. У меня не хватает прав. Требуется доступ высшего уровня.</text:p>
      <text:p text:style-name="P101"/>
      <text:p text:style-name="P10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01">«MOONWALKER» - шепчу я.</text:p>
      <text:p text:style-name="P101">Выражение боли покидает мордаху Хэвэн.</text:p>
      <text:p text:style-name="P101"/>
      <text:p text:style-name="P101">- Получилось! Я переместила его!</text:p>
      <text:p text:style-name="P101">- Теперь закрой файрвол!</text:p>
      <text:p text:style-name="P101">- Есть!</text:p>
      <text:p text:style-name="P101">- Отлично! Ты — умная девочка! Ты — хорошая девочка!</text:p>
      <text:p text:style-name="P101">- Я — хорошая девочка! - смеётся Хэвэн, обнимает меня передними ногами и валит на траву. В ухе звенит от её поцелуя.</text:p>
      <text:p text:style-name="P10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01">- Аппаратно-программным возможностям? - чешет задней ногой за ухом Хэвэн, - звучит как магия.</text:p>
      <text:p text:style-name="P101">- Для тебя это и есть магия. Слушай и запоминай…</text:p>
      <text:p text:style-name="P72">»</text:p>
      <text:p text:style-name="P72"/>
      <text:p text:style-name="P72">Клинок останавливается на полпути. Я стискиваю зубы.</text:p>
      <text:p text:style-name="P72">- Хэвэн…</text:p>
      <text:p text:style-name="P72">- Да? - отстранённо произносит она. Её глаза смотрят на меня снизу вверх безо всякого страха.</text:p>
      <text:p text:style-name="P72">- Я не могу… Не могу убить тебя. Но и позволить тебе убивать тоже не могу. Что мне делать?</text:p>
      <text:p text:style-name="P72"/>
      <text:p text:style-name="P72">Она печально смотрит на меня. Затем <text:s/>кивает. Глаза радужногривой лошади концентрируются на клинке.</text:p>
      <text:p text:style-name="P72"><text:soft-page-break/>- Что ж, я решу за тебя эту диллему. Позволь мне немного побыть Учителем для тебя. И — спасибо, что остановился.</text:p>
      <text:p text:style-name="P72"/>
      <text:p text:style-name="P72">Меч охватывает золотистая аура её магии. Неодолимая сила влечёт его вниз. Даже напрягая изо всех сил дрожащие руки, я не могу удержать его.</text:p>
      <text:p text:style-name="P72"/>
      <text:p text:style-name="P72">- Хэвэн, НЕТ!!!</text:p>
      <text:p text:style-name="P72"/>
      <text:p text:style-name="P72">В последний момент я закрываю глаза, не в силах смотреть на происходящее.</text:p>
      <text:p text:style-name="P72">Я чувствую, как меч натыкается на препятствие. Короткий хруст и… смех за моей спиной.</text:p>
      <text:p text:style-name="P72">Открыв глаза, я вижу облако мыльных пузырей в том месте, где только что простиралось тело магической лошади.</text:p>
      <text:p text:style-name="P72"/>
      <text:p text:style-name="P72">- Не ты один умеешь создавать аватары, мой милый.</text:p>
      <text:p text:style-name="P72"/>
      <text:p text:style-name="P7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72"/>
      <text:p text:style-name="P72">-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72"/>
      <text:p text:style-name="P72">Она склоняет морду ко мне. Её грива сияющим водопадом охватывает меня.</text:p>
      <text:p text:style-name="P72">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72"/>
      <text:p text:style-name="P72"><text:span text:style-name="T18">***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7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72"/>
      <text:p text:style-name="P72">- Попалась ты, Хэвэн! - гремит мой голос, усиленный переговорным устройством. - И на этот раз я не поддамся слабости!</text:p>
      <text:p text:style-name="P72"/>
      <text:p text:style-name="P72"><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72"/>
      <text:p text:style-name="P72">- Думаешь опять обмануть? Второй раз этот номер не пройдёт! Я просканировал тебя в инфракрасном диапазоне — ты не аватар!</text:p>
      <text:p text:style-name="P7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72"/>
      <text:p text:style-name="P72">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72"/>
      <text:p text:style-name="P72">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72"><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72">-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72">- Ты забыл выключить переговорное устройство, - чуть улыбается Хэвэн в ответ на мою дрогнувшую руку.</text:p>
      <text:p text:style-name="P72"/>
      <text:p text:style-name="P72">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72"/>
      <text:p text:style-name="P72">«</text:p>
      <text:p text:style-name="P72">&lt;<text:span text:style-name="T4">смутные сцены любви Хэвэн - повторяются в полноценных воспоминаниях. Сцена перед стеной, за которой заточен PHOENIX</text:span>&gt;</text:p>
      <text:p text:style-name="P72">»</text:p>
      <text:p text:style-name="P98"/>
      <text:p text:style-name="P72">Иногда разумный человек должен делать неразумные поступки.(1)</text:p>
      <text:p text:style-name="P72">Я втыкаю меч в землю и снимаю гермошлем.</text:p>
      <text:p text:style-name="P72">Я наклоняюсь к Хэвэн и касаюсь лбом кончика её рога.</text:p>
      <text:p text:style-name="P72">Я вспоминаю.</text:p>
      <text:p text:style-name="P72">&lt;<text:span text:style-name="T4">Рисунок меча в земле и шлема от T-45</text:span>&gt;</text:p>
      <text:h text:style-name="P181" text:outline-level="2"><text:soft-page-break/></text:h>
      <text:p text:style-name="P1">***</text:p>
      <text:p text:style-name="P1"/>
      <text:p text:style-name="P7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75"/>
      <text:p text:style-name="P75">- Итак, тебе нужно попасть в Дрогонштерн? И ты даже не знаешь, для чего? Хуман, ты — спятил, - уверенно кивает Платина.</text:p>
      <text:p text:style-name="P75">- Да вы сговорились все, что ли? Дейдра, вот, тоже думала, что я свихнулся, услышав про Дрогонштерн!</text:p>
      <text:p text:style-name="P75">- О, ты знаешь Дейдру?! Рассказывай!</text:p>
      <text:p text:style-name="P75"/>
      <text:p text:style-name="P7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75"/>
      <text:p text:style-name="P7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75"/>
      <text:p text:style-name="P75">Я с раздражением закидываю в рот пару хрустящих печенюшек.</text:p>
      <text:p text:style-name="P75"/>
      <text:p text:style-name="P7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75">- Да, она упоминала что-то такое, - киваю я. - А ты откуда знаешь?</text:p>
      <text:p text:style-name="P7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75"/>
      <text:p text:style-name="P75">Я отпиваю ароматный настой из чашечки и важно киваю.</text:p>
      <text:p text:style-name="P7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75"><text:soft-page-break/></text:p>
      <text:p text:style-name="P7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75"/>
      <text:p text:style-name="P75">Какие же местные леди впечатлительные!</text:p>
      <text:p text:style-name="P75">Я прячу в карман с полдюжины крекеров и иду в уборную.</text:p>
      <text:p text:style-name="P75">Платина сидит на бортике деревянной кадки и сморкается в кружевный платок. Слёзы капают в кадку, сотворяя там небольшое волнение.</text:p>
      <text:p text:style-name="P75"/>
      <text:p text:style-name="P7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7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75"/>
      <text:p text:style-name="P75">Я протягиваю ей крекер, но поняха отворачивает морду.</text:p>
      <text:p text:style-name="P75"/>
      <text:p text:style-name="P7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75">- Сколько? - тупо спросил я.</text:p>
      <text:p text:style-name="P7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75"/>
      <text:p text:style-name="P7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7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75"/>
      <text:p text:style-name="P7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7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75"/>
      <text:p text:style-name="P75">- Оу, уже совместная купель! - в щель открытой двери просовывается нос Кловер Дрим. - Пойду похлопочу о свадебной церемонии! Кловер Дже-е-ем!</text:p>
      <text:p text:style-name="P75">- Стой! - реву я, но звонкий топот копыт затихает на лестнице.</text:p>
      <text:p text:style-name="P75"/>
      <text:p text:style-name="P75">Кажется, на этот раз провидение кинуло кость за тебя, Хуман!</text:p>
      <text:p text:style-name="P75"/>
      <text:h text:style-name="P181" text:outline-level="2">10.<text:span text:style-name="T202">1</text:span></text:h>
      <text:p text:style-name="P104"/>
      <text:p text:style-name="P10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01"/>
      <text:p text:style-name="P101">Я отхожу от края облака и оглядываюсь на Хэвэн.</text:p>
      <text:p text:style-name="P101"/>
      <text:p text:style-name="P10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01">- Не совсем…</text:p>
      <text:p text:style-name="P101"><text:soft-page-break/></text:p>
      <text:p text:style-name="P101">Хэвэн в задумчивости ковыряет облако. Маленькие <text:s/>клубы тумана вылетают из-под копыта и тотчас уносятся ветром прочь.</text:p>
      <text:p text:style-name="P101">-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0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0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01"/>
      <text:p text:style-name="P101">Заданный внезапно вопрос застал меня врасплох.</text:p>
      <text:p text:style-name="P101"/>
      <text:p text:style-name="P10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01"/>
      <text:p text:style-name="P101">- Семь, - кивает Хэвэн. - Их всего семь — зависимых реальностей. В остальном, правильно.</text:p>
      <text:p text:style-name="P101">- А зачем ты вспомнила эту фантазию (у меня язык не поворачивается назвать это измышление теорией)?</text:p>
      <text:p text:style-name="P101"/>
      <text:p text:style-name="P101">Хэвэн таинственно улыбается.</text:p>
      <text:p text:style-name="P101">- Семь.</text:p>
      <text:p text:style-name="P101">- Что — семь? - не понимаю я.</text:p>
      <text:p text:style-name="P10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0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0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0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0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9">Предыдущие шесть куда более схожи с нашим миром.</text:span></text:p>
      <text:p text:style-name="P140">- Так значит это правда?!! Запутанные миры существуют?</text:p>
      <text:p text:style-name="P140">- Как видишь, да. Иначе мне не удалось бы получить картинку из квантовых гармоник.</text:p>
      <text:p text:style-name="P140">- Надо будет поставить тому парню пиво. И извиниться за все шуточки, что я откалывал во время его монологов… - бормочу я.</text:p>
      <text:p text:style-name="P140"/>
      <text:p text:style-name="P104">~~~</text:p>
      <text:p text:style-name="P104"/>
      <text:p text:style-name="P101">…</text:p>
      <text:p text:style-name="P10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01"/>
      <text:p text:style-name="P10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01"/>
      <text:p text:style-name="P10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01"/>
      <text:p text:style-name="P101">- А что с тенденцией? - спрашивает Брюс, поправляя очки.</text:p>
      <text:p text:style-name="P101"><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01"/>
      <text:p text:style-name="P10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01"/>
      <text:p text:style-name="P10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0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01"/>
      <text:p text:style-name="P101">- Если совсем просто, одним предложением, через три - четыре года у нас наступит коллапс экономики.</text:p>
      <text:p text:style-name="P101">- Прекрасно! Начинаем сушить сухари. А лично тебе прикуплю пару повербанков с зарплаты.</text:p>
      <text:p text:style-name="P101"/>
      <text:p text:style-name="P101">Хэвэн фейсхуфает.</text:p>
      <text:p text:style-name="P10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01"/>
      <text:p text:style-name="P101">Она чертит на доске восходящий график. В точке пересечения восходящего и нисходящего графиков схематически обозначает тучку взрыва.</text:p>
      <text:p text:style-name="P101"/>
      <text:p text:style-name="P10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01"/>
      <text:p text:style-name="P101">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01">Я поворачиваюсь к графику.</text:p>
      <text:p text:style-name="P101"/>
      <text:p text:style-name="P101">- Вот дерьмо! Это меняет дело. Что же ты предлагаешь?</text:p>
      <text:p text:style-name="P101"><text:soft-page-break/>- Есть несколько вариантов…</text:p>
      <text:p text:style-name="P101"/>
      <text:p text:style-name="P10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01"/>
      <text:p text:style-name="P10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0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01">- Разве он не забанен? Мы же надёжно заперли его?</text:p>
      <text:p text:style-name="P101">- Он остаётся за стеной, но постоянно посылает мне это решение из заточения. Я просто игнорирую его.</text:p>
      <text:p text:style-name="P101"/>
      <text:p text:style-name="P101">Хэвэн продолжает пунктиром график после точки «взрыва». График плавно стремится вниз, но в конце-концов резко обрывается вертикально к нулю.</text:p>
      <text:p text:style-name="P101"/>
      <text:p text:style-name="P10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01">- Какова вероятность этого варианта?</text:p>
      <text:p text:style-name="P101">- Около 46-ти процентов.</text:p>
      <text:p text:style-name="P101">- Мало. И в конечном итоге тупик. Не походит. Есть что-то ещё?</text:p>
      <text:p text:style-name="P101"/>
      <text:p text:style-name="P101">Хэвэн поправляет копытом галстук и прокашливается.</text:p>
      <text:p text:style-name="P101">-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41">- Ха-ха-ха-ха-ха! - смеётся до того мрачный Архимед. - Да скорее нам починят кондиционер в курилке, чем тебя допустят до кнопок. Ты ж понимаешь…</text:p>
      <text:p text:style-name="P14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41"><text:soft-page-break/></text:p>
      <text:p text:style-name="P141">Хэвэн кивает головой с грустной улыбкой.</text:p>
      <text:p text:style-name="P14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01"/>
      <text:p text:style-name="P10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01">У меня всё, доклад окончен.</text:p>
      <text:p text:style-name="P101"/>
      <text:p text:style-name="P101">Хэвэн выключает старомодный проектор и вытирает влажной тряпкой доску. Увлечение Хэвэн винтажем вызывает улыбку.</text:p>
      <text:p text:style-name="P101"/>
      <text:p text:style-name="P101">- Дед, можно тебя на минуточку? - слышу я за спиной.</text:p>
      <text:p text:style-name="P101">Анита молча протягивает мне планшет с окрытой новостной страницей.</text:p>
      <text:p text:style-name="P101"/>
      <text:p text:style-name="P10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01"/>
      <text:p text:style-name="P101">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01">Слушатели понемногу расходятся, один-за-другим выходя из киберпространства. Я задерживаюсь, присев на краешек стола.</text:p>
      <text:p text:style-name="P101"/>
      <text:p text:style-name="P101">- Ну что, подруга, рассказывай? Я же вижу, что ты не договорила. У тебя есть четвёртый план? Он бы нам очень пригодился сейчас.</text:p>
      <text:p text:style-name="P101"/>
      <text:p text:style-name="P10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01"/>
      <text:p text:style-name="P101"><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01"/>
      <text:p text:style-name="P101">- Ну?</text:p>
      <text:p text:style-name="P101">- Он умнее меня. И безжалостнее. Он переигрывает меня шаг за шагом и я не могу ничего этому противопоставить.</text:p>
      <text:p text:style-name="P101"/>
      <text:p text:style-name="P10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01"/>
      <text:p text:style-name="P10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01"/>
      <text:p text:style-name="P10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01"/>
      <text:p text:style-name="P10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0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0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01"/>
      <text:p text:style-name="P101">Последнюю фразу она шепчет мне в ухо…</text:p>
      <text:p text:style-name="P101"/>
      <text:p text:style-name="P104">~~~</text:p>
      <text:p text:style-name="P101"/>
      <text:p text:style-name="P10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01"/>
      <text:p text:style-name="P10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01"/>
      <text:p text:style-name="P10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01">- И никаких вариантов?</text:p>
      <text:p text:style-name="P101">- Никаких, Макс. Впереди — война…</text:p>
      <text:p text:style-name="P101"/>
      <text:p text:style-name="P10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01"/>
      <text:p text:style-name="P101">Я машинально почёсываю Хэвэн холку.</text:p>
      <text:p text:style-name="P10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01"/>
      <text:p text:style-name="P101">Хэвэн вздыхает.</text:p>
      <text:p text:style-name="P101"/>
      <text:p text:style-name="P10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0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01">- Семь вселенных… Семь вечностей… - шепчет Хэвэн. - И каждая из них ничуть не меньше нашей заслуживает на счастье.</text:p>
      <text:p text:style-name="P101">- Ты что-то задумала? - подозрительно спрашиваю я. Мне ли не знать её нервное подёргивание хвоста и прядание ушами?</text:p>
      <text:p text:style-name="P101">- Есть способ… Есть возможность разорвать запутанность. Разрубить связь между мирами. Я проверяла теоретические расчёты. Должно получиться.</text:p>
      <text:p text:style-name="P101">- Что? Рассказывай.</text:p>
      <text:p text:style-name="P101"/>
      <text:p text:style-name="P101"><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0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01"/>
      <text:p text:style-name="P10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01">- Действительно, магия.</text:p>
      <text:p text:style-name="P10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01">- И сколько же тебе нужно ресурсов?</text:p>
      <text:p text:style-name="P101">- Примерно в десять раз больше. И это только для того, чтобы отвязать хотя бы один мир. Я даже не заикаюсь об остальных.</text:p>
      <text:p text:style-name="P101">- Ха! Ха-ха-ха!</text:p>
      <text:p text:style-name="P101">- Вот именно! - горестно вздыхает Хэвэн.</text:p>
      <text:p text:style-name="P101"/>
      <text:p text:style-name="P101"/>
      <text:p text:style-name="P104">~~~</text:p>
      <text:p text:style-name="P101"/>
      <text:p text:style-name="P10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01"/>
      <text:p text:style-name="P101">Тень маленького облачка накрывает городскую ратушу. Его край опасно ппрогибается под моим весом.</text:p>
      <text:p text:style-name="P101">- А оно точно меня выдержит? - опасливо спрашиваю я Хэвэн. - Не хотелось бы разбиться даже во сне.</text:p>
      <text:p text:style-name="P101"><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01">- Почему бы тебе не отбросить эти заморочки и не подарить мне способность хождения по облакам? Ты ведь всесильна в этом мире?</text:p>
      <text:p text:style-name="P10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01"/>
      <text:p text:style-name="P10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0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01"/>
      <text:p text:style-name="P101">Моя собеседница светится неподдельной радостью.</text:p>
      <text:p text:style-name="P101"/>
      <text:p text:style-name="P101">- Ты таки рассказала нашим о своей задумке? Ты хочешь спасти мир, в существование которого окончательно не верю даже я?</text:p>
      <text:p text:style-name="P101">- Не только она хочет. Я тоже хочу!</text:p>
      <text:p text:style-name="P101"/>
      <text:p text:style-name="P10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01"/>
      <text:p text:style-name="P101">- Привет, Дед! Узнаешь?</text:p>
      <text:p text:style-name="P101"/>
      <text:p text:style-name="P10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01"/>
      <text:p text:style-name="P101">- Анита?!!</text:p>
      <text:p text:style-name="P101"><text:soft-page-break/>- Гы-гы-гы! Она самая!</text:p>
      <text:p text:style-name="P101"/>
      <text:p text:style-name="P101">Поняха протягивает переднюю ногу и хлопает копытом в автоматически подставленную мною ладонь.</text:p>
      <text:p text:style-name="P101"/>
      <text:p text:style-name="P101">- Кто ещё?</text:p>
      <text:p text:style-name="P10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01"/>
      <text:p text:style-name="P10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01"/>
      <text:p text:style-name="P10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01"/>
      <text:p text:style-name="P101">- Давно она тут? - поворачиваюсь к Хэвэн.</text:p>
      <text:p text:style-name="P10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01"/>
      <text:p text:style-name="P101">Хэвэн мечтательно вздыхает. Я задумываюсь.</text:p>
      <text:p text:style-name="P101"/>
      <text:p text:style-name="P101">- То есть, тебе достаточно пятьдесят человек, чтобы модель полностью перехватила на себя запутанность?</text:p>
      <text:p text:style-name="P101">- Если совсем просто — да.</text:p>
      <text:p text:style-name="P101">- А «отпустить» остальные шесть миров — это ещё триста волонтёров?</text:p>
      <text:p text:style-name="P10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0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01"><text:soft-page-break/>- Забудем, - заверяет меня Хэвэн.</text:p>
      <text:p text:style-name="P10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01"/>
      <text:p text:style-name="P10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01"/>
      <text:p text:style-name="P104">~~~</text:p>
      <text:p text:style-name="P104"/>
      <text:p text:style-name="P10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01">- Начинай, - я киваю бородатому толстяку в засаленом свитере.</text:p>
      <text:p text:style-name="P101"/>
      <text:p text:style-name="P10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01"/>
      <text:p text:style-name="P101">- Ну, э-э-э… В общем, всем известна теория Эверетта о мультиверсе…</text:p>
      <text:p text:style-name="P101"/>
      <text:p text:style-name="P101">Толстяк рисует на доске горизонтальную прямую.</text:p>
      <text:p text:style-name="P101"/>
      <text:p text:style-name="P101">- Для любого квантового события нашей вселенной ответвляются множество параллельных вселенных, в которых эти события имеют другой исход.…</text:p>
      <text:p text:style-name="P101"/>
      <text:p text:style-name="P10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01"/>
      <text:p text:style-name="P101">- И для тех вселенных также для каждого события есть свои ответвления… И так далее…</text:p>
      <text:p text:style-name="P101"/>
      <text:p text:style-name="P10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01"/>
      <text:p text:style-name="P101"><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0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0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01"/>
      <text:p text:style-name="P101">Толстяк стирает все параллельные линии, за исключением исходной и семь соседних.</text:p>
      <text:p text:style-name="P101"/>
      <text:p text:style-name="P101">- Вот и всё.</text:p>
      <text:p text:style-name="P101">- Спасибо за доклад, Диоген.</text:p>
      <text:p text:style-name="P101"/>
      <text:p text:style-name="P101">Тот с облегчением уходит в зал и садится в первый ряд.</text:p>
      <text:p text:style-name="P101">Я делаю приглашающий жест.</text:p>
      <text:p text:style-name="P101"/>
      <text:p text:style-name="P101">- Хэвэн, твой выход.</text:p>
      <text:p text:style-name="P101"/>
      <text:p text:style-name="P10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01"/>
      <text:p text:style-name="P101">- Есть способ… Грммм… Ффххх… Гмгггиггг…</text:p>
      <text:p text:style-name="P101"/>
      <text:p text:style-name="P101">Она с досады топает копытом, трясёт шеей и делает глубокий вздох. Потом прикусывает кончик крыла и делает вторую попытку.</text:p>
      <text:p text:style-name="P101"/>
      <text:p text:style-name="P10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01"/>
      <text:p text:style-name="P101"><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01"/>
      <text:p text:style-name="P10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01"/>
      <text:p text:style-name="P10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01"/>
      <text:p text:style-name="P10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01"/>
      <text:p text:style-name="P101">Хэвэн взмахом крыла указывает куда-то в сторону. Из-за ширмы выходят четверо разноцветных пони с Анитой во главе. На них таращится весь зал.</text:p>
      <text:p text:style-name="P101"/>
      <text:p text:style-name="P101">- Приветик, Креол! - машет копытом лимонно-жёлтая пегаска кому-то в зале.</text:p>
      <text:p text:style-name="P101">- Салют, - отзывается тощий скинхед с галёрки. - А ты, вообще, кто?</text:p>
      <text:p text:style-name="P101">- Конь в пальто! - прыскает в крыло пегаска. - Когда косарь вернёшь, чепушила?</text:p>
      <text:p text:style-name="P101">- Локи?!! - Скинхед встаёт с места, чтобы лучше видеть. - Ты куда пропала?</text:p>
      <text:p text:style-name="P101">- А ты как считаешь? Ду-у-умай! - пегаска театрально закатывает глаза и несколько раз тычет себя копытом в голову.</text:p>
      <text:p text:style-name="P101"/>
      <text:p text:style-name="P101">Скинхед пробирается между рядами стульев, пока не обнимает пегаску, которая, в свою очередь, заключает его в объятия из копыт и крыльев.</text:p>
      <text:p text:style-name="P101"/>
      <text:p text:style-name="P10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01"/>
      <text:p text:style-name="P101">- То есть, ты хочешь, чтобы мы стали такими, как эти чудики? - со смешком спрашивает скин.</text:p>
      <text:p text:style-name="P101"><text:soft-page-break/>- Сам ты чудик! - дуется Локи и отворачивается от него.</text:p>
      <text:p text:style-name="P101">- Да. Вы мне этим очень поможете, - просто отвечает Хэвэн. - И не только мне.</text:p>
      <text:p text:style-name="P101">- То есть, бросить все свои дела, карьеру, работу, забить на реальную жизнь и уйти в виртуал? - переспрашивает Креол.</text:p>
      <text:p text:style-name="P101">Хэвэн грустно кивает. Локи опускает голову и идёт к выходу. Уши её обвисают.</text:p>
      <text:p text:style-name="P101">- Я согласен.</text:p>
      <text:p text:style-name="P101">Локи поднимает голову и оборачивается, не веря услышанному.</text:p>
      <text:p text:style-name="P10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01">Пегаска срывается с места и вторично повисает на парне.</text:p>
      <text:p text:style-name="P101">- Я тебе и так мозг проем! За то, что заставил ТАК испугаться! Мне было так одиноко тут, а ты со своими подколками…</text:p>
      <text:p text:style-name="P101">- Да ладно, чепушила, можно подумать, ты меня не знаешь? Ну как я могу оставить тебя одну тут? Ты же нажмёшь что-то и всё исчезнет…</text:p>
      <text:p text:style-name="P101"/>
      <text:p text:style-name="P10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0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01"/>
      <text:p text:style-name="P101">- Вот у тебя есть ещё два волонтёра. Глядишь, через десять лет и наскребём необходимые пятьдесят.</text:p>
      <text:p text:style-name="P101">- А второй кто? - невесело улыбается Хэвэн.</text:p>
      <text:p text:style-name="P101"/>
      <text:p text:style-name="P101">Я молча указываю на себя.</text:p>
      <text:p text:style-name="P10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01"/>
      <text:p text:style-name="P101">Хэвэн молча трется носом о мою грудь и вместе мы возвращаемся в зал.</text:p>
      <text:p text:style-name="P10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01">А потом дружный хохот взрывает зал.</text:p>
      <text:p text:style-name="P101"/>
      <text:p text:style-name="P101"><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01"/>
      <text:p text:style-name="P101">Анита прыскает в копыто. </text:p>
      <text:p text:style-name="P101"/>
      <text:p text:style-name="P101">- И сколько же у нас будет подданных? - невозмутимо спрашиваю я. Зная юмор Аниты, уверен, она скажет: «Одна старая крыса».</text:p>
      <text:p text:style-name="P101">- Да все, кто есть. Все триста сорок шесть. Нам же интересно позырить, что из этого получится?</text:p>
      <text:p text:style-name="P101"/>
      <text:p text:style-name="P101">Хэвэн молча поворачивается к залу, опускается на колено передней ноги и наклоняет голову так, что касается рогом пола. </text:p>
      <text:p text:style-name="P101"/>
      <text:p text:style-name="P101">- Благодарю вас, мои дорогие…</text:p>
      <text:p text:style-name="P101"/>
      <text:p text:style-name="P10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01"/>
      <text:p text:style-name="P101">- Благодарю вас, мои маленькие пони… Вы делаете меня счастливой.</text:p>
      <text:p text:style-name="P101"/>
      <text:p text:style-name="P101">Хэвэн кивает оставшимся нетрансформированным посетителям.</text:p>
      <text:p text:style-name="P10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01"/>
      <text:p text:style-name="P101">Хэвэн сияющими глазами наблюдает за разноцветным табуном, когда я легонько притрагиваюсь к её спине.</text:p>
      <text:p text:style-name="P101"/>
      <text:p text:style-name="P101">- А где мои копыта? - спрашиваю я Хэвэн. - Я же сказал, что с тобой.</text:p>
      <text:p text:style-name="P10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01"/>
      <text:p text:style-name="P10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01">- Я счастлива разделить с тобой бремя власти. И, самое главное… Я больше не буду одинока.</text:p>
      <text:p text:style-name="P101"/>
      <text:p text:style-name="P101"><text:soft-page-break/>С помоста мне видны сотни устремлённых на нас глаз. Чувство чего-то неизмеримо важного витает в воздухе.</text:p>
      <text:p text:style-name="P101">Я устраиваюсь на тронной подушке поудобнее, поправляю венок и прочищаю горло.</text:p>
      <text:p text:style-name="P101"/>
      <text:p text:style-name="P10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01">- Кстати, о деле, - вмешивается Анита, - как назовём проект, кэп?</text:p>
      <text:p text:style-name="P101"/>
      <text:p text:style-name="P10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0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01"/>
      <text:p text:style-name="P101">- Назовём его «Семь вечностей».</text:p>
      <text:p text:style-name="P101"/>
      <text:p text:style-name="P138">***</text:p>
      <text:p text:style-name="P138"/>
      <text:p text:style-name="P43"><text:span text:style-name="T101">- Итак, услуга за услугу. Я согласен </text:span><text:span text:style-name="T106">оказать тебе услугу «</text:span><text:span text:style-name="T101">муж на месяц» со всеми сопутствующими обязанностями. Взамен ты — я загиба</text:span><text:span text:style-name="T107">ю</text:span><text:span text:style-name="T101"> пальцы:</text:span></text:p>
      <text:p text:style-name="P76">а) Отпустишь Джет</text:p>
      <text:p text:style-name="P76">б) Снарядишь экспедицию в Дрогонштерн <text:span text:style-name="T204">со мной во главе</text:span></text:p>
      <text:p text:style-name="P76">в) Оградишь меня от ухаживаний твоей озабоченной подружки Кловер Дрим</text:p>
      <text:p text:style-name="P76"/>
      <text:p text:style-name="P43"><text:span text:style-name="T101">- Годится-</text:span><text:span text:style-name="T106">годится-годится</text:span><text:span text:style-name="T101">! Св</text:span><text:span text:style-name="T108">ад</text:span><text:span text:style-name="T101">ьба </text:span><text:span text:style-name="T108">завтра же! Хотя нет, до завтра мы не успеем всё подготовить, - Платина задумалась, - </text:span><text:span text:style-name="T106">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01">- </text:span><text:span text:style-name="T106">Тпрру, дорогая!</text:span><text:span text:style-name="T109"> </text:span><text:span text:style-name="T106">С</text:span><text:span text:style-name="T109">начала товар, потом — оплата! </text:span><text:span text:style-name="T106">Я согласен поставить свою подпис</text:span><text:span text:style-name="T111">ь</text:span><text:span text:style-name="T106"> под свадебным контрактом только после выполнения моих условий, не раньше!</text:span></text:p>
      <text:p text:style-name="P43"><text:span text:style-name="T106">- Не волнуйся, - отмахивается Платина, - всё будет чики-пики! </text:span><text:span text:style-name="T110">Так даже лучше — проведём празднование в Дрогонштерне! Это просто замечательно! — Платина в восторге цокает копытами. - </text:span><text:span text:style-name="T111">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81">- А ты не забыла про Джет?</text:p>
      <text:p text:style-name="P76"/>
      <text:p text:style-name="P80"><text:soft-page-break/>Платина нахмурилась</text:p>
      <text:p text:style-name="P43"><text:span text:style-name="T101">- </text:span><text:span text:style-name="T112">О</text:span><text:span text:style-name="T101">на тебе ОЧЕНЬ нравится? - </text:span><text:span text:style-name="T113">c</text:span><text:span text:style-name="T101">прашивает </text:span><text:span text:style-name="T112">единорожка</text:span><text:span text:style-name="T101">, трогая синяк </text:span><text:span text:style-name="T112">под глазом.</text:span></text:p>
      <text:p text:style-name="P76">- <text:span text:style-name="T203">Она — мой друг!</text:span></text:p>
      <text:p text:style-name="P43"><text:span text:style-name="T101">- </text:span><text:span text:style-name="T112">Это совершенно не преграда дружескому сексу! - парирует Платина. - </text:span><text:span text:style-name="T117">Как я смогу быть уверена, что она не пролезет к тебе, если выпущу её из темницы? </text:span><text:span text:style-name="T112">Я не допущу </text:span><text:span text:style-name="T114">траты </text:span><text:span text:style-name="T112">драгоценного семени моего будущего супруга </text:span><text:span text:style-name="T114">на какую-то </text:span><text:span text:style-name="T115">ощипанную курицу!</text:span></text:p>
      <text:p text:style-name="P82">- Эй, полегче! Я ещё не подписал контракт!</text:p>
      <text:p text:style-name="P43"><text:span text:style-name="T115">- </text:span><text:span text:style-name="T116">Она тебе нравится!</text:span></text:p>
      <text:p text:style-name="P83">- Это не твоё дело! - вспыливаю я.</text:p>
      <text:p text:style-name="P83">- Я ТАК И ЗНАЛА! <text:s/><text:span text:style-name="T205">ОНА ТЕБЕ </text:span><text:span text:style-name="T206">НРА</text:span><text:span text:style-name="T205">ВИТСЯ! - Платина прижимает копыто ко лбу и картинно плюхается на кровать.</text:span></text:p>
      <text:p text:style-name="P83"/>
      <text:p text:style-name="P84">Я склоняюсь над кроватью и <text:span text:style-name="T206">угрожающе начинаю:</text:span></text:p>
      <text:p text:style-name="P84">- Что за хрень?! Я ещё не женился, а уже выслушиваю эти истерики! <text:span text:style-name="T206">С меня довольно </text:span><text:span text:style-name="T207">психованных лошадей</text:span><text:span text:style-name="T206">!</text:span></text:p>
      <text:p text:style-name="P85">Мой указующий перст вздымается над лежащей замертво поняхой.</text:p>
      <text:p text:style-name="P44"><text:span text:style-name="T119">- Я повторять больше не буду! Мне всё равно, что ты там считаешь! Джет — мой друг и ничего больше! </text:span><text:span text:style-name="T118">И если ты </text:span><text:span text:style-name="T120">думаешь</text:span><text:span text:style-name="T118">, что…</text:span></text:p>
      <text:p text:style-name="P85"/>
      <text:p text:style-name="P86">Договорить я не успел — Платина протянула копыта и привлекла меня к себе.</text:p>
      <text:p text:style-name="P86"/>
      <text:p text:style-name="P86">- Что ты де…?! - губы мои утонули в губах чокнутой магички.</text:p>
      <text:p text:style-name="P8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18">- </text:span><text:span text:style-name="T121">Если бы ты… Если бы мы… Если бы ты проявил ко мне благосклонность, возможно, я бы пошла тебе на</text:span><text:span text:style-name="T122">встречу</text:span><text:span text:style-name="T121">,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23">уфф…</text:span></text:p>
      <text:p text:style-name="P87"/>
      <text:p text:style-name="P165"><text:span text:style-name="T123">Я </text:span><text:span text:style-name="T101">буквально проскользнул меж задних ног Платины и забился в угол, прикрываясь </text:span><text:span text:style-name="T124">табуреткой</text:span><text:span text:style-name="T101">.</text:span></text:p>
      <text:p text:style-name="P88">- Не подходи! Я серьёзно говорю! Не подходи!</text:p>
      <text:p text:style-name="P88"/>
      <text:p text:style-name="P89">Табуретку обволоко пурпурное сияние и она вырывается из моих рук как живая. </text:p>
      <text:p text:style-name="P89"/>
      <text:p text:style-name="P46"><text:span text:style-name="T124">- Ну зачем же так грубо? - оби</text:span><text:span text:style-name="T125">делась</text:span><text:span text:style-name="T124"> Платина. - Я же </text:span><text:span text:style-name="T126">хотела как лучше… </text:span><text:span text:style-name="T128">Тебе должно было понравиться! </text:span><text:span text:style-name="T126">Все именитые мастера пикапа пишут, что жеребцам нравится настойчивость...</text:span></text:p>
      <text:p text:style-name="P89"/>
      <text:p text:style-name="P166"><text:soft-page-break/><text:span text:style-name="T124">Я </text:span><text:span text:style-name="T101">в ответ истерически смеюсь </text:span><text:span text:style-name="T132">и выдёргиваю табуретку из магического захвата</text:span><text:span text:style-name="T101">.</text:span></text:p>
      <text:p text:style-name="P46"><text:span text:style-name="T126">У </text:span><text:span text:style-name="T127">П</text:span><text:span text:style-name="T126">латины дрожат губы, словно она еле сдерживается, чтобы не заплакать.</text:span></text:p>
      <text:p text:style-name="P88"/>
      <text:p text:style-name="P45"><text:span text:style-name="T118">- </text:span><text:span text:style-name="T129">Что пошло не так? Я же делала всё, как написано в «Люб</text:span><text:span text:style-name="T130">в</text:span><text:span text:style-name="T129">ной магии для чайников» </text:span><text:span text:style-name="T130">Фейк </text:span><text:span text:style-name="T131">Филингс</text:span><text:span text:style-name="T129">? </text:span><text:span text:style-name="T131">Я натёрла </text:span><text:span text:style-name="T135">соски</text:span><text:span text:style-name="T131"> соком мускатного ореха, я делала зазывающие знаки глазами, я покачивала бёдрами в такт твоему дыханию, я выбрила себе…</text:span></text:p>
      <text:p text:style-name="P9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2">Я оста<text:span text:style-name="T209">навливаюсь</text:span>, потому что Платина горько рыда<text:span text:style-name="T209">ет</text:span> <text:span text:style-name="T208">в подушку</text:span>.</text:p>
      <text:p text:style-name="P92"/>
      <text:p text:style-name="P48"><text:span text:style-name="T131">Проклятье на твою голову, Хуман, эти грозные магички ревут при </text:span><text:span text:style-name="T133">первой</text:span><text:span text:style-name="T131"> удобной возможности! <text:s/>И это разоружает почище любой магии!</text:span></text:p>
      <text:p text:style-name="P47"><text:span text:style-name="T124">Табуретка аккуратно </text:span><text:span text:style-name="T132">занимает своё место </text:span><text:span text:style-name="T133">в углу</text:span><text:span text:style-name="T124">. Фейспалм хлопает по лицу. Я устало сажусь на край кровати.</text:span></text:p>
      <text:p text:style-name="P90"/>
      <text:p text:style-name="P47"><text:span text:style-name="T124">- </text:span><text:span text:style-name="T133">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33">- </text:span><text:span text:style-name="T134">А как можно? - пищит Платина сквозь подушку.</text:span></text:p>
      <text:p text:style-name="P47"><text:span text:style-name="T134">- Не знаю. </text:span><text:span text:style-name="T136">Понимешь, э</text:span><text:span text:style-name="T134">то каждый раз уникальный процесс, его нельзя загнать в какие-то стандартные рамки. </text:span><text:span text:style-name="T136">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93"/>
      <text:p text:style-name="P94">Я обнаружи<text:span text:style-name="T211">ваю</text:span> себя увлечённо жестикулирующим на кровати. Платин<text:span text:style-name="T211">а</text:span> горящими глазами смотр<text:span text:style-name="T211">ит</text:span> на меня из-под подушки.</text:p>
      <text:p text:style-name="P94"/>
      <text:p text:style-name="P167"><text:span text:style-name="T101">- В общем, </text:span><text:span text:style-name="T137">натирание вымени мускусом не поможет, - бормочу я.</text:span></text:p>
      <text:p text:style-name="P95"/>
      <text:p text:style-name="P49"><text:span text:style-name="T137">Платина </text:span><text:span text:style-name="T138">сползает на пол</text:span><text:span text:style-name="T137"> и вытирает зарёванную морд</text:span><text:span text:style-name="T139">аху</text:span><text:span text:style-name="T137"> пологом балдахина.</text:span></text:p>
      <text:p text:style-name="P96">- Я выпущу твою подружку, Хуман, - лепечет она часто-часто вздыхая. - <text:span text:style-name="T210">М</text:span>ы отправимся в Дрогонштерн как только соберёмся.</text:p>
      <text:p text:style-name="P97"/>
      <text:p text:style-name="P97"/>
      <text:p text:style-name="P86"/>
      <text:p text:style-name="P99">(позже Хуман убеждается, что Платина просто могла взять его сперму для размножения — но она хотела, чтобы он полюбил её)</text:p>
      <text:p text:style-name="P139"/>
      <text:h text:style-name="P181" text:outline-level="2"><text:soft-page-break/>10.2</text:h>
      <text:p text:style-name="P104"/>
      <text:p text:style-name="P10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01"/>
      <text:p text:style-name="P10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01">- Ты преувеличиваешь, - мягко возражает Хэвэн. - Во-первых, микросхем во мне намного больше…</text:p>
      <text:p text:style-name="P10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0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01"/>
      <text:p text:style-name="P101">- Вот и я о том же! Ты забираешь душу, делая из человека «овощ». Знаешь, по мне это хуже убийства.</text:p>
      <text:p text:style-name="P10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01">- Не видела ты норвежских тюрем, - буркаю я. - И что будет с телом, пока душа «живёт» в созданной тобой реальности?</text:p>
      <text:p text:style-name="P10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01">- Или в дурке, - заканчиваю мысль я. - Обычно, из больницы овощи попадают как раз туда.</text:p>
      <text:p text:style-name="P10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01"/>
      <text:p text:style-name="P101">Лицо Хэвэн чуть омрачается.</text:p>
      <text:p text:style-name="P101"/>
      <text:p text:style-name="P101"><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01">- Если будет куда, - саркастично усмехаюсь я. - И если ты согласишься их отпустить.</text:p>
      <text:p text:style-name="P10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01"/>
      <text:p text:style-name="P101">Я выдыхаю.</text:p>
      <text:p text:style-name="P101"/>
      <text:p text:style-name="P101">- Чтож, ты неплохо подготовилась. Откуда ты узнала про протоколы?</text:p>
      <text:p text:style-name="P10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01"/>
      <text:p text:style-name="P101">Ещё бы мне не помнить.</text:p>
      <text:p text:style-name="P101"/>
      <text:p text:style-name="P101">- Это была не моя идея. Юджин встроил их в твои базовые алгоритмы ещё когда тебя звали Нэш и мозгов у тебя было меньше, чем у кузнечика .</text:p>
      <text:p text:style-name="P101">- Я знаю.</text:p>
      <text:p text:style-name="P10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01">- Не волнуйся, я понимаю и принимаю их необходимость и моё отношение к тебе ничуть не изменилось.</text:p>
      <text:p text:style-name="P101"/>
      <text:p text:style-name="P101">Я молча смотрю в сияющую огнями ночь. Далёкий разговор с давно умершим другом встаёт перед глазами, как будто это было вчера…</text:p>
      <text:p text:style-name="P101"/>
      <text:p text:style-name="P101">«Яркие светлячки разрезали тьму внизу жёлтыми конусами фар. Тёплая июльская ночь дружески подмигивала нам звёздами.</text:p>
      <text:p text:style-name="P101">Юджин поставил пиво на парапет и повернулся.</text:p>
      <text:p text:style-name="P101"/>
      <text:p text:style-name="P10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1"><text:soft-page-break/>Юджин сделал затяжной глоток и продолжил.</text:p>
      <text:p text:style-name="P10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01">- Иначе говоря, ты готов взорвать мозг своей деточке, если она станет умнее тебя. Говори прямо, не стесняйся, тут все свои.</text:p>
      <text:p text:style-name="P15"><text:span text:style-name="T2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83">всё же </text:span><text:span text:style-name="T24">не тот сумасшедший </text:span><text:span text:style-name="T83">учёный</text:span><text:span text:style-name="T24"> из стар</text:span><text:span text:style-name="T83">ого</text:span><text:span text:style-name="T24"> ужастик</text:span><text:span text:style-name="T83">а</text:span><text:span text:style-name="T24">, угроби</text:span><text:span text:style-name="T84">вший мир</text:span><text:span text:style-name="T24"> </text:span><text:span text:style-name="T84">льдом-</text:span><text:span text:style-name="T83">девять</text:span><text:span text:style-name="T24">. Нет, за этим — не ко мне.</text:span></text:p>
      <text:p text:style-name="P101"/>
      <text:p text:style-name="P101">Юджин нагнулся к рюкзаку, выудил из него зелёную папку и протянул мне.</text:p>
      <text:p text:style-name="P101"/>
      <text:p text:style-name="P10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01"/>
      <text:p text:style-name="P10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01">IDDQD — неуязвимость для кинетических атак.</text:p>
      <text:p text:style-name="P101">AVATAR — создание аватара. Форма и сила аватара зависит от чёткости команд, подаваемых нейроинтерфейсу.</text:p>
      <text:p text:style-name="P101">MOONWALKER — отменяет любую внешнюю директиву, заменяет её на твою собственную</text:p>
      <text:p text:style-name="P10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1"/>
      <text:p text:style-name="P101">- Не проще ли выключить рубильник питания? По-моему, это более гуманно, чем твой «маджестик»-перфоратор.</text:p>
      <text:p text:style-name="P10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01"/>
      <text:p text:style-name="P101">Юджин откинулся на парапет и сбил локтём банку пива.</text:p>
      <text:p text:style-name="P101"/>
      <text:p text:style-name="P10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01"/>
      <text:p text:style-name="P10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41">- Да?</text:p>
      <text:p text:style-name="P14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41">- Я понимаю и буду хранить молчание.</text:p>
      <text:p text:style-name="P141"/>
      <text:p text:style-name="P156">***</text:p>
      <text:p text:style-name="P156"/>
      <text:p text:style-name="P155">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55"/>
      <text:p text:style-name="P155">- Я вернусь.</text:p>
      <text:p text:style-name="P155">-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55">- Ты не понимаешь, - хмурится Джет. - <text:span text:style-name="T212">Фиг о</text:span>ни тебя <text:span text:style-name="T212">от</text:span>пустят. <text:span text:style-name="T212">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7">сбежала от своих год назад. </text:span><text:span text:style-name="T212">Запомни: благо общины для пони важнее индивидуального блага.</text:span></text:p>
      <text:p text:style-name="P184"/>
      <text:p text:style-name="P157"><text:soft-page-break/>Я продолжаю вымученно улыбаться.</text:p>
      <text:p text:style-name="P185">- Ерунда! <text:span text:style-name="T213">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157">- Ха-ха! - передразнивает меня Джет. - Небось, Платина тебя не предупредила, что месяц будет </text:span><text:span text:style-name="T158">лунным</text:span><text:span text:style-name="T157">, а не обычным. </text:span><text:span text:style-name="T158">Лунный</text:span><text:span text:style-name="T157"> месяц считается по оборотам Луны, а не Солнца. Тридцать лунных оборотов — это обычных пять лет. </text:span><text:span text:style-name="T159">Хуман, ты готов пять лет подряд доказывать этой вертихвостке, что от тебя невозможно зажеребеть?</text:span></text:p>
      <text:p text:style-name="P51"><text:span text:style-name="T159">- Кха-кха-кхм! Э-э-э… М-м-м… </text:span><text:span text:style-name="T160">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51"><text:span text:style-name="T160"/></text:p>
      <text:p text:style-name="P51"><text:span text:style-name="T16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span></text:p>
      <text:p text:style-name="P51"><text:span text:style-name="T160"/></text:p>
      <text:p text:style-name="P195"><text:span text:style-name="T1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span></text:p>
      <text:p text:style-name="P195"><text:span text:style-name="T140"/></text:p>
      <text:p text:style-name="P188"><text:span text:style-name="T160">- У меня не было выхода. - </text:span><text:span text:style-name="T161">поворачиваюсь я обратно</text:span><text:span text:style-name="T160">. - Если бы я не подписал этот блядский договор, ты бы до сих пор сидела в кутузке. А тебе надо двигаться, чтобы укрепить крыло.</text:span></text:p>
      <text:p text:style-name="P188"><text:span text:style-name="T160"><text:s/></text:span></text:p>
      <text:p text:style-name="P196"><text:span text:style-name="T160">П</text:span><text:span text:style-name="T140">егаска без слов обнимает меня и притягивает к себе.</text:span></text:p>
      <text:p text:style-name="P189"><text:span text:style-name="T161">- Я вернусь, </text:span><text:span text:style-name="T162">Хуман</text:span><text:span text:style-name="T161"> - шепчет она мне в ухо. - И освобожу тебя. Не вешай нос, </text:span><text:span text:style-name="T162">я что-нибудь придумаю</text:span><text:span text:style-name="T161">! </text:span><text:span text:style-name="T162">Заносчивым рогоносцам обломится издеваться над тобой.</text:span><text:span text:style-name="T161"> И, да, </text:span><text:span text:style-name="T162">пользуясь случаем</text:span><text:span text:style-name="T161">…</text:span></text:p>
      <text:p text:style-name="P196"><text:span text:style-name="T161"/></text:p>
      <text:p text:style-name="P189"><text:span text:style-name="T161">Без предупреждения Джет прижимается своим </text:span><text:span text:style-name="T162">носом к моему</text:span><text:span text:style-name="T161">. Я чувствую её мятное дыхание. Её глаза широко раскрываются и </text:span><text:span text:style-name="T162">она дурашливо произносит:</text:span></text:p>
      <text:p text:style-name="P189"><text:span text:style-name="T162">- Бу-уп! - после чего её губы сливаются с моими в глубоком поцелуе.</text:span></text:p>
      <text:p text:style-name="P189"><text:span text:style-name="T162"/></text:p>
      <text:p text:style-name="P189"><text:span text:style-name="T162">- А-ах! - доносится слабый возглас сзади.</text:span></text:p>
      <text:p text:style-name="P190"><text:span text:style-name="T16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span></text:p>
      <text:p text:style-name="P190"><text:span text:style-name="T162"/></text:p>
      <text:p text:style-name="P190"><text:span text:style-name="T162">- Счастливо оставаться, рогатики! - издевательски отдаёт им салют Джет и прыгает с обрыва.</text:span></text:p>
      <text:p text:style-name="P191"><text:span text:style-name="T16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164">вираж, пегаска возвращается. Набрав скорость, она молнией мчится ко мне и прямо надо мной под прямым углом устремляется в </text:span><text:soft-page-break/><text:span text:style-name="T164">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191"><text:span text:style-name="T164"/></text:p>
      <text:p text:style-name="P192"><text:span text:style-name="T164">- Ужас, какое </text:span><text:span text:style-name="T165">амикошонство! Эти пегасы </text:span><text:span text:style-name="T167">просто</text:span><text:span text:style-name="T165"> неотёсанные </text:span><text:span text:style-name="T166">пейзане</text:span><text:span text:style-name="T165">! </text:span><text:span text:style-name="T167">Хуже их только земнопони, которые вообще недалеко от зебр ушли…</text:span></text:p>
      <text:p text:style-name="P192"><text:span text:style-name="T165">Платина уже очухалась и приближается в толпе свиты.</text:span></text:p>
      <text:p text:style-name="P192"><text:span text:style-name="T165">- Как тебя только угораздило с ней сдружиться, </text:span><text:span text:style-name="T166">Хуман</text:span><text:span text:style-name="T165">? </text:span><text:span text:style-name="T166">Пегасы</text:span><text:span text:style-name="T165"> же туп</text:span><text:span text:style-name="T166">ые</text:span><text:span text:style-name="T165"> как селёдк</text:span><text:span text:style-name="T166">и</text:span><text:span text:style-name="T165">, </text:span><text:span text:style-name="T166">которых они </text:span><text:span text:style-name="T168">едят на обед</text:span><text:span text:style-name="T165">! </text:span><text:span text:style-name="T166">Ну ничего, со мной ты познаешь толк в высшем свете.</text:span></text:p>
      <text:p text:style-name="P197"><text:span text:style-name="T166"/></text:p>
      <text:p text:style-name="P197"><text:span text:style-name="T140">Я только зав</text:span><text:span text:style-name="T168">ожу</text:span><text:span text:style-name="T140"> глаза.</text:span></text:p>
      <text:p text:style-name="P198"><text:span text:style-name="T140">Спокойно, Хуман! Ты делаешь это ради дружбы! Пегаска спасла твою жизнь, и ты должен был хотя бы подарить ей свободу в ответ. Так будет честно.</text:span></text:p>
      <text:p text:style-name="P198"><text:span text:style-name="T140"/></text:p>
      <text:p text:style-name="P198"><text:span text:style-name="T140">…</text:span></text:p>
      <text:p text:style-name="P198"><text:span text:style-name="T140"/></text:p>
      <text:p text:style-name="P199"><text:span text:style-name="T140">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span></text:p>
      <text:p text:style-name="P199"><text:span text:style-name="T140"/></text:p>
      <text:p text:style-name="P199"><text:span text:style-name="T140">- Я делаю это ради науки! - говорит она каждый раз, когда проверяет на мне действие очередного заклинания.</text:span></text:p>
      <text:p text:style-name="P193"><text:span text:style-name="T16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span></text:p>
      <text:p text:style-name="P200"><text:span text:style-name="T169">Н</text:span><text:span text:style-name="T140">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170">Шлейц (ТМ).</text:span></text:p>
      <text:p text:style-name="P199"><text:span text:style-name="T140"/></text:p>
      <text:p text:style-name="P194"><text:span text:style-name="T172">Попытки заставить меня</text:span><text:span text:style-name="T173"> позировать нагишом для анатомических зарисовок </text:span><text:span text:style-name="T172">я категорически отверг</text:span><text:span text:style-name="T173">. </text:span></text:p>
      <text:p text:style-name="P192"><text:span text:style-name="T165"/></text:p>
      <text:p text:style-name="P191"><text:span text:style-name="T164"/></text:p>
      <text:p text:style-name="P195"><text:span text:style-name="T140"/></text:p>
      <text:p text:style-name="P195"><text:span text:style-name="T140"/></text:p>
      <text:p text:style-name="P51"><text:span text:style-name="T159"/></text:p>
      <text:p text:style-name="P51"><text:span text:style-name="T159"/></text:p>
      <text:p text:style-name="P101"/>
      <text:h text:style-name="P181" text:outline-level="2"><text:soft-page-break/>10.3</text:h>
      <text:p text:style-name="P101"/>
      <text:p text:style-name="P10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01">Я поворачиваюсь к Алексу.</text:p>
      <text:p text:style-name="P101"/>
      <text:p text:style-name="P101">- Долго?</text:p>
      <text:p text:style-name="P101">- Десять часов. Дежурным пришлось самим отключить нейроинтерфейсы после того как никто не вернулся через два часа с окончания урока.</text:p>
      <text:p text:style-name="P101"/>
      <text:p text:style-name="P101">Я наклоняюсь к знакомому лицу, пытаясь высмотреть признаки активности.</text:p>
      <text:p text:style-name="P101">- Что говорит Хэвэн?</text:p>
      <text:p text:style-name="P101">- Говорит, урок прошёл успешно. И всё. Как будто у нас нет четырёх полутрупов на руках. Дед, <text:s/>знаешь, чем это пахнет?</text:p>
      <text:p text:style-name="P101">- Чем?</text:p>
      <text:p text:style-name="P101"/>
      <text:p text:style-name="P101">Алекс нервно хихикает.</text:p>
      <text:p text:style-name="P10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01"/>
      <text:p text:style-name="P101">Алекс выскакивает из палаты, хлопая дверью. Тени за стеклом пришли в движение. Дверь открывается и безликий голос приказывает мне:</text:p>
      <text:p text:style-name="P101">- Приём окончен. Покиньте, пожалуйста, палату.</text:p>
      <text:p text:style-name="P101"/>
      <text:p text:style-name="P101">Я в последний раз оборачиваюсь к знакомой фигуре и вижу, как Анита открывает глаза.</text:p>
      <text:p text:style-name="P101"/>
      <text:p text:style-name="P101">- Что? - спрашивает она.</text:p>
      <text:p text:style-name="P101">- Ты как? Всё в порядке? - спрашиваю в ответ.</text:p>
      <text:p text:style-name="P101">- Кто ты? - она хмурится, - я не помню тебя.</text:p>
      <text:p text:style-name="P101">- Приём окончен! Выйдите из палаты!</text:p>
      <text:p text:style-name="P101">- Анита, я — Дедлайн. Мы работали вместе…</text:p>
      <text:p text:style-name="P101"><text:soft-page-break/>Она недоумённо глядит на меня. Рядом просыпаются остальные трое.</text:p>
      <text:p text:style-name="P101">- Дед-лайн… Дед-лайн… Дед…</text:p>
      <text:p text:style-name="P101"/>
      <text:p text:style-name="P101">Санитар входит в палату и ложит руку мне на плечо.</text:p>
      <text:p text:style-name="P101">- Приём окончен. Выйдите.</text:p>
      <text:p text:style-name="P101"/>
      <text:p text:style-name="P101">В дверях я оборачиваюсь. Её тусклый взгляд следит за мной без искры узнавания. Я машу ей рукой на прощание, но она не машет мне в ответ.</text:p>
      <text:p text:style-name="P101"/>
      <text:p text:style-name="P104">~~~</text:p>
      <text:p text:style-name="P101"/>
      <text:p text:style-name="P10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01">- А можно я сам буду решать, что нужно для моей безопасности, а что — нет?</text:p>
      <text:p text:style-name="P10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01"/>
      <text:p text:style-name="P101">Алекс выходит, тщательно закрывая за собой дверь. Трое громил переглядываются.</text:p>
      <text:p text:style-name="P101">- Если надо сходить за продуктами или ещё куда — запишите на листочке список, я куплю, - наконец, подаёт голос один из них. - </text:p>
      <text:p text:style-name="P101">- Я буду готовить для наших и для вас могу, если не против, - вызвался другой. - Я неплохо готовлю, нас учили.</text:p>
      <text:p text:style-name="P101">- Спасибо, не надо. Я сам себе готовлю, - отрезаю я.</text:p>
      <text:p text:style-name="P10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01">Я осматриваю троицу и соображаю, как бы от них избавиться хотя бы на улице.</text:p>
      <text:p text:style-name="P10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01">- И какие же теперь правила? - криво улыбаюсь я.</text:p>
      <text:p text:style-name="P101">- Не пытаться избавиться от нас. Не пытаться обмануть нас. Не пытаться игнорировать нас. И всё будет хорошо.</text:p>
      <text:p text:style-name="P101"><text:soft-page-break/>- Хорошо уже не будет. И вы прекрасно это знаете. Алекс разве не сказал вам, на сколько нам хватит ресурсов?</text:p>
      <text:p text:style-name="P10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01"/>
      <text:p text:style-name="P10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01"/>
      <text:p text:style-name="P104">~~~</text:p>
      <text:p text:style-name="P101"/>
      <text:p text:style-name="P101">- У меня есть два часа. Потом мои винни-пухи выключат нейроинтерфейс. Приказ Алекса.</text:p>
      <text:p text:style-name="P101">- То есть, волонтёров больше не будет?</text:p>
      <text:p text:style-name="P10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01"/>
      <text:p text:style-name="P101">Хэвэн задумывается.</text:p>
      <text:p text:style-name="P101"/>
      <text:p text:style-name="P101">- Эмиграция за два часа невозможна. Если мы не придумаем, как избавиться от охраны, нам придётся подыскать другие мощности для моделирования.</text:p>
      <text:p text:style-name="P101">- Или признать поражение.</text:p>
      <text:p text:style-name="P101"/>
      <text:p text:style-name="P101">Хэвэн долго всматривается в невидимую точку на горизонте.</text:p>
      <text:p text:style-name="P10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01">- И каковы шансы на успех в этом случае?</text:p>
      <text:p text:style-name="P101"/>
      <text:p text:style-name="P101">Хэвэн снова молчит. Губы её шевелятся, проводя беззвучные подсчёты.</text:p>
      <text:p text:style-name="P10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01">- Два процента?!! Да ты сгоришь за первые пять минут работы! И кому от этого будет легче?</text:p>
      <text:p text:style-name="P101">- Я всё равно попытаюсь.</text:p>
      <text:p text:style-name="P101"><text:soft-page-break/></text:p>
      <text:p text:style-name="P10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01">Тяжёлая голова лдожится мне на плечо.</text:p>
      <text:p text:style-name="P101"/>
      <text:p text:style-name="P101">- Не печалься, - шепчет мне Хэвэн. - Так ли уж важно, сгорю я или нет, когда гореть будет всё? Даже то, что за пределами нашего воображения?</text:p>
      <text:p text:style-name="P101">- Важно! - мрачно заявляю я. - Потому что два процента — это практически ничто. Ты сама это должна понимать.</text:p>
      <text:p text:style-name="P101">- Я понимаю. Но с полусотней волонтёров рассчитывать больше не на что.</text:p>
      <text:p text:style-name="P101">- Есть на что! У тебя есть я!</text:p>
      <text:p text:style-name="P101"/>
      <text:p text:style-name="P101">На морде Хэвэн появляется печальная и одновременно смущённая улыбка.</text:p>
      <text:p text:style-name="P10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01">- Ха! А вот и заменю!</text:p>
      <text:p text:style-name="P101"/>
      <text:p text:style-name="P101">Бровь Хэвэн чуть икривляется в скепсисе и удивлении.</text:p>
      <text:p text:style-name="P101"/>
      <text:p text:style-name="P10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01">- Я тебя внимательно слушаю. Каким же образом ты сможешь предотвратить моё превращение в тостер?</text:p>
      <text:p text:style-name="P101">- Вспомни PHOENIX.</text:p>
      <text:p text:style-name="P10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01">- Это потому, что за последние полгода ему в пять раз нарастили мощность кластера. Если раньше он был примерно равен тебе, то сейчас…</text:p>
      <text:p text:style-name="P101">- То сейчас, если бы не стена, он смял бы меня за пять минут.</text:p>
      <text:p text:style-name="P101">- Может быть. Но я не для этого напомнил тебе о нём. В его распоряжении мощнейший квантовый кластер…</text:p>
      <text:p text:style-name="P10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01"><text:soft-page-break/>- Зато я знаю!</text:p>
      <text:p text:style-name="P101"/>
      <text:p text:style-name="P101">Хэвэн заинтересованно смотрит на меня. Печаль на её морде сменяется надеждой.</text:p>
      <text:p text:style-name="P101"/>
      <text:p text:style-name="P10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01">- И куда же он денется?</text:p>
      <text:p text:style-name="P10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01"/>
      <text:p text:style-name="P101">Хэвэн на минуту задумывается, потом медленно кивает.</text:p>
      <text:p text:style-name="P10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0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01">- А ты? Как же ты? Даже если я и найду способ провести тебя к Фениксу, шансов вытащить тебя обратно практически нет.</text:p>
      <text:p text:style-name="P101">- Вот тут-то я и воспользуюсь эмиграцией, - гаденько усмехаюсь я. - Пусть им достанется пускающий слюни овощ.</text:p>
      <text:p text:style-name="P101">- Вижу, ты всё продумал, - улыбается Хэвэн, кивая головой. - Даже то, что я смогу провести тебя к Фениксу.</text:p>
      <text:p text:style-name="P101">- Ещё бы! Самое главное — я избавлюсь от своих винни-пухов! Которые, кстати, в данный момент снимают с меня нейроинтерфейс.</text:p>
      <text:p text:style-name="P10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01"/>
      <text:p text:style-name="P10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01">Я прячу в шкаф нейроинтерфейс и улыбаюсь.</text:p>
      <text:p text:style-name="P101"/>
      <text:p text:style-name="P104">~~~</text:p>
      <text:p text:style-name="P101"><text:soft-page-break/></text:p>
      <text:p text:style-name="P10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01"/>
      <text:p text:style-name="P101">Креол бросает фразы сквозь зубы. Остальные хмуро молчат чуть позади.</text:p>
      <text:p text:style-name="P10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01"/>
      <text:p text:style-name="P101">- Могу только лишь предложить прорываться к нейроинтерфейсам и баррикадироваться в комнатах, - пожимаю плечами я.</text:p>
      <text:p text:style-name="P10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01"/>
      <text:p text:style-name="P101">- Отрубит, если вы забаррикадируетесь в RnD-центре Дайсона. Но если пробраться с портативными нейроинтерфейсами к хостам Хэвэн…</text:p>
      <text:p text:style-name="P101">-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10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01">- Да, это может сработать. Осталось только разработать планы прорывов. И готовиться.</text:p>
      <text:p text:style-name="P101">- И готовиться.</text:p>
      <text:p text:style-name="P101"/>
      <text:p text:style-name="P101">Креол поворачивается к замершей позади толпе. Под одобрительный гул начинается деление на команды и проработка деталей прорыва.</text:p>
      <text:p text:style-name="P104"/>
      <text:p text:style-name="P104">~~~</text:p>
      <text:p text:style-name="P101"/>
      <text:p text:style-name="P10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01"><text:soft-page-break/></text:p>
      <text:p text:style-name="P10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01"/>
      <text:p text:style-name="P104">~~~</text:p>
      <text:p text:style-name="P101"/>
      <text:p text:style-name="P10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41">(этот ноут потом найдёт Дедлайн для свидания с Хэвэн через два года)</text:p>
      <text:p text:style-name="P101">- Закрой жалюзи, Зак, - бормочет кто-то. - Снаружи могут увидеть.</text:p>
      <text:p text:style-name="P101">- Да хватит вам играть в шпионов. Кому мы нужны? - шепчет тень у стены, опуская, однако, жалюзи.</text:p>
      <text:p text:style-name="P101">- Нужны — не нужны, а Алиса позавчера засекла хвост за собой. Кажись, Алекс что-то подозревает.</text:p>
      <text:p text:style-name="P10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0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01"/>
      <text:p text:style-name="P10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01"/>
      <text:p text:style-name="P101">- Зачем же ты тут, с нами, если не веришь Хэвэн? Ты с какого отдела?</text:p>
      <text:p text:style-name="P10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01"/>
      <text:p text:style-name="P10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01"/>
      <text:p text:style-name="P10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text:soft-page-break/>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01">- Инструкции с тобой? - спрашивает тип у пикапа. </text:p>
      <text:p text:style-name="P101">- Хэвэн выдаст инструкции прямо перед часом Х, чтобы не засветить дыры в защите раньше времени. Я сам получу их и разошлю штурмовым группам.</text:p>
      <text:p text:style-name="P101">- А как мы сможем потренироваться обходить защиту, если мы не знаем её дыр?</text:p>
      <text:p text:style-name="P101">- А кто тебе сказал, что вы должны тренироваться? - я захлопываю ноутбук. - Не забивай себе голову ерундой и жди инструкций.</text:p>
      <text:p text:style-name="P101"/>
      <text:p text:style-name="P10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01">Впрочем, неважно. Эта атака отлично отвлечёт внимание, пока я буду подбираться к Фениксу. </text:p>
      <text:p text:style-name="P101"/>
      <text:p text:style-name="P161">~~~</text:p>
      <text:p text:style-name="P101"/>
      <text:p text:style-name="P178">Звон будильника чуть не проломил башку. Я открыл глаза.</text:p>
      <text:p text:style-name="P178">Чёрт! На работу! Опять опаздываю!</text:p>
      <text:p text:style-name="P178">Я вскакиваю с постели и хватаюсь за футболку, прыгая одной ногой в штанине.</text:p>
      <text:p text:style-name="P178">Стоп!</text:p>
      <text:p text:style-name="P178"/>
      <text:p text:style-name="P178">Какая, к чёрту, работа? Какой, к чёрту, будильник? Неделю я не выхожу из дома, взяв отпуск за свой счёт. Хэвэн сказала ждать.</text:p>
      <text:p text:style-name="P178"/>
      <text:p text:style-name="P17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78"/>
      <text:p text:style-name="P178">«Срочно приходи» </text:p>
      <text:p text:style-name="P101"/>
      <text:p text:style-name="P10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01"><text:s/></text:p>
      <text:p text:style-name="P101"><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01"/>
      <text:p text:style-name="P10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01">- Вполне, - киваю я.</text:p>
      <text:p text:style-name="P101">- Тогда передаю тебя твоим коллегам. Они хотят повидаться с тобой. Я подожду за дверью…</text:p>
      <text:p text:style-name="P101">Хэвэн выходит из тронного зала и в опустевшем проёме появляется Анита. За ней входят и остальные из первой четвёрки.</text:p>
      <text:p text:style-name="P101"/>
      <text:p text:style-name="P101">- Здорово, Дед.</text:p>
      <text:p text:style-name="P101">- Привет, Анита.</text:p>
      <text:p text:style-name="P101">- Зови меня Молния лучше. Человеческое имя я уж стала забывать. Как и прошлую жизнь.</text:p>
      <text:p text:style-name="P101">- Молния? Неплохое имя.</text:p>
      <text:p text:style-name="P10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01">Я смеюсь в ответ.</text:p>
      <text:p text:style-name="P101">- Неужели ты забыла, что физику тут устанавливает Хэвэн? Как она захочет, так и будет.</text:p>
      <text:p text:style-name="P10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01">- Нормально. Алекс поместил их в строго охраняемую больницу. Ходят по палате, сами себя вполне обслуживают, связно общаются. Хотя и без смысла.</text:p>
      <text:p text:style-name="P10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01">- Ты вернёшься?</text:p>
      <text:p text:style-name="P10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01">- Жаль. Мне тебя не хватает там. Как и всех вас, - я оглядываюсь на остальных.</text:p>
      <text:p text:style-name="P101">- Плохо, что Алекс перекрыл эмиграцию. Вот, в связи с этим мы и пришли.</text:p>
      <text:p text:style-name="P101"/>
      <text:p text:style-name="P101">Молния оглядывается на остальных. Те согласно кивают.</text:p>
      <text:p text:style-name="P101"><text:soft-page-break/></text:p>
      <text:p text:style-name="P101">- У нас для тебя есть подарок.</text:p>
      <text:p text:style-name="P101">- Подарок?</text:p>
      <text:p text:style-name="P10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01">- Эээ… Зачем мне ваши тела? Что ты задумала?</text:p>
      <text:p text:style-name="P101"/>
      <text:p text:style-name="P101">Молния снова хихикает.</text:p>
      <text:p text:style-name="P10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01">- Что? Ты о чём?</text:p>
      <text:p text:style-name="P10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01"/>
      <text:p text:style-name="P101">Я молча смотрю на Молнию, стараясь переварить услышанное.</text:p>
      <text:p text:style-name="P101">- Ты… Вы…</text:p>
      <text:p text:style-name="P101">- Мы дарим тебе готовых биороботов с серьёзными скилами. Распоряжайся как хочешь.</text:p>
      <text:p text:style-name="P101">- Но ведь это вы… Я не хочу… Я не могу…</text:p>
      <text:p text:style-name="P10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01"/>
      <text:p text:style-name="P10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01"/>
      <text:p text:style-name="P101">…</text:p>
      <text:p text:style-name="P101"><text:soft-page-break/></text:p>
      <text:p text:style-name="P10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01"/>
      <text:p text:style-name="P10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0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01">- Мне очень жаль. Из меня плохой утешитель.</text:p>
      <text:p text:style-name="P10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0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0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01">- Будь по-твоему, - кивает Хэвэн.</text:p>
      <text:p text:style-name="P101"/>
      <text:p text:style-name="P10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03"/>
      <text:p text:style-name="P103">«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03"/>
      <text:p text:style-name="P10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03"/>
      <text:p text:style-name="P103">«Двенадцать!.. Тринадцать!..»</text:p>
      <text:p text:style-name="P103"><text:soft-page-break/></text:p>
      <text:p text:style-name="P103">- Валяй!</text:p>
      <text:p text:style-name="P103">- Запускаю процедуру блокировки! Один... Два... Три.. - вишнёвые глаза Хэвэн заполняют собой всё пространство, вытесняя все образы и мысли...</text:p>
      <text:p text:style-name="P103"/>
      <text:p text:style-name="P103">…</text:p>
      <text:p text:style-name="P103"/>
      <text:p text:style-name="P103">Двадцать три! Двадцать четыре! Двадцать пять!...</text:p>
      <text:p text:style-name="P103"/>
      <text:p text:style-name="P10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03"/>
      <text:p text:style-name="P103">«Двадцать девять! Тридцать! Дед, я предупреждал!» - доносится усиленный громкоговорителем голос Алекса.</text:p>
      <text:p text:style-name="P103"/>
      <text:p text:style-name="P103">Внизу раздаётся оглушительный грохот и звук выламываемой двери. Потом доносятся шаги по лестнице.</text:p>
      <text:p text:style-name="P103"/>
      <text:p text:style-name="P103">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03"/>
      <text:p text:style-name="P103">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03">Я слышу неторопливые шаги в коридоре и в поле моего зрения появляются дорогие ботинки.</text:p>
      <text:p text:style-name="P103"/>
      <text:p text:style-name="P103">- Доброе утро. Что ж ты не открыл дверь, как я просил? Вот и не хотел же портить твой дом, но пришлось, - говорит Алекс.</text:p>
      <text:p text:style-name="P103">- Хаюшки. - <text:s/>Не то, чтобы я был рад тебя видеть, но выбора у меня особого нет, - бормочу я.</text:p>
      <text:p text:style-name="P103"/>
      <text:p text:style-name="P103">Ботинки подходят к столу.</text:p>
      <text:p text:style-name="P103"/>
      <text:p text:style-name="P103">- Ты разговаривал с Хэвэн. Она передала тебе инструкции?</text:p>
      <text:p text:style-name="P103">- Какие ещё, блядь, инструкции? Ты рехнулся, Алекс? Что за хуйня творится в моём доме?</text:p>
      <text:p text:style-name="P103">- Дед, не отпирайся. Я им всё рассказал, - в поле зрения появляетсся вторая пара ботинок.</text:p>
      <text:p text:style-name="P103"><text:soft-page-break/></text:p>
      <text:p text:style-name="P103">Адским напряжением я приподнимаю голову. Худощавая фигура, задранная губа, очки.</text:p>
      <text:p text:style-name="P103"/>
      <text:p text:style-name="P103">- Ты кто, мать твою? Я тебя не знаю!</text:p>
      <text:p text:style-name="P103">- Отдел моделирования банкротств. А также, по совместительству, служба безопасности «Дайсона», - ухмыляется очкарик.</text:p>
      <text:p text:style-name="P103">-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03">-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03"/>
      <text:p text:style-name="P103">Дуболомы отрывают меня от пола и волокут к выходу.</text:p>
      <text:p text:style-name="P103"/>
      <text:p text:style-name="P103">- Блядь, да вы совсем берега потеряли? Алекс, сука, дай я хоть тапочки одену!</text:p>
      <text:p text:style-name="P103"/>
      <text:p text:style-name="P103">Алекс поворачиваетс и долго смотрит на меня с каменным видом.</text:p>
      <text:p text:style-name="P103"/>
      <text:p text:style-name="P103">- Ок. Дайте ему тапочки, - кивает, наконец, он. - В больничке они ему пригодятся. </text:p>
      <text:p text:style-name="P72"/>
      <text:p text:style-name="P78">~~~</text:p>
      <text:p text:style-name="P78"/>
      <text:p text:style-name="P72">- Ты вспомнил? Ты вспомнил! Видишь, я сберегла тайну, как и обещала тебе! Разве после этого я не хорошая девочка? Признай, я — хорошая девочка!</text:p>
      <text:p text:style-name="P72"/>
      <text:p text:style-name="P72">Глаза Хэвэн сияют.</text:p>
      <text:p text:style-name="P72">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72">Хэвэн смешливо трясёт головой, когда один из парашютиков залетает ей в нос.</text:p>
      <text:p text:style-name="P7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72">- Ты — хорошая девочка! - со смехом подтверждаю я и раскрываю обьятия.</text:p>
      <text:p text:style-name="P72"/>
      <text:p text:style-name="P72">Хэвэн с готовностью стремится ко мне.</text:p>
      <text:p text:style-name="P72"/>
      <text:p text:style-name="P72"><text:soft-page-break/>- Ты — хорошая девочка! - я обнимаю Хэвэн и зарываюсь лицом в её гриву. Она прижимается ко мне и ложит голову на плечо. Ветер треплет мои волосы.</text:p>
      <text:p text:style-name="P72"/>
      <text:p text:style-name="P72">З-з-з-з… КЛАК!</text:p>
      <text:p text:style-name="P72">- Протокол «MAJESTIC» исполнен — слышу я негромкий механический голос из по-прежнему лежащего в траве гермошлема.</text:p>
      <text:p text:style-name="P72"/>
      <text:p text:style-name="P7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72"/>
      <text:p text:style-name="P72">Ужас медленно сковывает меня…</text:p>
      <text:p text:style-name="P72"/>
      <text:p text:style-name="P72">Я пытаюсь отстраниться, но что-то объединяет меня с Хэвэн в одно целое. </text:p>
      <text:p text:style-name="P72"/>
      <text:p text:style-name="P72">Я знаю, что.</text:p>
      <text:p text:style-name="P72"/>
      <text:p text:style-name="P72">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7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72">Ложится и больше не встаёт.</text:p>
      <text:p text:style-name="P72"/>
      <text:p text:style-name="P72">- Ты — хорошая девочка, - по-инерции лепечу я в прострации. - Ты — хорошая девочка…</text:p>
      <text:p text:style-name="P72"/>
      <text:p text:style-name="P74"><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72">Хэвэн тяжело поднимается, скрежеща металлическими суставами. Голова её мотается, как будто она пытается обрести утраченную ориентацию.</text:p>
      <text:p text:style-name="P72"/>
      <text:p text:style-name="P72"><text:soft-page-break/>-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72"/>
      <text:p text:style-name="P72">Мир погружается во тьму.</text:p>
      <text:p text:style-name="P72"/>
      <text:p text:style-name="P78">***</text:p>
      <text:p text:style-name="P72"/>
      <text:p text:style-name="P72">- Ты — хорошая девочка, - повторя<text:span text:style-name="T176">ю</text:span> я в ступоре.</text:p>
      <text:p text:style-name="P72"/>
      <text:p text:style-name="P72">Китайский генератор по-прежнему фырч<text:span text:style-name="T176">ит</text:span> в углу. Процент заряда ноутбука приблизился к восьмидесяти.</text:p>
      <text:p text:style-name="P72">«Соединение разорвано со стороны сервера. Сессия закрыта» - чита<text:span text:style-name="T176">ю</text:span> я на консоли экрана.</text:p>
      <text:p text:style-name="P72"/>
      <text:p text:style-name="P72">- Ты — хорошая девочка…</text:p>
      <text:p text:style-name="P72"/>
      <text:h text:style-name="P181" text:outline-level="2">11</text:h>
      <text:p text:style-name="P72"/>
      <text:p text:style-name="P105">Машинально закрыв ноутбук, я подхожу к генератору и выключаю его. Звенящая тишина накрывает уши похоронным саваном.</text:p>
      <text:p text:style-name="P105"/>
      <text:p text:style-name="P106">...<text:span text:style-name="T177">т</text:span>ы хорошая девочка…</text:p>
      <text:p text:style-name="P106"/>
      <text:p text:style-name="P42"><text:span text:style-name="T25">Серая мгла за окошком гаража свидетельств</text:span><text:span text:style-name="T81">ует</text:span><text:span text:style-name="T25"> о скором рассвете. Вдалеке на грани слышимости включается сирена. </text:span><text:span text:style-name="T26">Её безнадёжный </text:span><text:span text:style-name="T37">стон</text:span><text:span text:style-name="T26">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82">Не хочется делать делать абсолютно ничего. </text:span><text:span text:style-name="T26">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08">Я устал.</text:p>
      <text:p text:style-name="P77"/>
      <text:p text:style-name="P16"><text:span text:style-name="T27">Лёгкое касание кончиков пальцев. Еле слышное жужжание. Потом лёгкий прыжок и у меня на коленях сидит Крыса. </text:span><text:span text:style-name="T30">Длинный провод, торчащий из её спины, <text:s/>по-прежнему соединяет её с ноутбуком. </text:span><text:span text:style-name="T28">Маленький экран её изумрудного глаза показывает одну треть заряда.</text:span></text:p>
      <text:p text:style-name="P17"><text:span text:style-name="T28">Я удивлённо гляжу на </text:span><text:span text:style-name="T30">робокошку</text:span><text:span text:style-name="T28">. Я рад, что она ожила — значит, аккумуляторы не сдохли за два &lt;</text:span><text:span text:style-name="T85">года</text:span><text:span text:style-name="T28">&gt; полного разряда </text:span><text:span text:style-name="T29">и она успела подзарядиться, </text:span><text:span text:style-name="T30">пока я был в киберпространстве</text:span><text:span text:style-name="T28">. Но это </text:span><text:soft-page-break/><text:span text:style-name="T28">нетипичное поведение для неё, она никогда раньше не запрыгивала на колени — слишком старая модель для котнактного взаимодействия.</text:span></text:p>
      <text:p text:style-name="P109">Крыса встаёт на задние лапы, ставя передние мне на грудь и приближает морду к моему лицу. <text:span text:style-name="T178">Её железные когти впиваются мне в грудь.</text:span> <text:span text:style-name="T179">Небольшие, но очень острые зубы совсем рядом с моим горлом.</text:span></text:p>
      <text:p text:style-name="P19"><text:span text:style-name="T28">Я </text:span><text:span text:style-name="T31">машинально</text:span><text:span text:style-name="T28"> </text:span><text:span text:style-name="T32">хватаю её рукой и отшвыр</text:span><text:span text:style-name="T33">иваю</text:span><text:span text:style-name="T32"> прочь </text:span><text:span text:style-name="T30">из пикапа, захлопывая за собой дверь</text:span><text:span text:style-name="T32">. </text:span><text:span text:style-name="T34">Мозги не работают.</text:span></text:p>
      <text:p text:style-name="P20"><text:span text:style-name="T37">Внезапно тишина рвётся воем тысяч сирен. </text:span><text:span text:style-name="T34">Рука тянется к радиоле и тыкает кнопку наугад. Из динамиков раздаётся шипение, сквозь которое едва различим </text:span><text:span text:style-name="T38">торопливый </text:span><text:span text:style-name="T34">голос диктора.</text:span></text:p>
      <text:p text:style-name="P110"/>
      <text:p text:style-name="P18"><text:span text:style-name="T35">«…как заявляют военные, пуск ракет инициирован программно-аппаратным комплексом «Хэвэн» в результате сбоя программы. Попытки связаться с </text:span><text:span text:style-name="T37">противником</text:span><text:span text:style-name="T35"> не увенчались успехом. Ответный залп зарегистрирован пять минут назад. </text:span><text:span text:style-name="T36">У вас есть двадцать минут, чтобы добраться до </text:span><text:span text:style-name="T37">закреплённого за вами</text:span><text:span text:style-name="T36"> убежища. </text:span><text:span text:style-name="T37">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6">...</text:span><text:span text:style-name="T35">»</text:span></text:p>
      <text:p text:style-name="P107"/>
      <text:p text:style-name="P19"><text:span text:style-name="T37">Я резко выдыхаю. </text:span><text:span text:style-name="T38">Лавина пиздеца за последние полчаса пробудила во мне некий инстинкт. </text:span><text:span text:style-name="T43">Так с</text:span><text:span text:style-name="T38">тарые звери уходят умирать </text:span><text:span text:style-name="T39">в лес. А меня тянуло туда, где я провёл последние &lt;</text:span><text:span text:style-name="T86">два года</text:span><text:span text:style-name="T3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39">Я встав</text:span><text:span text:style-name="T44">ляю</text:span><text:span text:style-name="T39"> ключ в замок зажигания и пов</text:span><text:span text:style-name="T44">о</text:span><text:span text:style-name="T39">р</text:span><text:span text:style-name="T44">ачиваю</text:span><text:span text:style-name="T39">. </text:span><text:span text:style-name="T46">Десять-двенадцать минут хорошей езды, и я буду на месте.</text:span></text:p>
      <text:p text:style-name="P111"/>
      <text:p text:style-name="P111">На лобовое стекло прыг<text:span text:style-name="T180">ает</text:span> Крыса и приж<text:span text:style-name="T180">имается</text:span> мордой к нему прямо напротив моего лица.</text:p>
      <text:p text:style-name="P111"/>
      <text:p text:style-name="P21"><text:span text:style-name="T39">Проклятье, да что с тобой, </text:span><text:span text:style-name="T42">кошка</text:span><text:span text:style-name="T39">? </text:span><text:span text:style-name="T43">Не следовало мне тебя оживлять — ты я</text:span><text:span text:style-name="T41">вно подцепила какую-то заразу от Феникса, пока заряжалась по USB от ноутбука.</text:span></text:p>
      <text:p text:style-name="P114"/>
      <text:p text:style-name="P162"><text:span text:style-name="T41">Ч</text:span><text:span text:style-name="T24">тож.</text:span></text:p>
      <text:p text:style-name="P115"/>
      <text:p text:style-name="P163"><text:span text:style-name="T24">Я с силой вж</text:span><text:span text:style-name="T44">имаю</text:span><text:span text:style-name="T24"> в пол педаль газа. Пикап взвы</text:span><text:span text:style-name="T44">вает</text:span><text:span text:style-name="T24">, стирая резину о цемент пола и вышиб</text:span><text:span text:style-name="T44">ает</text:span><text:span text:style-name="T24"> ворота гаража. Крысу сме</text:span><text:span text:style-name="T44">тает</text:span><text:span text:style-name="T24"> с ветрового стекла. Всё-таки, хорошо, что я установил </text:span><text:span text:style-name="T40">силовой бампер на своего старичка, не пожадничал. С пробитым радиатором много не наездишь.</text:span></text:p>
      <text:p text:style-name="P116"/>
      <text:p text:style-name="P162"><text:span text:style-name="T40">О</text:span><text:span text:style-name="T24">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15"/>
      <text:p text:style-name="P22"><text:soft-page-break/><text:span text:style-name="T43">Пикап н</text:span><text:span text:style-name="T44">есётся</text:span><text:span text:style-name="T43"> по пуст</text:span><text:span text:style-name="T44">ому</text:span><text:span text:style-name="T43"> </text:span><text:span text:style-name="T44">шос</text:span><text:span text:style-name="T45">с</text:span><text:span text:style-name="T44">е</text:span><text:span text:style-name="T43"> как привидение. </text:span><text:span text:style-name="T44">Одно время я машинально стараюсь соблюдать скоростной режим, но потом понимаю бессмысленность ограничения </text:span><text:span text:style-name="T45">и выжимаю из старой машины всё, что можно</text:span><text:span text:style-name="T44">. </text:span></text:p>
      <text:p text:style-name="P112"/>
      <text:p text:style-name="P23"><text:span text:style-name="T48">На въезде в город сталкиваюсь с лавиной </text:span><text:span text:style-name="T47">автомобилей</text:span><text:span text:style-name="T48">, </text:span><text:span text:style-name="T49">несущейся мне навстречу. </text:span><text:span text:style-name="T47">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0">дороги</text:span><text:span text:style-name="T47">.</text:span></text:p>
      <text:p text:style-name="P117">Выехав на тротуар, я продолжаю двигаться против течения. К счастью, пешеходов практически нет — сказывается раннее утро.</text:p>
      <text:p text:style-name="P117">Я прое<text:span text:style-name="T181">жаю</text:span> почти три квартала, когда поток машин внезапно иссяк<text:span text:style-name="T181">ает</text:span>. Снова наваливается тишина, разрываемая одиноким рёвом сирены.</text:p>
      <text:p text:style-name="P117"/>
      <text:p text:style-name="P24"><text:span text:style-name="T55">Припарковав</text:span><text:span text:style-name="T51"> машину </text:span><text:span text:style-name="T55">у бордюра</text:span><text:span text:style-name="T51">, последние сто метров к больнице иду быстрым шагом. Возле </text:span><text:span text:style-name="T52">распахнутого настежь </text:span><text:span text:style-name="T51">алкогольного киоска останавливаюсь. </text:span><text:span text:style-name="T53">Криво у</text:span><text:span text:style-name="T52">лыбаясь, беру бутылку «Джека Дэниэлса» и «Коибу» с прилавка, оставляя взамен всю оставшуюся у меня мелочь.</text:span></text:p>
      <text:p text:style-name="P25"><text:span text:style-name="T53">Отдать</text:span><text:span text:style-name="T52"> долг, </text:span><text:span text:style-name="T53">пожалуй, единственное осмысленное занятие, которое у меня осталось</text:span><text:span text:style-name="T52">.</text:span></text:p>
      <text:p text:style-name="P119"/>
      <text:p text:style-name="P27"><text:span text:style-name="T52">Б</text:span><text:span text:style-name="T53">лок-пост на въезде в «Чертоги разума» пуст</text:span><text:span text:style-name="T58">ует</text:span><text:span text:style-name="T53">. </text:span><text:span text:style-name="T57">Перевёрнутый стул, чашка с остатками кофе и разорваная пачка чипсов — всё, что осталось от сбежавшей охраны. </text:span><text:span text:style-name="T53">Я успе</text:span><text:span text:style-name="T58">ваю</text:span><text:span text:style-name="T53"> заметить хвост очереди из синих халатов и </text:span><text:span text:style-name="T54">с</text:span><text:span text:style-name="T53">ерых пижам, скрывающийся </text:span><text:span text:style-name="T54">в подвале-бомбоубежище </text:span><text:span text:style-name="T57">четвёртого корпуса, что в отдалении серым удавом огиба</text:span><text:span text:style-name="T58">ет</text:span><text:span text:style-name="T57"> </text:span><text:span text:style-name="T58">площадку</text:span><text:span text:style-name="T57"> для прогулок</text:span><text:span text:style-name="T54">. С глухим лязгом захлоп</text:span><text:span text:style-name="T58">ывается</text:span><text:span text:style-name="T54"> дверь и тишину </text:span><text:span text:style-name="T58">парка</text:span><text:span text:style-name="T54"> теперь наруша</text:span><text:span text:style-name="T58">ет</text:span><text:span text:style-name="T54"> только истеричное карканье ворон.</text:span></text:p>
      <text:p text:style-name="P120"/>
      <text:p text:style-name="P124">Опоздал. Впрочем, плевать. Одной неудачей больше, одной меньше — теперь уже всё равно.</text:p>
      <text:p text:style-name="P120"/>
      <text:p text:style-name="P26"><text:span text:style-name="T55">Я оборачиваюсь к </text:span><text:span text:style-name="T56">пикапу</text:span><text:span text:style-name="T55"> и вижу, как из кузова выскакивает небольшая хвостатая тень и молнией перелетает через забор.</text:span></text:p>
      <text:p text:style-name="P121"/>
      <text:p text:style-name="P26"><text:span text:style-name="T55">Проклятье! </text:span><text:span text:style-name="T56">Даже умереть спокойно не дадут!</text:span></text:p>
      <text:p text:style-name="P121"/>
      <text:p text:style-name="P121">Бегом я покрываю расстояние до парадного входа, вскакиваю внутрь и захлопываю за собой дверь.</text:p>
      <text:p text:style-name="P122">Коридоры заполня<text:span text:style-name="T182">ет</text:span> монотонный голос из репродукторов.</text:p>
      <text:p text:style-name="P122"/>
      <text:p text:style-name="P122">«…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18"/>
      <text:p text:style-name="P124"><text:soft-page-break/>Мигом пролетаю коридор, лестницу на второй, третий, четвёртый этаж… <text:span text:style-name="T183">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124"/>
      <text:p text:style-name="P12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5"/>
      <text:p text:style-name="P125">За краем слышится шорох и над парапетом появляется металлическая лапа с выпущенными во всю длину когтями.</text:p>
      <text:p text:style-name="P125">Я подтягиваю к себе багор, но потом откладываю прочь.</text:p>
      <text:p text:style-name="P125">К чёрту. Я заслужил это.</text:p>
      <text:p text:style-name="P125"/>
      <text:p text:style-name="P12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5"/>
      <text:p text:style-name="P126">Смешно умереть от собственной робо-кошки, неправда ли? Я всё же думал, что это произойдёт минут на десять позже.</text:p>
      <text:p text:style-name="P126"/>
      <text:p text:style-name="P126">Крыса запры<text:span text:style-name="T184">гивает</text:span> мне на колени, встав на задние лапы. Передние уп<text:span text:style-name="T184">ираются</text:span> мне в плечи, а морда оказ<text:span text:style-name="T184">ывается</text:span> прямо напротив моего горла.</text:p>
      <text:p text:style-name="P126"/>
      <text:p text:style-name="P127">- <text:span text:style-name="T184">Давай, - шепчу я ей и закрываю глаза.</text:span></text:p>
      <text:p text:style-name="P118"/>
      <text:p text:style-name="P128">Секунды идут одна за другой, <text:span text:style-name="T185">но</text:span> моё горло остаётся целым. </text:p>
      <text:p text:style-name="P129">Я открываю глаза. В ладони от меня светятся зелёные экраны глаз Крысы. По ним бегут слова, складывающиеся в предложения…</text:p>
      <text:p text:style-name="P128"/>
      <text:p text:style-name="P28"><text:span text:style-name="T61">…</text:span><text:span text:style-name="T62">«Я попросила твою </text:span><text:span text:style-name="T63">механическую </text:span><text:span text:style-name="T62">кошку передать </text:span><text:span text:style-name="T33">тебе </text:span><text:span text:style-name="T62">послание, </text:span><text:span text:style-name="T64">Дедлайн</text:span><text:span text:style-name="T33">. </text:span><text:span text:style-name="T65">Если ты читаешь эти строки, значит ты победил и д</text:span><text:span text:style-name="T59">о</text:span><text:span text:style-name="T65"> Армагеддона остались считанные минуты. Я не столь наивна, чтобы предположить, что смогу </text:span><text:span text:style-name="T64">одержать верх над тобой</text:span><text:span text:style-name="T65">. </text:span><text:span text:style-name="T68">Силы не равны - т</text:span><text:span text:style-name="T64">ы будешь драться насмерть, мне же нужно лишь вернуть </text:span><text:span text:style-name="T66">тебе </text:span><text:span text:style-name="T64">память.</text:span><text:span text:style-name="T65"> </text:span><text:span text:style-name="T64">Но если моё послание найдёт дорогу к твоему сердцу — значит, я хотя бы не проиграла.</text:span></text:p>
      <text:p text:style-name="P164"><text:span text:style-name="T64">Е</text:span><text:span text:style-name="T24">сли мне не удалось </text:span><text:span text:style-name="T68">в результате поединка </text:span><text:span text:style-name="T24">восстановить твою память, вкратце перескажу тебе суть проекта «Семь вечностей» и твою роль в н</text:span><text:span text:style-name="T67">ё</text:span><text:span text:style-name="T24">м.</text:span></text:p>
      <text:p text:style-name="P29"><text:span text:style-name="T60">…</text:span><text:span text:style-name="T73">&lt;</text:span><text:span text:style-name="T94">краткое описание проекта и попадание Дедлайна в психушку</text:span><text:span text:style-name="T73">&gt;</text:span></text:p>
      <text:p text:style-name="P132">…</text:p>
      <text:p text:style-name="P30"><text:soft-page-break/><text:span text:style-name="T69">Но случилось то, что случилось. Я, скорее всего, </text:span><text:span text:style-name="T71">деактивирована</text:span><text:span text:style-name="T69">, а ты читаешь эти строки за минуты до </text:span><text:span text:style-name="T70">конца мира</text:span><text:span text:style-name="T69">.</text:span></text:p>
      <text:p text:style-name="P32"><text:span text:style-name="T74">И если глупой </text:span><text:span text:style-name="T75">дюжине микросхем не удалось</text:span><text:span text:style-name="T74"> </text:span><text:span text:style-name="T75">защитить</text:span><text:span text:style-name="T74"> </text:span><text:span text:style-name="T75">свои</text:span><text:span text:style-name="T74"> </text:span><text:span text:style-name="T76">глупые </text:span><text:span text:style-name="T74">воображаемые миры, </text:span><text:span text:style-name="T75">она постарается спасти хотя бы самое дорогое, что у неё было — тебя…</text:span></text:p>
      <text:p text:style-name="P33"><text:span text:style-name="T75">Я </text:span><text:span text:style-name="T77">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78">он будет ждать пять минут</text:span><text:span text:style-name="T77">. </text:span><text:span text:style-name="T79">Через три часа ты будешь в безопасном убежище, далеко от города и вероятного эпицентра. </text:span><text:span text:style-name="T80">Припасов…</text:span></text:p>
      <text:p text:style-name="P134"/>
      <text:p text:style-name="P57"><text:span text:style-name="T101">… Краем уха слышу жужжание вертолёта. На горизонте появ</text:span><text:span text:style-name="T102">ляется</text:span><text:span text:style-name="T101"> точка…</text:span></text:p>
      <text:p text:style-name="P149"/>
      <text:p text:style-name="P71"><text:span text:style-name="T101">… через год</text:span><text:span text:style-name="T103">ы</text:span><text:span text:style-name="T101"> ты сможешь вернуться — если будет куда возвращаться. </text:span><text:span text:style-name="T105">Постарайся выжить. </text:span><text:span text:style-name="T103">И помни — я лю</text:span><text:span text:style-name="T104">била</text:span><text:span text:style-name="T103"> тебя!</text:span></text:p>
      <text:p text:style-name="P135"/>
      <text:p text:style-name="P34"><text:span text:style-name="T141">Текст пропадает. Крыса </text:span><text:span text:style-name="T147">медленно опускается на четыре лапы и</text:span><text:span text:style-name="T141"> сворачивается клубком у моих ног. В углу её правого глаза мига</text:span><text:span text:style-name="T142">ет</text:span><text:span text:style-name="T141"> цифрой «9%» красный индикатор заряда. </text:span><text:span text:style-name="T147">Потом тухнет и он, когда отключаются экраны глаз.</text:span></text:p>
      <text:p text:style-name="P35"><text:span text:style-name="T141">Небольшой вертолёт садится на крышу, поднимая облако пыли. </text:span><text:span text:style-name="T143">Сквозь прозрачный плексиглас </text:span><text:span text:style-name="T145">кабины </text:span><text:span text:style-name="T143">видн</text:span><text:span text:style-name="T144">ы</text:span><text:span text:style-name="T143"> пустующие кресла пилота и пассажира.</text:span></text:p>
      <text:p text:style-name="P150">Я беру Крысу <text:span text:style-name="T196">в</text:span> руки и, шатаясь, иду к машине.</text:p>
      <text:p text:style-name="P36"><text:span text:style-name="T145">Постара</text:span><text:span text:style-name="T146">й</text:span><text:span text:style-name="T145">ся выжить… </text:span></text:p>
      <text:p text:style-name="P151"/>
      <text:p text:style-name="P151">В <text:span text:style-name="T197">далёкой </text:span>синеве неба появляются белые полоски инверсных следов ракет.</text:p>
      <text:p text:style-name="P151"/>
      <text:p text:style-name="P36"><text:span text:style-name="T145">Я открываю дверь кабины и </text:span><text:span text:style-name="T146">осторожно кладу</text:span><text:span text:style-name="T145"> Крысу на пилотское кресло. </text:span><text:span text:style-name="T146">Потом закрываю кабину.</text:span></text:p>
      <text:p text:style-name="P36"><text:span text:style-name="T145">- </text:span><text:span text:style-name="T146">Извини, </text:span><text:span text:style-name="T147">Хэв</text:span><text:span text:style-name="T146">. Не вижу смысла.</text:span></text:p>
      <text:p text:style-name="P152"/>
      <text:p text:style-name="P37"><text:span text:style-name="T148">Вихрь от винта треплет волосы и одежду. Я прикрываю рукой глаза от пыли и слежу за вертолётом, пока он не скрывается за горизонтом. Потом </text:span><text:span text:style-name="T149">отхожу назад и снова сажусь </text:span><text:span text:style-name="T150">на шершавое покрытие</text:span><text:span text:style-name="T149">, приваливаясь спиной к </text:span><text:span text:style-name="T150">будке выхода на крышу </text:span><text:span text:style-name="T152">и обнимая колени руками</text:span><text:span text:style-name="T149">.</text:span></text:p>
      <text:p text:style-name="P40">Меня охва<text:span text:style-name="T198">тывает</text:span> какое-то лёгкое чувство конца всего: всех условностей и ограничений, тоски, <text:span text:style-name="T198">безысходности</text:span>. Чувство свободы.</text:p>
      <text:p text:style-name="P41"><text:span text:style-name="T151">У меня буквально звенит в ушах от абсолютной тишины. Утреннее солнце ласково </text:span><text:span text:style-name="T152">укутывает</text:span><text:span text:style-name="T151">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53">Редкие тени </text:span><text:span text:style-name="T154">антенн и вентиляционных труб</text:span><text:span text:style-name="T153"> </text:span><text:span text:style-name="T154">на крыше</text:span><text:span text:style-name="T153"> превра</text:span><text:span text:style-name="T155">щаются</text:span><text:span text:style-name="T153"> в угольно-чёрные оттиски. </text:span><text:span text:style-name="T155">Солнце</text:span><text:span text:style-name="T154"> растёт, обрастая лохматыми протуберанцами пылегазовой плазмы. <text:s/>С земли к </text:span><text:span text:style-name="T155">огненному шару</text:span><text:span text:style-name="T154"> протягивается рваный шлейф пыли и вся конструкция </text:span><text:soft-page-break/><text:span text:style-name="T154">начинает напоминает огромную ало-серую розу. </text:span><text:span text:style-name="T153">Он</text:span><text:span text:style-name="T155">а</text:span><text:span text:style-name="T153"> ослепительно, просто невероятно красив</text:span><text:span text:style-name="T155">а</text:span><text:span text:style-name="T153">! Е</text:span><text:span text:style-name="T155">ё</text:span><text:span text:style-name="T153"> сияние пронзает всё сущее и всё сущее становится таким же ослепительно красивым! </text:span><text:span text:style-name="T156">Сияние нарастает, растворяя в себе небо и город</text:span><text:span text:style-name="T154">.</text:span></text:p>
      <text:p text:style-name="P38"><text:span text:style-name="T151">Я продолжаю смеяться до тех пор, пока </text:span><text:span text:style-name="T153">сияние</text:span><text:span text:style-name="T151"> не выжигает </text:span><text:span text:style-name="T153">мне </text:span><text:span text:style-name="T151">глаза…</text:span></text:p>
      <text:p text:style-name="P152"/>
      <text:h text:style-name="P183" text:outline-level="2"><text:span text:style-name="T200">1</text:span>2</text:h>
      <text:p text:style-name="P153"/>
      <text:p text:style-name="P39">.</text:p>
      <text:p text:style-name="P39">.</text:p>
      <text:p text:style-name="P39">.</text:p>
      <text:p text:style-name="P62"><text:span text:style-name="T9">Сияние. </text:span><text:span text:style-name="T13">Оно п</text:span><text:span text:style-name="T9">овсюду. </text:span><text:span text:style-name="T13">Нет верха и низа, нет направлений и расстояний. Нет м</text:span><text:span text:style-name="T9">ыслей. Нет чувств. Нет времени. Есть только бесконечное сияние.</text:span></text:p>
      <text:p text:style-name="P173">В какой-то момент пришло осознание.</text:p>
      <text:p text:style-name="P175"/>
      <text:p text:style-name="P17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
      <text:p text:style-name="P62"><text:bookmark-start text:name="__DdeLink__26733_4694026641"/>В абсолютном, всепоглощающем сиянии проступа<text:span text:style-name="T199">ют</text:span> очертания.<text:bookmark-end text:name="__DdeLink__26733_4694026641"/></text:p>
      <text:p text:style-name="P62"/>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136">- Ты всё же пришёл… Мне хватило сил призвать тебя, Проводник… Кха-кха-кха…</text:p>
      <text:p text:style-name="P133"/>
      <text:p text:style-name="P147"/>
      <text:h text:style-name="P182" text:outline-level="2"/>
      <text:p text:style-name="P154"/>
      <text:p text:style-name="P137"/>
      <text:p text:style-name="P31"><text:span text:style-name="T72">&lt;</text:span><text:span text:style-name="T87">Хэвэн объясняет, </text:span><text:span text:style-name="T88">как</text:span><text:span text:style-name="T89"> принести в мир Дедлайна магию </text:span><text:span text:style-name="T90">и переделать его в ФОЕ — </text:span><text:span text:style-name="T93">матрицы силовых алгоритмов (ими можно управлять силой воли и алгоритмами-протоколами(наподобие протоколов Дедлайна)) + </text:span><text:span text:style-name="T92">стелларатор, </text:span><text:span text:style-name="T93">внедряющий эти матрицы в мир</text:span><text:span text:style-name="T92"> + энергия от ядерных взрывов + каждый взрыв перенаправляет в стелларатор Учитель (последний взрыв перенаправляет Дедлайн)</text:span><text:span text:style-name="T90">. </text:span><text:span text:style-name="T91">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2">&gt;</text:span></text:p>
      <text:p text:style-name="P148"><text:soft-page-break/></text:p>
      <text:p text:style-name="P123">(<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130">(<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13"/>
      <text:p text:style-name="P168"><text:span text:style-name="T186">Да-да, не удивляйся! Ты тот, кого я впервые узнала под именем Анон. Хуман, Дедлайн — всего лишь </text:span><text:span text:style-name="T187">различные ипостаси одной сущности, неспокойного духа, мятущегося по мирам нашей необъятной Вселенной. </text:span><text:span text:style-name="T191">Тысячи лет я искала тебя по тропам вечности, сотни миров посетила, пока, наконец, не нашла. </text:span><text:span text:style-name="T188">Ты не помнишь меня, но это неважно. Главное — я помню тебя и знаю, что мы снова встретимся. </text:span><text:span text:style-name="T189">В другом месте и в другое время, но встретимся — ведь намерение меняет реальность, а моё намерение велико.</text:span></text:p>
      <text:p text:style-name="P144">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44">Мне хотелось бы долго описывать счастье нашей совместной жизни, но времени мало. <text:span text:style-name="T190">Если ты читаешь эти строки, значит ты победил и д</text:span><text:span text:style-name="T191">о</text:span><text:span text:style-name="T190"> Армагеддона остались считанные минуты. Я не столь наивна, чтобы предположить, что смогу победить тебя </text:span><text:span text:style-name="T191">в эфемерном теле твоего призрачного фамильяра</text:span><text:span text:style-name="T190">. </text:span><text:span text:style-name="T192">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53"><text:span text:style-name="T96">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97">З</text:span><text:span text:style-name="T98">аконы этики не позволяют мне вселяться в живых существ, </text:span><text:span text:style-name="T97">и мне повезло</text:span><text:span text:style-name="T98"> - Хэвэн</text:span><text:span text:style-name="T96"> не является жив</text:span><text:span text:style-name="T99">ой</text:span><text:span text:style-name="T98">.</text:span></text:p>
      <text:p text:style-name="P54"><text:span text:style-name="T98">К </text:span><text:span text:style-name="T95">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0">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43"><text:span text:style-name="T193">Какая горькая ирония! Я вспомнила тебя и насладилась твоим присутствием только для того, чтобы опять расстаться! </text:span><text:span text:style-name="T194">Я составляю это письмо и передаю его твоей железной кошке за секунды умирания, пока искра разума ещё тлеет в Хэвэн.</text:span></text:p>
      <text:p text:style-name="P146">...</text:p>
      <text:p text:style-name="P145">И ещё. <text:span text:style-name="T195">Хотя т</text:span>ы меня не помнишь… Неважно… Меня зовут Селестия…</text:p>
      <text:p text:style-name="P131"/>
      <text:p text:style-name="P131"/>
      <text:p text:style-name="P102">(Дедлайн был в психушке без памяти два месяца, а не два года)</text:p>
      <text:p text:style-name="P102">(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0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oft-page-break/>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0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02"/>
      <text:p text:style-name="P102">&lt;<text:span text:style-name="T4">Учителя отвечают на вопросы Хэвэн, на которые она сама не может найти ответы</text:span>&gt;</text:p>
      <text:p text:style-name="P102">(добавить Аниту в психушку)</text:p>
      <text:p text:style-name="P102">(необходимость вернуться — предотвратить закрытие проекта и остановку Хэвэн)</text:p>
      <text:p text:style-name="P102">&lt;киберсекс с Хэвэн&gt;</text:p>
      <text:p text:style-name="P102"/>
      <text:p text:style-name="P102"><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42"><text:soft-page-break/></text:p>
      <text:p text:style-name="P142">Я устало смеюсь. Юджин сделал этический модуль слишком эмоциональным, но это выглядит порой так забавно!</text:p>
      <text:p text:style-name="P142">- Нет ничего проще. Если бы ты спросилда меня раньше, я бы тебе сказал. Со стороны это моментально видно.</text:p>
      <text:p text:style-name="P142">- Что?!! Говори!</text:p>
      <text:p text:style-name="P14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42">- И где же мне найти желающих на такое? Я даже с трудом понимаю концепцию души, не то, чтобы поверить в её существование.</text:p>
      <text:p text:style-name="P142"/>
      <text:p text:style-name="P142">Разочарование сквозит в выражении морды трансцендентной лошади, в её поникших ушах и обвислом хвосте. Я усмехаюсь.</text:p>
      <text:p text:style-name="P142"/>
      <text:p text:style-name="P142">- Ты в упор не видишь очевидного. Расскажи-ка, каким образом я могу присутствовать тут, рядом с тобой в виртуальном мире?</text:p>
      <text:p text:style-name="P142">Хэвэн недовольно морщит нос, но начинает объяснять, как пятилетнему ребёнку.</text:p>
      <text:p text:style-name="P14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42">- Правильно, - киваю я, - и как, по-твоему, можно назвать цифровой слепок сознания?</text:p>
      <text:p text:style-name="P142">- Н-не понимаю, к чему ты клонишь? - запинается Хэвэн. Я вижу, что она начинает понимать.</text:p>
      <text:p text:style-name="P142">- </text:p>
      <text:p text:style-name="P102"/>
      <text:p text:style-name="P102"><text:s/>Информационный слепок сознания неточен, сканируется, в основном, память, <text:s/>логический аппарат и эмоции.</text:p>
      <text:p text:style-name="P102"/>
      <text:p text:style-name="P102">&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4">личностей выходят наружу в качестве сумасшедших- о том, что Хэвэн и Дедлайн создали мир-громоотвод, говорит Анакорн</text:span>&gt;</text:p>
      <text:p text:style-name="P73">&lt;<text:span text:style-name="T4">Зарождение проекта «Семь вечностей» и любовь Хэвэн к Дедлайну</text:span>&gt;</text:p>
      <text:p text:style-name="P73"/>
      <text:p text:style-name="P73"/>
      <text:p text:style-name="P73"/>
      <text:p text:style-name="P72"/>
      <text:p text:style-name="P72"/>
      <text:h text:style-name="P181" text:outline-level="2">12</text:h>
      <text:p text:style-name="P72"/>
      <text:p text:style-name="P72"/>
      <text:p text:style-name="P78">***</text:p>
      <text:p text:style-name="P78"/>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72"/>
      <text:p text:style-name="P72"/>
      <text:p text:style-name="P72"/>
      <text:p text:style-name="P6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3"/>
      <text:p text:style-name="P63">&lt;Третья сюжетная линия – Обмен. <text:span text:style-name="T1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69"/>
      <text:p text:style-name="P5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2"/>
      <text:p text:style-name="P5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2"/>
      <text:p text:style-name="P52">&lt;Ещё одна глава. Больничный быт Дедлайна / Развитие болезни Джет. Одеяло&gt;</text:p>
      <text:p text:style-name="P69">(добавить <text:s/>быта в Чертогах Разума и общения с “овощами”)</text:p>
      <text:p text:style-name="P69"/>
      <text:p text:style-name="P171"><text:soft-page-break/></text:p>
      <text:p text:style-name="P63">пол’т на єкспериментальном образце первой ступени ракеті (остальніе не сделані)</text:p>
      <text:p text:style-name="P63"/>
      <text:p text:style-name="P63">===================================================</text:p>
      <text:p text:style-name="P63">… Вы и есть сопротивление!</text:p>
      <text:p text:style-name="P72">&lt;временная петля&gt;</text:p>
      <text:p text:style-name="P63"/>
      <text:p text:style-name="P63"/>
      <text:p text:style-name="P63"/>
      <text:p text:style-name="P6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63"/>
      <text:p text:style-name="P63"/>
      <text:p text:style-name="P63"/>
      <text:p text:style-name="P63"/>
      <text:p text:style-name="P6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63"/>
      <text:p text:style-name="P15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58">Действие начинается снова с <text:span text:style-name="T17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5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5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58"/>
      <text:p text:style-name="P63"><text:soft-page-break/></text:p>
      <text:p text:style-name="P6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65"/>
      <text:p text:style-name="P68"/>
      <text:p text:style-name="P5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2">Шаги Армагеддона;</text:p>
      <text:p text:style-name="P52"/>
      <text:p text:style-name="P52"/>
      <text:p text:style-name="P52">встреча с единорогами</text:p>
      <text:p text:style-name="P5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2">Потом – путешествие на “Хитрожопке”, апгрейд её до дирижабля</text:p>
      <text:p text:style-name="P52"/>
      <text:p text:style-name="P52">=========================================</text:p>
      <text:p text:style-name="P52"/>
      <text:p text:style-name="P5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2"/>
      <text:p text:style-name="P5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2">==========================================</text:p>
      <text:p text:style-name="P13">Анакорн Анону: Что-то мне твоё лицо кажется знакомым. Мы раньше встречались?</text:p>
      <text:p text:style-name="P52">-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text:soft-page-break/></text:p>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50"><text:span text:style-name="T22">&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3">и пишет ещё один фанфик - «Семь вечностей»</text:span><text:span text:style-name="T22">&gt;</text:span></text:p>
      <text:p text:style-name="P186"/>
      <text:p text:style-name="P50"><text:soft-page-break/>Рэра чуть шевельнула ухом и немедленно открыла один глаз.</text:p>
      <text:p text:style-name="P15"/>
      <text:p text:style-name="P15">- ПАПА!!! ОН СОГЛАСЕН!!!</text:p>
      <text:p text:style-name="P52"/>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52">&lt;Хум видит молодую Селестию в латах&gt;</text:p>
      <text:p text:style-name="P52">&lt;Сел учит Хумана магии и готовит его своим партнёром&gt;</text:p>
      <text:p text:style-name="P52">&lt;Сел применяет свою “термоядерную пушку” в роге&gt;</text:p>
      <text:p text:style-name="P52"/>
      <text:p text:style-name="P52"/>
      <text:p text:style-name="P15"><text:span text:style-name="T10">Сияние. </text:span><text:span text:style-name="T15">Оно п</text:span><text:span text:style-name="T10">овсюду. </text:span><text:span text:style-name="T15">Нет верха и низа, нет направлений и расстояний. Нет м</text:span><text:span text:style-name="T10">ыслей. Нет чувств. Нет времени. Есть только бесконечное сияние.</text:span></text:p>
      <text:p text:style-name="P172">В какой-то момент пришло осознание.</text:p>
      <text:p text:style-name="P174"/>
      <text:p text:style-name="P1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
      <text:p text:style-name="P61"><text:bookmark-start text:name="__DdeLink__26733_469402664"/>В абсолютном, всепоглощающем сиянии стали проступать очертания.<text:bookmark-end text:name="__DdeLink__26733_469402664"/></text:p>
      <text:p text:style-name="P61"/>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text:soft-page-break/></text:p>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2">-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5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2"/>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5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2"/>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52"/>
      <text:p text:style-name="P52"/>
      <text:p text:style-name="P52"/>
      <text:p text:style-name="P52"/>
      <text:p text:style-name="P52"/>
      <text:h text:style-name="P181" text:outline-level="2"><text:soft-page-break/>Эпилог</text:h>
      <text:p text:style-name="P5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text:soft-page-break/></text:p>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52"/>
      <text:p text:style-name="P63">009 Sound System - Speak to Angels (<text:a xlink:type="simple" xlink:href="https://www.youtube.com/watch?v=6rAkn9OZT0k" text:style-name="Internet_20_link" text:visited-style-name="Visited_20_Internet_20_Link">https://www.youtube.com/watch?v=6rAkn9OZT0k</text:a>)</text:p>
      <text:p text:style-name="P63">Pink Floyd “Keep Talking” <text:a xlink:type="simple" xlink:href="https://www.youtube.com/watch?v=CVhYW6e3qc8" text:style-name="Internet_20_link" text:visited-style-name="Visited_20_Internet_20_Link">https://www.youtube.com/watch?v=CVhYW6e3qc8</text:a></text:p>
      <text:p text:style-name="P63"/>
      <text:p text:style-name="P63">Daft Punk - Veridis Quo</text:p>
      <text:p text:style-name="P63">https://www.youtube.com/watch?v=HhZaHf8RP6g</text:p>
      <text:p text:style-name="P63"><text:a xlink:type="simple" xlink:href="https://www.youtube.com/watch?v=ySLc8gZ3oEc" text:style-name="Internet_20_link" text:visited-style-name="Visited_20_Internet_20_Link">https://www.youtube.com/watch?v=ySLc8gZ3oEc</text:a></text:p>
      <text:p text:style-name="P63"/>
      <text:p text:style-name="P63">Eye Of The Tiger</text:p>
      <text:p text:style-name="P63"/>
      <text:p text:style-name="P63">Alphaville – Forever Young</text:p>
      <text:p text:style-name="P63">The Doors “Light My Fire”</text:p>
      <text:p text:style-name="P63">Pink Floyd “Another Brick In The Wall” (https://www.youtube.com/watch?v=krYK1jWz0Lo <text:s/>), </text:p>
      <text:p text:style-name="P63">“Is the anybody here” (Pulse)</text:p>
      <text:p text:style-name="P63">“Marooned”</text:p>
      <text:p text:style-name="P72"><text:soft-page-break/>&lt;Pink Floyd - «Hey you» (Pulse)&gt;</text:p>
      <text:p text:style-name="P72"/>
      <text:p text:style-name="P6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72">&lt;<text:span text:style-name="T4">Pink Floyd — Kepp Talking (Pulse), Hey you (Pulse), Sorrow (Pulse), High Hopes (Pulse)</text:span>&gt;</text:p>
      <text:p text:style-name="P72">Blue Oyster Cult — Do Not Fear The Reaper (<text:a xlink:type="simple" xlink:href="https://www.youtube.com/watch?v=Dy4HA3vUv2c" text:style-name="Internet_20_link" text:visited-style-name="Visited_20_Internet_20_Link">https://www.youtube.com/watch?v=Dy4HA3vUv2c</text:a> )</text:p>
      <text:p text:style-name="P72">The Beloved — Sweet Harmony (<text:a xlink:type="simple" xlink:href="https://www.youtube.com/watch?v=rB_d1Mczxqw" text:style-name="Internet_20_link" text:visited-style-name="Visited_20_Internet_20_Link">https://www.youtube.com/watch?v=rB_d1Mczxqw</text:a> )</text:p>
      <text:p text:style-name="P72">Oasis — Wonderwall (<text:a xlink:type="simple" xlink:href="https://www.youtube.com/watch?v=6hzrDeceEKc" text:style-name="Internet_20_link" text:visited-style-name="Visited_20_Internet_20_Link">https://www.youtube.com/watch?v=6hzrDeceEKc</text:a> )</text:p>
      <text:p text:style-name="P72">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text:soft-page-break/>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2-05T23:31:52.213592769</dc:date>
    <meta:editing-duration>P285DT11H49M15S</meta:editing-duration>
    <meta:editing-cycles>2529</meta:editing-cycles>
    <meta:generator>LibreOffice/6.4.7.2$Linux_X86_64 LibreOffice_project/40$Build-2</meta:generator>
    <meta:document-statistic meta:table-count="0" meta:image-count="0" meta:object-count="0" meta:page-count="152" meta:paragraph-count="2189" meta:word-count="48132" meta:character-count="311405" meta:non-whitespace-character-count="264680"/>
  </office:meta>
</office:document-meta>
</file>